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Bitstream Vera Sans Mono', 'Courier New', Courier, monospace"/>
    <style:font-face style:name="Menlo1" svg:font-family="Menlo, Monaco, Consolas, 'Bitstream Vera Sans Mono', 'Courier New', Courier, monospace"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38cm" fo:margin-left="-0.191cm" fo:margin-top="0cm" fo:margin-bottom="0cm" table:align="left" style:writing-mode="lr-tb"/>
    </style:style>
    <style:style style:name="Таблица1.A" style:family="table-column">
      <style:table-column-properties style:column-width="1.69cm"/>
    </style:style>
    <style:style style:name="Таблица1.B" style:family="table-column">
      <style:table-column-properties style:column-width="15.69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2" style:family="table">
      <style:table-properties style:width="17cm" table:align="margins"/>
    </style:style>
    <style:style style:name="Таблица2.A" style:family="table-column">
      <style:table-column-properties style:column-width="2.833cm" style:rel-column-width="10922*"/>
    </style:style>
    <style:style style:name="Таблица2.C" style:family="table-column">
      <style:table-column-properties style:column-width="2.833cm" style:rel-column-width="10923*"/>
    </style:style>
    <style:style style:name="Таблица2.A1" style:family="table-cell">
      <style:table-cell-properties fo:padding="0.097cm" fo:border-left="0.5pt solid #000000" fo:border-right="none" fo:border-top="0.5pt solid #000000" fo:border-bottom="0.5pt solid #000000"/>
    </style:style>
    <style:style style:name="Таблица2.F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F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Menlo" fo:font-size="8pt" fo:letter-spacing="normal" fo:font-style="normal" fo:font-weight="normal" officeooo:paragraph-rsid="000e98e4" style:font-size-asian="8pt" style:font-size-complex="8pt"/>
    </style:style>
    <style:style style:name="P2" style:family="paragraph" style:parent-style-name="Preformatted_20_Text">
      <style:paragraph-properties fo:line-height="150%" fo:text-align="start" style:justify-single-word="false">
        <style:tab-stops/>
      </style:paragraph-properties>
      <style:text-properties fo:font-variant="normal" fo:text-transform="none" fo:color="#000000" loext:opacity="100%" style:font-name="Menlo" fo:font-size="14pt" fo:letter-spacing="normal" fo:font-style="normal" style:text-underline-style="solid" style:text-underline-width="auto" style:text-underline-color="font-color" fo:font-weight="normal" officeooo:rsid="0005a160" officeooo:paragraph-rsid="000e98e4" style:font-size-asian="12.25pt" style:font-weight-asian="normal" style:font-size-complex="14pt" style:font-weight-complex="normal"/>
    </style:style>
    <style:style style:name="P3"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fo:font-size="8pt" fo:letter-spacing="normal" officeooo:paragraph-rsid="000e98e4" style:font-size-asian="8pt" style:font-size-complex="8pt"/>
    </style:style>
    <style:style style:name="P4" style:family="paragraph" style:parent-style-name="Preformatted_20_Text">
      <style:paragraph-properties fo:margin-top="0cm" fo:margin-bottom="0.499cm" style:contextual-spacing="false" fo:orphans="2" fo:widows="2"/>
      <style:text-properties fo:font-variant="normal" fo:text-transform="none" fo:color="#000000" loext:opacity="100%" style:font-name="Liberation Mono" fo:font-size="8pt" fo:letter-spacing="normal" fo:font-style="normal" fo:font-weight="bold" style:font-size-asian="8pt" style:font-weight-asian="bold" style:font-size-complex="8pt" style:font-weight-complex="bold"/>
    </style:style>
    <style:style style:name="P5" style:family="paragraph" style:parent-style-name="Preformatted_20_Text">
      <style:paragraph-properties fo:orphans="2" fo:widows="2"/>
      <style:text-properties fo:font-variant="normal" fo:text-transform="none" fo:color="#000000" loext:opacity="100%" style:font-name="Liberation Mono" fo:font-size="8pt" fo:letter-spacing="normal" fo:font-style="normal" fo:font-weight="bold" style:font-size-asian="8pt" style:font-weight-asian="bold" style:font-size-complex="8pt" style:font-weight-complex="bold"/>
    </style:style>
    <style:style style:name="P6" style:family="paragraph" style:parent-style-name="Preformatted_20_Text">
      <style:paragraph-properties fo:line-height="150%" fo:text-align="start" style:justify-single-word="false">
        <style:tab-stops/>
      </style:paragraph-properties>
      <style:text-properties fo:font-variant="normal" fo:text-transform="none" fo:color="#000000" loext:opacity="100%" style:font-name="Liberation Mono" fo:font-size="8pt" fo:letter-spacing="normal" fo:font-style="normal" fo:font-weight="bold" officeooo:rsid="000551b3" officeooo:paragraph-rsid="000551b3" style:font-size-asian="8pt" style:font-weight-asian="bold" style:font-size-complex="8pt" style:font-weight-complex="bold"/>
    </style:style>
    <style:style style:name="P7" style:family="paragraph" style:parent-style-name="Preformatted_20_Text">
      <style:paragraph-properties fo:orphans="2" fo:widows="2"/>
      <style:text-properties fo:font-variant="normal" fo:text-transform="none" fo:color="#000000" loext:opacity="100%" style:font-name="Liberation Mono" fo:font-size="8pt" fo:letter-spacing="normal" fo:font-style="normal" fo:font-weight="bold" officeooo:rsid="0009082e" style:font-size-asian="8pt" style:font-weight-asian="bold" style:font-size-complex="8pt" style:font-weight-complex="bold"/>
    </style:style>
    <style:style style:name="P8" style:family="paragraph" style:parent-style-name="Preformatted_20_Text">
      <style:paragraph-properties fo:orphans="2" fo:widows="2"/>
      <style:text-properties fo:font-variant="normal" fo:text-transform="none" fo:color="#000000" loext:opacity="100%" style:font-name="Liberation Mono" fo:font-size="8pt" fo:letter-spacing="normal" fo:font-style="normal" fo:font-weight="bold" officeooo:rsid="0007e184" style:font-size-asian="8pt" style:font-weight-asian="bold" style:font-size-complex="8pt" style:font-weight-complex="bold"/>
    </style:style>
    <style:style style:name="P9" style:family="paragraph" style:parent-style-name="Preformatted_20_Text">
      <style:paragraph-properties fo:orphans="2" fo:widows="2"/>
      <style:text-properties fo:font-variant="normal" fo:text-transform="none" fo:color="#000000" loext:opacity="100%" style:font-name="Liberation Mono" fo:font-size="8pt" fo:letter-spacing="normal" fo:font-style="normal" fo:font-weight="normal" fo:background-color="#ffff00" style:font-size-asian="8pt" style:font-style-asian="normal" style:font-size-complex="8pt" style:font-style-complex="normal"/>
    </style:style>
    <style:style style:name="P10"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fo:font-style="normal" fo:font-weight="normal" style:font-size-asian="8pt" style:font-size-complex="8pt"/>
    </style:style>
    <style:style style:name="P11" style:family="paragraph" style:parent-style-name="Preformatted_20_Text">
      <style:paragraph-properties fo:orphans="2" fo:widows="2"/>
      <style:text-properties fo:font-variant="normal" fo:text-transform="none" fo:color="#000000" loext:opacity="100%" style:font-name="Liberation Mono" fo:font-size="8pt" fo:letter-spacing="normal" style:font-size-asian="8pt" style:font-size-complex="8pt"/>
    </style:style>
    <style:style style:name="P12"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style:font-size-asian="8pt" style:font-size-complex="8pt"/>
    </style:style>
    <style:style style:name="P13" style:family="paragraph" style:parent-style-name="Preformatted_20_Text">
      <style:paragraph-properties fo:orphans="2" fo:widows="2"/>
      <style:text-properties fo:font-variant="normal" fo:text-transform="none" fo:color="#000000" loext:opacity="100%" style:font-name="Liberation Mono" fo:font-size="8pt" fo:letter-spacing="normal" fo:font-weight="bold" style:font-size-asian="8pt" style:font-weight-asian="bold" style:font-size-complex="8pt" style:font-weight-complex="bold"/>
    </style:style>
    <style:style style:name="P14" style:family="paragraph" style:parent-style-name="Preformatted_20_Text">
      <style:paragraph-properties fo:margin-top="0cm" fo:margin-bottom="0cm" style:contextual-spacing="false" fo:orphans="2" fo:widows="2" fo:padding="0cm" fo:border="none"/>
      <style:text-properties fo:font-variant="normal" fo:text-transform="none" fo:color="#008000" loext:opacity="100%" style:font-name="Menlo" fo:font-size="8pt" fo:letter-spacing="normal" fo:font-style="normal" fo:font-weight="normal" officeooo:paragraph-rsid="000e98e4" style:font-size-asian="8pt" style:font-size-complex="8pt"/>
    </style:style>
    <style:style style:name="P15" style:family="paragraph" style:parent-style-name="Preformatted_20_Text">
      <style:paragraph-properties fo:margin-top="0cm" fo:margin-bottom="0cm" style:contextual-spacing="false" fo:orphans="2" fo:widows="2" fo:padding="0cm" fo:border="none"/>
      <style:text-properties fo:font-variant="normal" fo:text-transform="none" fo:color="#666666" loext:opacity="100%" style:font-name="Menlo" fo:font-size="8pt" fo:letter-spacing="normal" fo:font-style="normal" fo:font-weight="normal" officeooo:paragraph-rsid="000e98e4" style:font-size-asian="8pt" style:font-size-complex="8pt"/>
    </style:style>
    <style:style style:name="P16" style:family="paragraph" style:parent-style-name="Preformatted_20_Text">
      <style:paragraph-properties fo:orphans="2" fo:widows="2"/>
      <style:text-properties style:font-name="Liberation Mono" fo:font-size="8pt" style:font-size-asian="8pt" style:font-size-complex="8pt"/>
    </style:style>
    <style:style style:name="P17" style:family="paragraph" style:parent-style-name="Standard">
      <style:paragraph-properties fo:line-height="150%" fo:text-align="start" style:justify-single-word="false">
        <style:tab-stops/>
      </style:paragraph-properties>
      <style:text-properties style:font-name="Liberation Mono" fo:font-size="8pt" fo:font-weight="normal" officeooo:rsid="000551b3" officeooo:paragraph-rsid="000551b3" style:font-size-asian="8pt" style:font-weight-asian="normal" style:font-size-complex="8pt" style:font-weight-complex="normal"/>
    </style:style>
    <style:style style:name="P18" style:family="paragraph" style:parent-style-name="Standard">
      <style:paragraph-properties fo:line-height="150%" fo:text-align="start" style:justify-single-word="false">
        <style:tab-stops/>
      </style:paragraph-properties>
      <style:text-properties style:font-name="Liberation Mono" fo:font-size="8pt" fo:font-weight="normal" officeooo:rsid="000551b3" officeooo:paragraph-rsid="000e98e4" style:font-size-asian="8pt" style:font-weight-asian="normal" style:font-size-complex="8pt" style:font-weight-complex="normal"/>
    </style:style>
    <style:style style:name="P19" style:family="paragraph" style:parent-style-name="Preformatted_20_Text">
      <style:paragraph-properties fo:orphans="2" fo:widows="2"/>
      <style:text-properties style:font-name="Liberation Mono" fo:font-size="8pt" fo:font-weight="bold" officeooo:rsid="0007e184" style:font-size-asian="8pt" style:font-weight-asian="bold" style:font-size-complex="8pt" style:font-weight-complex="bold"/>
    </style:style>
    <style:style style:name="P20" style:family="paragraph" style:parent-style-name="Standard">
      <style:paragraph-properties fo:line-height="150%" fo:text-align="center" style:justify-single-word="false"/>
      <style:text-properties style:font-name="Times New Roman" fo:font-size="14pt" officeooo:rsid="0003bef0" officeooo:paragraph-rsid="0003bef0" style:font-size-asian="14pt" style:font-size-complex="14pt"/>
    </style:style>
    <style:style style:name="P21" style:family="paragraph" style:parent-style-name="Standard">
      <style:paragraph-properties fo:line-height="150%" fo:text-align="start" style:justify-single-word="false"/>
      <style:text-properties style:font-name="Times New Roman" fo:font-size="14pt" officeooo:rsid="0003bef0" officeooo:paragraph-rsid="0003bef0" style:font-size-asian="14pt" style:font-size-complex="14pt"/>
    </style:style>
    <style:style style:name="P22" style:family="paragraph" style:parent-style-name="Standard">
      <style:paragraph-properties fo:line-height="150%" fo:text-align="start" style:justify-single-word="false">
        <style:tab-stops>
          <style:tab-stop style:position="8.495cm" style:type="center"/>
        </style:tab-stops>
      </style:paragraph-properties>
      <style:text-properties style:font-name="Times New Roman" fo:font-size="14pt" officeooo:rsid="0003bef0" officeooo:paragraph-rsid="0003bef0" style:font-size-asian="14pt" style:font-size-complex="14pt"/>
    </style:style>
    <style:style style:name="P23" style:family="paragraph" style:parent-style-name="Standard">
      <style:paragraph-properties fo:line-height="100%" fo:text-align="start" style:justify-single-word="false">
        <style:tab-stops>
          <style:tab-stop style:position="4.487cm"/>
          <style:tab-stop style:position="8.495cm" style:type="center"/>
          <style:tab-stop style:position="12.502cm" style:type="right"/>
          <style:tab-stop style:position="12.813cm"/>
          <style:tab-stop style:position="14.111cm" style:type="center"/>
          <style:tab-stop style:position="15.494cm" style:type="right"/>
        </style:tab-stops>
      </style:paragraph-properties>
      <style:text-properties style:font-name="Times New Roman" fo:font-size="14pt" officeooo:rsid="0003bef0" officeooo:paragraph-rsid="0003bef0" style:font-size-asian="14pt" style:font-size-complex="14pt"/>
    </style:style>
    <style:style style:name="P24"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25" style:family="paragraph" style:parent-style-name="Standard">
      <style:paragraph-properties fo:margin-left="0cm" fo:margin-right="0cm" fo:orphans="0" fo:widows="0" fo:text-indent="0cm" style:auto-text-indent="false"/>
      <style:text-properties style:font-name="Times New Roman" fo:font-size="14pt" officeooo:paragraph-rsid="000551b3" style:font-size-asian="14pt" style:font-size-complex="14pt"/>
    </style:style>
    <style:style style:name="P26" style:family="paragraph" style:parent-style-name="Текст_20_таблицы">
      <style:paragraph-properties fo:orphans="0" fo:widows="0"/>
      <style:text-properties style:font-name="Times New Roman" fo:font-size="14pt" officeooo:paragraph-rsid="000551b3" style:font-size-asian="14pt" style:font-size-complex="14pt"/>
    </style:style>
    <style:style style:name="P27" style:family="paragraph" style:parent-style-name="Standard">
      <style:paragraph-properties fo:line-height="150%" fo:text-align="center" style:justify-single-word="false">
        <style:tab-stops>
          <style:tab-stop style:position="8.495cm" style:type="center"/>
        </style:tab-stops>
      </style:paragraph-properties>
      <style:text-properties style:font-name="Times New Roman" fo:font-size="14pt" officeooo:rsid="0003bef0" officeooo:paragraph-rsid="0003bef0" style:font-size-asian="12.25pt" style:font-size-complex="14pt"/>
    </style:style>
    <style:style style:name="P28" style:family="paragraph" style:parent-style-name="Standard">
      <style:paragraph-properties fo:line-height="150%" fo:text-align="center" style:justify-single-word="false"/>
      <style:text-properties style:font-name="Times New Roman" fo:font-size="14pt" fo:font-weight="bold" officeooo:rsid="0003bef0" officeooo:paragraph-rsid="0003bef0" style:font-size-asian="14pt" style:font-weight-asian="bold" style:font-size-complex="14pt" style:font-weight-complex="bold"/>
    </style:style>
    <style:style style:name="P29"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30" style:family="paragraph" style:parent-style-name="Текст_20_таблицы">
      <style:paragraph-properties fo:orphans="0" fo:widows="0"/>
      <style:text-properties style:font-name="Times New Roman" fo:font-size="14pt" fo:font-weight="bold" officeooo:paragraph-rsid="000551b3" style:font-size-asian="14pt" style:font-weight-asian="bold" style:font-size-complex="14pt"/>
    </style:style>
    <style:style style:name="P31" style:family="paragraph" style:parent-style-name="Standard">
      <style:paragraph-properties fo:line-height="150%" fo:text-align="start" style:justify-single-word="false">
        <style:tab-stops>
          <style:tab-stop style:position="16.51cm" style:type="right"/>
        </style:tab-stops>
      </style:paragraph-properties>
      <style:text-properties style:font-name="Times New Roman" fo:font-size="14pt" fo:font-weight="bold" officeooo:rsid="0003bef0" officeooo:paragraph-rsid="0003bef0" style:font-size-asian="12.25pt" style:font-weight-asian="bold" style:font-size-complex="14pt" style:font-weight-complex="bold"/>
    </style:style>
    <style:style style:name="P32" style:family="paragraph" style:parent-style-name="Standard">
      <style:paragraph-properties fo:line-height="150%" fo:text-align="center" style:justify-single-word="false" fo:break-before="page">
        <style:tab-stops/>
      </style:paragraph-properties>
      <style:text-properties style:font-name="Times New Roman" fo:font-size="14pt" fo:font-weight="bold" officeooo:rsid="0003bef0" officeooo:paragraph-rsid="0003bef0" style:font-size-asian="12.25pt" style:font-weight-asian="bold" style:font-size-complex="14pt" style:font-weight-complex="bold"/>
    </style:style>
    <style:style style:name="P33" style:family="paragraph" style:parent-style-name="Standard">
      <style:paragraph-properties fo:line-height="150%" fo:text-align="start" style:justify-single-word="false">
        <style:tab-stops>
          <style:tab-stop style:position="16.51cm" style:type="right"/>
        </style:tab-stops>
      </style:paragraph-properties>
      <style:text-properties style:font-name="Times New Roman" fo:font-size="14pt" fo:font-weight="bold" officeooo:rsid="00049a5a" officeooo:paragraph-rsid="00049a5a" style:font-size-asian="12.25pt" style:font-weight-asian="bold" style:font-size-complex="14pt" style:font-weight-complex="bold"/>
    </style:style>
    <style:style style:name="P34" style:family="paragraph" style:parent-style-name="Standard"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35" style:family="paragraph" style:parent-style-name="Standard">
      <loext:graphic-properties draw:fill="none"/>
      <style:paragraph-properties fo:margin-left="0cm" fo:margin-right="0cm" fo:line-height="150%" fo:text-align="start" style:justify-single-word="false" fo:text-indent="1.251cm" style:auto-text-indent="false" fo:background-color="transparent">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36" style:family="paragraph" style:parent-style-name="Preformatted_20_Text">
      <style:paragraph-properties fo:line-height="150%" fo:text-align="start" style:justify-single-word="false">
        <style:tab-stops/>
      </style:paragraph-properties>
      <style:text-properties style:font-name="Times New Roman" fo:font-size="14pt" fo:font-weight="normal" officeooo:rsid="000551b3" officeooo:paragraph-rsid="0005a160" style:font-size-asian="12.25pt" style:font-weight-asian="normal" style:font-size-complex="14pt" style:font-weight-complex="normal"/>
    </style:style>
    <style:style style:name="P37" style:family="paragraph" style:parent-style-name="Standard">
      <style:paragraph-properties fo:line-height="150%" fo:text-align="start" style:justify-single-word="false">
        <style:tab-stops/>
      </style:paragraph-properties>
      <style:text-properties style:font-name="Times New Roman" fo:font-size="14pt" fo:font-weight="normal" officeooo:rsid="000551b3" officeooo:paragraph-rsid="000e98e4" style:font-size-asian="12.25pt" style:font-weight-asian="normal" style:font-size-complex="14pt" style:font-weight-complex="normal"/>
    </style:style>
    <style:style style:name="P38" style:family="paragraph" style:parent-style-name="Preformatted_20_Text">
      <style:paragraph-properties fo:line-height="100%" fo:text-align="start" style:justify-single-word="false">
        <style:tab-stops/>
      </style:paragraph-properties>
      <style:text-properties style:font-name="Times New Roman" fo:font-size="14pt" fo:font-weight="normal" officeooo:rsid="000e98e4" officeooo:paragraph-rsid="000e98e4" style:font-size-asian="12.25pt" style:font-weight-asian="normal" style:font-size-complex="14pt" style:font-weight-complex="normal"/>
    </style:style>
    <style:style style:name="P39" style:family="paragraph" style:parent-style-name="Standard">
      <style:paragraph-properties fo:line-height="150%" fo:text-align="start" style:justify-single-word="false">
        <style:tab-stops/>
      </style:paragraph-properties>
      <style:text-properties style:font-name="Menlo1" fo:font-size="14pt" style:text-underline-style="solid" style:text-underline-width="auto" style:text-underline-color="font-color" fo:font-weight="normal" officeooo:rsid="0005a160" officeooo:paragraph-rsid="000e98e4" style:font-size-asian="12.25pt" style:font-weight-asian="normal" style:font-size-complex="14pt" style:font-weight-complex="normal"/>
    </style:style>
    <style:style style:name="P40" style:family="paragraph" style:parent-style-name="Preformatted_20_Text">
      <style:paragraph-properties fo:margin-top="0cm" fo:margin-bottom="0cm" style:contextual-spacing="false" fo:orphans="2" fo:widows="2" fo:padding="0cm" fo:border="none"/>
      <style:text-properties fo:font-variant="normal" fo:text-transform="none" fo:color="#666666" loext:opacity="100%" style:font-name="Liberation Mono" fo:font-size="8pt" fo:letter-spacing="normal" fo:font-style="normal" fo:font-weight="normal" style:font-size-asian="8pt" style:font-size-complex="8pt"/>
    </style:style>
    <style:style style:name="P41" style:family="paragraph" style:parent-style-name="Preformatted_20_Text">
      <style:paragraph-properties fo:margin-top="0cm" fo:margin-bottom="0cm" style:contextual-spacing="false" fo:orphans="2" fo:widows="2" fo:padding="0cm" fo:border="none"/>
      <style:text-properties fo:font-variant="normal" fo:text-transform="none" fo:color="#008000" loext:opacity="100%" style:font-name="Liberation Mono" fo:font-size="8pt" fo:letter-spacing="normal" fo:font-style="normal" fo:font-weight="normal" style:font-size-asian="8pt" style:font-size-complex="8pt"/>
    </style:style>
    <style:style style:name="P42"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fo:font-style="normal" fo:font-weight="normal" style:font-size-asian="8pt" style:font-size-complex="8pt"/>
    </style:style>
    <style:style style:name="P43"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fo:font-style="normal" fo:font-weight="normal" style:font-size-asian="8pt" style:font-size-complex="8pt"/>
    </style:style>
    <style:style style:name="P44"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fo:font-style="normal" fo:font-weight="normal" officeooo:paragraph-rsid="000e98e4" style:font-size-asian="8pt" style:font-size-complex="8pt"/>
    </style:style>
    <style:style style:name="P45"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style:font-size-asian="8pt" style:font-size-complex="8pt"/>
    </style:style>
    <style:style style:name="P46" style:family="paragraph" style:parent-style-name="Preformatted_20_Text">
      <style:paragraph-properties fo:margin-top="0cm" fo:margin-bottom="0cm" style:contextual-spacing="false" fo:orphans="2" fo:widows="2" fo:padding="0cm" fo:border="none"/>
      <style:text-properties fo:font-variant="normal" fo:text-transform="none" fo:color="#408080" loext:opacity="100%" style:font-name="Liberation Mono" fo:font-size="8pt" fo:letter-spacing="normal" fo:font-style="italic" fo:font-weight="normal" style:font-size-asian="8pt" style:font-size-complex="8pt"/>
    </style:style>
    <style:style style:name="P47" style:family="paragraph" style:parent-style-name="Standard" style:list-style-name="L1">
      <style:paragraph-properties fo:line-height="150%" fo:text-align="start" style:justify-single-word="false">
        <style:tab-stops>
          <style:tab-stop style:position="16.312cm" style:type="right"/>
        </style:tab-stops>
      </style:paragraph-properties>
      <style:text-properties style:font-name="Times New Roman" fo:font-size="14pt" fo:font-weight="bold" officeooo:rsid="0003bef0" officeooo:paragraph-rsid="0003bef0" style:font-size-asian="12.25pt" style:font-weight-asian="bold" style:font-size-complex="14pt" style:font-weight-complex="bold"/>
    </style:style>
    <style:style style:name="P48" style:family="paragraph" style:parent-style-name="Standard" style:list-style-name="L1">
      <style:paragraph-properties fo:line-height="150%" fo:text-align="start" style:justify-single-word="false">
        <style:tab-stops>
          <style:tab-stop style:position="14.591cm" style:type="right"/>
        </style:tab-stops>
      </style:paragraph-properties>
      <style:text-properties style:font-name="Times New Roman" fo:font-size="14pt" fo:font-weight="normal" officeooo:rsid="00049a5a" officeooo:paragraph-rsid="00049a5a" style:font-size-asian="12.25pt" style:font-weight-asian="normal" style:font-size-complex="14pt" style:font-weight-complex="normal"/>
    </style:style>
    <style:style style:name="P49" style:family="paragraph" style:parent-style-name="Standard" style:list-style-name="L1">
      <style:paragraph-properties fo:line-height="150%" fo:text-align="start" style:justify-single-word="false">
        <style:tab-stops>
          <style:tab-stop style:position="13.97cm" style:type="right"/>
        </style:tab-stops>
      </style:paragraph-properties>
      <style:text-properties style:font-name="Times New Roman" fo:font-size="14pt" fo:font-weight="normal" officeooo:rsid="00049a5a" officeooo:paragraph-rsid="00049a5a" style:font-size-asian="12.25pt" style:font-weight-asian="normal" style:font-size-complex="14pt" style:font-weight-complex="normal"/>
    </style:style>
    <style:style style:name="P50" style:family="paragraph" style:parent-style-name="Standard" style:list-style-name="L2">
      <style:paragraph-properties fo:line-height="150%" fo:text-align="center" style:justify-single-word="false" fo:break-before="page">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51" style:family="paragraph" style:parent-style-name="Standard" style:list-style-name="L2">
      <style:paragraph-properties fo:line-height="150%" fo:text-align="start" style:justify-single-word="false" fo:break-before="page">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52" style:family="paragraph" style:parent-style-name="Standard" style:list-style-name="L2">
      <style:paragraph-properties fo:line-height="150%" fo:text-align="start" style:justify-single-word="false">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53" style:family="paragraph" style:parent-style-name="Standard" style:list-style-name="L3">
      <loext:graphic-properties draw:fill="none"/>
      <style:paragraph-properties fo:line-height="150%" fo:text-align="start" style:justify-single-word="false" fo:background-color="transparent">
        <style:tab-stops/>
      </style:paragraph-properties>
      <style:text-properties style:font-name="Times New Roman" fo:font-size="14pt" fo:font-weight="normal" officeooo:rsid="000551b3" officeooo:paragraph-rsid="000551b3" style:font-size-asian="12.25pt" style:font-weight-asian="normal" style:font-size-complex="14pt" style:font-weight-complex="normal"/>
    </style:style>
    <style:style style:name="P54" style:family="paragraph" style:parent-style-name="Standard" style:list-style-name="L2">
      <style:paragraph-properties fo:line-height="150%" fo:text-align="start" style:justify-single-word="false">
        <style:tab-stops/>
      </style:paragraph-properties>
      <style:text-properties style:font-name="Times New Roman" fo:font-size="14pt" fo:font-weight="normal" officeooo:rsid="000e98e4" officeooo:paragraph-rsid="000e98e4" style:font-size-asian="12.25pt" style:font-weight-asian="normal" style:font-size-complex="14pt" style:font-weight-complex="normal"/>
    </style:style>
    <style:style style:name="P55" style:family="paragraph" style:parent-style-name="Standard">
      <loext:graphic-properties draw:fill="none"/>
      <style:paragraph-properties fo:margin-left="0cm" fo:margin-right="0cm" fo:line-height="150%" fo:text-align="start" style:justify-single-word="false" fo:text-indent="1.251cm" style:auto-text-indent="false" fo:background-color="transparent">
        <style:tab-stops/>
      </style:paragraph-properties>
      <style:text-properties style:font-name="Times New Roman" fo:font-size="14pt" fo:font-weight="normal" officeooo:rsid="000a740e" officeooo:paragraph-rsid="000aa111" style:font-size-asian="12.25pt" style:font-weight-asian="normal" style:font-size-complex="14pt" style:font-weight-complex="normal"/>
    </style:style>
    <style:style style:name="P56" style:family="paragraph" style:parent-style-name="Standard"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paragraph-properties>
      <style:text-properties style:font-name="Times New Roman" fo:font-size="14pt" fo:font-weight="normal" officeooo:rsid="000a740e" officeooo:paragraph-rsid="000aa111" style:font-size-asian="12.25pt" style:font-weight-asian="normal" style:font-size-complex="14pt" style:font-weight-complex="normal"/>
    </style:style>
    <style:style style:name="P57" style:family="paragraph" style:parent-style-name="Standard">
      <style:paragraph-properties fo:line-height="150%" fo:text-align="start" style:justify-single-word="false" fo:break-before="page">
        <style:tab-stops/>
      </style:paragraph-properties>
      <style:text-properties style:font-name="Menlo1" fo:font-size="14pt" style:text-underline-style="solid" style:text-underline-width="auto" style:text-underline-color="font-color" fo:font-weight="normal" officeooo:rsid="0005a160" officeooo:paragraph-rsid="000e98e4" style:font-size-asian="12.25pt" style:font-weight-asian="normal" style:font-size-complex="14pt" style:font-weight-complex="normal"/>
    </style:style>
    <style:style style:name="P58" style:family="paragraph" style:parent-style-name="Table_20_Contents">
      <style:paragraph-properties fo:text-align="start" style:justify-single-word="false"/>
      <style:text-properties style:font-name="Times New Roman" fo:font-size="14pt" style:font-size-asian="12.25pt" style:font-size-complex="14pt"/>
    </style:style>
    <style:style style:name="P59" style:family="paragraph" style:parent-style-name="Table_20_Contents">
      <style:paragraph-properties fo:text-align="start" style:justify-single-word="false"/>
      <style:text-properties style:font-name="Times New Roman" fo:font-size="14pt" officeooo:rsid="001640fe" officeooo:paragraph-rsid="001640fe" style:font-size-asian="12.25pt" style:font-size-complex="14pt"/>
    </style:style>
    <style:style style:name="P60" style:family="paragraph" style:parent-style-name="Table_20_Contents">
      <style:paragraph-properties fo:text-align="start" style:justify-single-word="false"/>
      <style:text-properties style:font-name="Times New Roman" fo:font-size="14pt" officeooo:rsid="0017fc07" officeooo:paragraph-rsid="0017fc07" style:font-size-asian="12.25pt" style:font-size-complex="14pt"/>
    </style:style>
    <style:style style:name="P61" style:family="paragraph" style:parent-style-name="Table_20_Contents">
      <style:paragraph-properties fo:text-align="start" style:justify-single-word="false"/>
      <style:text-properties style:font-name="Times New Roman" fo:font-size="14pt" officeooo:rsid="00197f6e" officeooo:paragraph-rsid="00197f6e" style:font-size-asian="12.25pt" style:font-size-complex="14pt"/>
    </style:style>
    <style:style style:name="P62" style:family="paragraph" style:parent-style-name="Table_20_Contents">
      <style:paragraph-properties fo:text-align="start" style:justify-single-word="false"/>
      <style:text-properties style:font-name="Times New Roman" fo:font-size="14pt" officeooo:rsid="001a47f7" officeooo:paragraph-rsid="001a47f7" style:font-size-asian="12.25pt" style:font-size-complex="14pt"/>
    </style:style>
    <style:style style:name="P63" style:family="paragraph" style:parent-style-name="Table_20_Contents">
      <style:paragraph-properties fo:text-align="start" style:justify-single-word="false"/>
      <style:text-properties style:font-name="Times New Roman" fo:font-size="14pt" officeooo:rsid="001bc97b" officeooo:paragraph-rsid="001bc97b"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a740e"/>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007e184" style:font-weight-asian="bold" style:font-weight-complex="bold"/>
    </style:style>
    <style:style style:name="T6" style:family="text">
      <style:text-properties officeooo:rsid="00049a5a"/>
    </style:style>
    <style:style style:name="T7" style:family="text">
      <style:text-properties style:text-underline-style="dotted" style:text-underline-width="bold" style:text-underline-color="font-color"/>
    </style:style>
    <style:style style:name="T8" style:family="text">
      <style:text-properties style:text-underline-style="dotted" style:text-underline-width="bold" style:text-underline-color="font-color" fo:font-weight="bold" style:font-weight-asian="bold" style:font-weight-complex="bold"/>
    </style:style>
    <style:style style:name="T9" style:family="text">
      <style:text-properties fo:font-weight="normal" officeooo:rsid="0009082e" fo:background-color="#ffff00" loext:char-shading-value="0" style:font-weight-asian="normal" style:font-weight-complex="normal"/>
    </style:style>
    <style:style style:name="T10" style:family="text">
      <style:text-properties fo:color="#008000" loext:opacity="100%" fo:font-weight="bold"/>
    </style:style>
    <style:style style:name="T11" style:family="text">
      <style:text-properties fo:color="#008000" loext:opacity="100%" style:font-name="Menlo" fo:font-style="normal" fo:font-weight="bold"/>
    </style:style>
    <style:style style:name="T12" style:family="text">
      <style:text-properties fo:color="#008000" loext:opacity="100%" style:font-name="Menlo" fo:font-style="normal" fo:font-weight="normal"/>
    </style:style>
    <style:style style:name="T13" style:family="text">
      <style:text-properties fo:color="#008000" loext:opacity="100%" fo:font-style="normal" fo:font-weight="bold"/>
    </style:style>
    <style:style style:name="T14" style:family="text">
      <style:text-properties fo:color="#008000" loext:opacity="100%" fo:font-style="normal" fo:font-weight="normal"/>
    </style:style>
    <style:style style:name="T15" style:family="text">
      <style:text-properties fo:color="#0000ff" loext:opacity="100%"/>
    </style:style>
    <style:style style:name="T16" style:family="text">
      <style:text-properties fo:color="#0000ff" loext:opacity="100%" fo:font-weight="bold"/>
    </style:style>
    <style:style style:name="T17" style:family="text">
      <style:text-properties fo:color="#0000ff" loext:opacity="100%" style:font-name="Menlo" fo:font-style="normal" fo:font-weight="normal"/>
    </style:style>
    <style:style style:name="T18" style:family="text">
      <style:text-properties fo:color="#0000ff" loext:opacity="100%" fo:font-style="normal" fo:font-weight="normal"/>
    </style:style>
    <style:style style:name="T19" style:family="text">
      <style:text-properties fo:font-style="normal"/>
    </style:style>
    <style:style style:name="T20" style:family="text">
      <style:text-properties fo:font-style="normal" fo:font-weight="bold" style:font-weight-asian="bold" style:font-weight-complex="bold"/>
    </style:style>
    <style:style style:name="T21" style:family="text">
      <style:text-properties fo:font-style="normal" fo:font-weight="bold" officeooo:rsid="0007e184" style:font-weight-asian="bold" style:font-weight-complex="bold"/>
    </style:style>
    <style:style style:name="T22" style:family="text">
      <style:text-properties fo:font-style="normal" fo:font-weight="bold" officeooo:rsid="0009082e" style:font-weight-asian="bold" style:font-weight-complex="bold"/>
    </style:style>
    <style:style style:name="T23" style:family="text">
      <style:text-properties fo:font-style="normal" fo:font-weight="normal"/>
    </style:style>
    <style:style style:name="T24" style:family="text">
      <style:text-properties fo:font-style="normal" fo:font-weight="normal" fo:background-color="#ffff00" loext:char-shading-value="0"/>
    </style:style>
    <style:style style:name="T25" style:family="text">
      <style:text-properties fo:font-style="normal" fo:font-weight="normal" fo:background-color="#ffff00" loext:char-shading-value="0" style:font-style-asian="normal" style:font-style-complex="normal"/>
    </style:style>
    <style:style style:name="T26" style:family="text">
      <style:text-properties fo:font-style="normal" officeooo:rsid="0007e184"/>
    </style:style>
    <style:style style:name="T27" style:family="text">
      <style:text-properties fo:font-style="normal" officeooo:rsid="0009082e"/>
    </style:style>
    <style:style style:name="T28" style:family="text">
      <style:text-properties style:font-name="Menlo" fo:font-style="normal" fo:font-weight="normal"/>
    </style:style>
    <style:style style:name="T29" style:family="text">
      <style:text-properties fo:color="#666666" loext:opacity="100%"/>
    </style:style>
    <style:style style:name="T30" style:family="text">
      <style:text-properties fo:color="#666666" loext:opacity="100%" style:font-name="Menlo" fo:font-style="normal" fo:font-weight="normal"/>
    </style:style>
    <style:style style:name="T31" style:family="text">
      <style:text-properties fo:color="#666666" loext:opacity="100%" fo:font-style="normal" fo:font-weight="normal"/>
    </style:style>
    <style:style style:name="T32" style:family="text">
      <style:text-properties fo:color="#ba2121" loext:opacity="100%"/>
    </style:style>
    <style:style style:name="T33" style:family="text">
      <style:text-properties fo:color="#ba2121" loext:opacity="100%" style:font-name="Menlo" fo:font-style="normal" fo:font-weight="normal"/>
    </style:style>
    <style:style style:name="T34" style:family="text">
      <style:text-properties fo:color="#ba2121" loext:opacity="100%" fo:font-style="normal" fo:font-weight="normal"/>
    </style:style>
    <style:style style:name="T35" style:family="text">
      <style:text-properties fo:color="#408080" loext:opacity="100%" style:font-name="Menlo" fo:font-style="italic" fo:font-weight="normal"/>
    </style:style>
    <style:style style:name="T36" style:family="text">
      <style:text-properties fo:color="#408080" loext:opacity="100%" fo:font-style="italic" fo:font-weight="normal"/>
    </style:style>
    <style:style style:name="T37" style:family="text">
      <style:text-properties fo:color="#408080" loext:opacity="100%" fo:font-style="italic" fo:font-weight="normal" officeooo:rsid="00119af8"/>
    </style:style>
    <style:style style:name="T38" style:family="text">
      <style:text-properties fo:color="#aa22ff" loext:opacity="100%" style:font-name="Menlo" fo:font-style="normal" fo:font-weight="bold"/>
    </style:style>
    <style:style style:name="T39" style:family="text">
      <style:text-properties fo:color="#aa22ff" loext:opacity="100%" fo:font-style="normal" fo:font-weight="bold"/>
    </style:style>
    <style:style style:name="T40" style:family="text">
      <style:text-properties fo:color="#bb6622" loext:opacity="100%" fo:font-style="normal" fo:font-weight="bold"/>
    </style:style>
    <style:style style:name="T41" style:family="text">
      <style:text-properties fo:color="#d2413a" loext:opacity="100%" style:font-name="Menlo" fo:font-style="normal" fo:font-weight="bold"/>
    </style:style>
    <style:style style:name="T42" style:family="text">
      <style:text-properties officeooo:rsid="0007e184"/>
    </style:style>
    <style:style style:name="T43" style:family="text">
      <style:text-properties officeooo:rsid="0009082e"/>
    </style:style>
    <style:style style:name="T44" style:family="text">
      <style:text-properties officeooo:rsid="000aa111"/>
    </style:style>
    <style:style style:name="T45" style:family="text">
      <style:text-properties fo:font-variant="normal" fo:text-transform="none" style:font-name="Liberation Mono" fo:font-size="6pt" fo:letter-spacing="normal" fo:font-style="normal" style:font-size-asian="6pt" style:font-size-complex="6pt" loext:padding="0cm" loext:border="none"/>
    </style:style>
    <style:style style:name="T46" style:family="text">
      <style:text-properties officeooo:rsid="001640fe"/>
    </style:style>
    <style:style style:name="T47" style:family="text">
      <style:text-properties officeooo:rsid="0017fc07"/>
    </style:style>
    <style:style style:name="T48" style:family="text">
      <style:text-properties officeooo:rsid="00184007"/>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199cm" fo:margin-left="0.199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1.406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space" fo:text-indent="-1.54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Міністерство освіти і науки України</text:p>
      <text:p text:style-name="P29">Національний технічний університет України «Київський політехнічний інститут імені Ігоря Сікорського"</text:p>
      <text:p text:style-name="P29">Факультет інформатики та обчислювальної техніки</text:p>
      <text:p text:style-name="P24"/>
      <text:p text:style-name="P29">Кафедра інформатики та програмної інженерії</text:p>
      <text:p text:style-name="P24"/>
      <text:p text:style-name="P24"/>
      <text:p text:style-name="P24"/>
      <text:p text:style-name="P24"/>
      <text:p text:style-name="P28">Звіт</text:p>
      <text:p text:style-name="P20"/>
      <text:p text:style-name="P20">з лабораторної роботи <text:s/>№ 1 з дисципліни </text:p>
      <text:p text:style-name="P20">«Проектування алгоритмів»</text:p>
      <text:p text:style-name="P20"/>
      <text:p text:style-name="P28">“Проектування і аналіз алгоритмів зовнішнього сортування”</text:p>
      <text:p text:style-name="P20"/>
      <text:p text:style-name="P20"/>
      <text:p text:style-name="P20"/>
      <text:p text:style-name="P20"/>
      <text:p text:style-name="P20"/>
      <text:p text:style-name="P23"><text:span text:style-name="T4">Виконав(ла)</text:span><text:tab/><text:span text:style-name="T1"><text:tab/>ІП-12 Волков Вадим Всеволодович<text:tab/></text:span><text:tab/><text:span text:style-name="T1"><text:tab/>5.10.2022<text:tab/></text:span></text:p>
      <text:p text:style-name="P22"><text:tab/><text:span text:style-name="T3">(шифр, прізвище, ім’я, по батькові)</text:span></text:p>
      <text:p text:style-name="P21"/>
      <text:p text:style-name="P23"><text:span text:style-name="T4">Перевірив</text:span><text:tab/><text:span text:style-name="T1"><text:tab/></text:span><text:span text:style-name="T2">Сопов Олексій Олександрович</text:span><text:span text:style-name="T1"><text:tab/></text:span><text:tab/><text:span text:style-name="T1"><text:tab/>6.10.2022<text:tab/></text:span></text:p>
      <text:p text:style-name="P22"><text:tab/><text:span text:style-name="T3">(прізвище, ім’я, по батькові)</text:span></text:p>
      <text:p text:style-name="P27"/>
      <text:p text:style-name="P27"/>
      <text:p text:style-name="P27"/>
      <text:p text:style-name="P27">Київ 2022</text:p>
      <text:p text:style-name="P32">ЗМІСТ</text:p>
      <text:list xml:id="list2840894466" text:style-name="L1">
        <text:list-item>
          <text:p text:style-name="P47">МЕТА ЛАБОРАТОРНОЇ РОБОТИ<text:span text:style-name="T7"><text:tab/></text:span><text:span text:style-name="T6">9</text:span></text:p>
        </text:list-item>
        <text:list-item>
          <text:p text:style-name="P47">ЗАВДАННЯ<text:span text:style-name="T7"><text:tab/></text:span><text:span text:style-name="T6">9</text:span></text:p>
        </text:list-item>
        <text:list-item>
          <text:p text:style-name="P47">ВИКОНАННЯ<text:span text:style-name="T7"><text:tab/></text:span><text:span text:style-name="T6">9</text:span></text:p>
          <text:list>
            <text:list-item>
              <text:p text:style-name="P48">Псевдокод алгоритму<text:span text:style-name="T8"><text:tab/></text:span><text:span text:style-name="T4">9</text:span></text:p>
            </text:list-item>
            <text:list-item>
              <text:p text:style-name="P48">Програмна реалізація алгоритму<text:span text:style-name="T8"><text:tab/></text:span><text:span text:style-name="T4">9</text:span></text:p>
              <text:list>
                <text:list-item>
                  <text:p text:style-name="P49">Вихідний код<text:span text:style-name="T8"><text:tab/></text:span><text:span text:style-name="T4">9</text:span></text:p>
                </text:list-item>
              </text:list>
            </text:list-item>
          </text:list>
        </text:list-item>
      </text:list>
      <text:p text:style-name="P31">ВИСНОВОК<text:span text:style-name="T7"><text:tab/></text:span><text:span text:style-name="T6">9</text:span></text:p>
      <text:p text:style-name="P33">КРИТЕРІЇ ОЦІНЮВАННЯ<text:span text:style-name="T7"><text:tab/></text:span>9</text:p>
      <text:list xml:id="list1183633483" text:style-name="L2">
        <text:list-item>
          <text:p text:style-name="P50">МЕТА ЛАБОРАТОРНОЇ РОБОТИ</text:p>
        </text:list-item>
      </text:list>
      <text:p text:style-name="P34">Мета роботи – вивчити основні алгоритми зовнішнього сортування та способи їх модифікації, оцінити поріг їх ефективності.</text:p>
      <text:list xml:id="list171503155626734" text:continue-numbering="true" text:style-name="L2">
        <text:list-item>
          <text:p text:style-name="P50">ЗАВДАННЯ</text:p>
        </text:list-item>
      </text:list>
      <text:p text:style-name="P34">Згідно варіанту (таблиця 2.1), розробити та записати алгоритм зовнішнього сортування за допомогою псевдокоду (чи іншого способу за вибором).</text:p>
      <text:p text:style-name="P35">Виконати програмну реалізацію алгоритму на будь-якій мові програмування та відсортувати випадковим чином згенерований масив цілих чисел, що зберігається у файлі (розмір файлу має бути не менше 10 Мб, можна значно більше).</text:p>
      <text:p text:style-name="P35">Здійснити модифікацію програми і відсортувати випадковим чином згенерований масив цілих чисел, що зберігається у файлі розміром не менше ніж двократний обсяг ОП вашого ПК. Досягти швидкості сортування з розрахунку 1Гб на 3хв. або менше. </text:p>
      <text:p text:style-name="P35">Рекомендується попередньо впорядкувати серії елементів довжиною, що займає не менше 100Мб або використати інші підходи для пришвидшення процесу сортування. </text:p>
      <text:p text:style-name="P35">Зробити узагальнений висновок з лабораторної роботи, у якому порівняти базову та модифіковану програми. У висновку деталізувати, які саме модифікації було виконано і який ефект вони дали.</text:p>
      <text:p text:style-name="P35">Таблиця 2.1 – Варіанти алгоритмі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0">№</text:p>
          </table:table-cell>
          <table:table-cell table:style-name="Таблица1.A1" office:value-type="string">
            <text:p text:style-name="P30">Алгоритм сортування</text:p>
          </table:table-cell>
        </table:table-row>
        <table:table-row table:style-name="Таблица1.1">
          <table:table-cell table:style-name="Таблица1.A1" office:value-type="string">
            <text:p text:style-name="P26">1</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6">2</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6">3</text:p>
          </table:table-cell>
          <table:table-cell table:style-name="Таблица1.A1" office:value-type="string">
            <text:p text:style-name="P26">Збалансоване багатошляхове злиття</text:p>
          </table:table-cell>
        </table:table-row>
        <table:table-row table:style-name="Таблица1.1">
          <table:table-cell table:style-name="Таблица1.A1" office:value-type="string">
            <text:p text:style-name="P26">4</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6">5</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6">6</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6">7</text:p>
          </table:table-cell>
          <table:table-cell table:style-name="Таблица1.A1" office:value-type="string">
            <text:p text:style-name="P26">Збалансоване багатошляхове злиття</text:p>
          </table:table-cell>
        </table:table-row>
        <table:table-row table:style-name="Таблица1.1">
          <table:table-cell table:style-name="Таблица1.A1" office:value-type="string">
            <text:p text:style-name="P26">8</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6">9</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6">10</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5">11</text:p>
          </table:table-cell>
          <table:table-cell table:style-name="Таблица1.A1" office:value-type="string">
            <text:p text:style-name="P26">Збалансоване багатошляхове злиття</text:p>
          </table:table-cell>
        </table:table-row>
        <table:table-row table:style-name="Таблица1.1">
          <table:table-cell table:style-name="Таблица1.A1" office:value-type="string">
            <text:p text:style-name="P25">12</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5">13</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5">14</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5">15</text:p>
          </table:table-cell>
          <table:table-cell table:style-name="Таблица1.A1" office:value-type="string">
            <text:p text:style-name="P26">Збалансоване багатошляхове злиття</text:p>
          </table:table-cell>
        </table:table-row>
        <text:soft-page-break/>
        <table:table-row table:style-name="Таблица1.1">
          <table:table-cell table:style-name="Таблица1.A1" office:value-type="string">
            <text:p text:style-name="P25">16</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5">17</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5">18</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5">19</text:p>
          </table:table-cell>
          <table:table-cell table:style-name="Таблица1.A1" office:value-type="string">
            <text:p text:style-name="P26">Збалансоване багатошляхове злиття</text:p>
          </table:table-cell>
        </table:table-row>
        <table:table-row table:style-name="Таблица1.1">
          <table:table-cell table:style-name="Таблица1.A1" office:value-type="string">
            <text:p text:style-name="P25">20</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5">21</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5">22</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5">23</text:p>
          </table:table-cell>
          <table:table-cell table:style-name="Таблица1.A1" office:value-type="string">
            <text:p text:style-name="P26">Збалансоване багатошляхове злиття</text:p>
          </table:table-cell>
        </table:table-row>
        <table:table-row table:style-name="Таблица1.1">
          <table:table-cell table:style-name="Таблица1.A1" office:value-type="string">
            <text:p text:style-name="P25">24</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5">25</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5">26</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5">27</text:p>
          </table:table-cell>
          <table:table-cell table:style-name="Таблица1.A1" office:value-type="string">
            <text:p text:style-name="P26">Збалансоване багатошляхове злиття</text:p>
          </table:table-cell>
        </table:table-row>
        <table:table-row table:style-name="Таблица1.1">
          <table:table-cell table:style-name="Таблица1.A1" office:value-type="string">
            <text:p text:style-name="P25">28</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5">29</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5">30</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5">31</text:p>
          </table:table-cell>
          <table:table-cell table:style-name="Таблица1.A1" office:value-type="string">
            <text:p text:style-name="P26">Збалансоване багатошляхове злиття</text:p>
          </table:table-cell>
        </table:table-row>
        <table:table-row table:style-name="Таблица1.1">
          <table:table-cell table:style-name="Таблица1.A1" office:value-type="string">
            <text:p text:style-name="P25">32</text:p>
          </table:table-cell>
          <table:table-cell table:style-name="Таблица1.A1" office:value-type="string">
            <text:p text:style-name="P26">Багатофазне сортування</text:p>
          </table:table-cell>
        </table:table-row>
        <table:table-row table:style-name="Таблица1.1">
          <table:table-cell table:style-name="Таблица1.A1" office:value-type="string">
            <text:p text:style-name="P25">33</text:p>
          </table:table-cell>
          <table:table-cell table:style-name="Таблица1.A1" office:value-type="string">
            <text:p text:style-name="P26">Пряме злиття</text:p>
          </table:table-cell>
        </table:table-row>
        <table:table-row table:style-name="Таблица1.1">
          <table:table-cell table:style-name="Таблица1.A1" office:value-type="string">
            <text:p text:style-name="P25">34</text:p>
          </table:table-cell>
          <table:table-cell table:style-name="Таблица1.A1" office:value-type="string">
            <text:p text:style-name="P26">Природне (адаптивне) злиття</text:p>
          </table:table-cell>
        </table:table-row>
        <table:table-row table:style-name="Таблица1.1">
          <table:table-cell table:style-name="Таблица1.A1" office:value-type="string">
            <text:p text:style-name="P25">35</text:p>
          </table:table-cell>
          <table:table-cell table:style-name="Таблица1.A1" office:value-type="string">
            <text:p text:style-name="P26">Збалансоване багатошляхове злиття</text:p>
          </table:table-cell>
        </table:table-row>
      </table:table>
      <text:list xml:id="list171503332958849" text:continue-numbering="true" text:style-name="L2">
        <text:list-item>
          <text:p text:style-name="P51">ВИКОНАННЯ</text:p>
          <text:list>
            <text:list-item>
              <text:p text:style-name="P52">Псевдокод алгоритму</text:p>
            </text:list-item>
          </text:list>
        </text:list-item>
      </text:list>
      <text:p text:style-name="P6">class Run:</text:p>
      <text:p text:style-name="P11"><text:s text:c="8"/><text:span text:style-name="T20">constructor(start, length, binFile):</text:span></text:p>
      <text:p text:style-name="P11"><text:s text:c="16"/><text:span text:style-name="T23">this.start = start</text:span></text:p>
      <text:p text:style-name="P11"><text:s text:c="16"/><text:span text:style-name="T23">this.length = length</text:span></text:p>
      <text:p text:style-name="P11"><text:s text:c="16"/><text:span text:style-name="T23">this.pos = 0</text:span></text:p>
      <text:p text:style-name="P11"><text:s text:c="16"/><text:span text:style-name="T23">this.binFile = binFile</text:span></text:p>
      <text:p text:style-name="P11"><text:s text:c="16"/><text:span text:style-name="T20">if</text:span><text:span text:style-name="T23"> length &gt; 0 </text:span><text:span text:style-name="T20">then</text:span></text:p>
      <text:p text:style-name="P11"><text:s text:c="24"/><text:span text:style-name="T23">this.hasMore = True</text:span></text:p>
      <text:p text:style-name="P11"><text:s text:c="24"/><text:span text:style-name="T23">this.value = binFile.getInt32(start)</text:span></text:p>
      <text:p text:style-name="P11"><text:s text:c="16"/><text:span text:style-name="T20">else</text:span></text:p>
      <text:p text:style-name="P11"><text:s text:c="24"/><text:span text:style-name="T23">this.hasMore = False</text:span></text:p>
      <text:p text:style-name="P11"><text:s text:c="24"/><text:span text:style-name="T23">this.value = 0</text:span></text:p>
      <text:p text:style-name="P11"><text:s text:c="16"/><text:span text:style-name="T20">end </text:span><text:span text:style-name="T22">if</text:span></text:p>
      <text:p text:style-name="P11"><text:s text:c="8"/><text:span text:style-name="T20">end </text:span><text:span text:style-name="T22">function</text:span></text:p>
      <text:p text:style-name="P16"/>
      <text:p text:style-name="P11"><text:s text:c="8"/><text:span text:style-name="T20">next():</text:span></text:p>
      <text:p text:style-name="P11"><text:s text:c="16"/><text:span text:style-name="T23">this.pos += 1</text:span></text:p>
      <text:p text:style-name="P11"><text:s text:c="16"/><text:span text:style-name="T20">if</text:span><text:span text:style-name="T23"> this.pos &lt; this.length </text:span><text:span text:style-name="T20">then</text:span></text:p>
      <text:p text:style-name="P11"><text:s text:c="24"/><text:span text:style-name="T23">this.value = this.binFile.getInt32(this.start + this.pos)</text:span></text:p>
      <text:p text:style-name="P11"><text:s text:c="16"/><text:span text:style-name="T20">else</text:span></text:p>
      <text:p text:style-name="P11"><text:s text:c="24"/><text:span text:style-name="T23">this.hasMore = False</text:span></text:p>
      <text:p text:style-name="P11"><text:s text:c="16"/><text:span text:style-name="T20">end </text:span><text:span text:style-name="T22">if</text:span></text:p>
      <text:p text:style-name="P13"><text:s text:c="8"/><text:span text:style-name="T19">end </text:span><text:span text:style-name="T27">function</text:span></text:p>
      <text:p text:style-name="P5">end <text:span text:style-name="T43">class</text:span></text:p>
      <text:p text:style-name="P16"/>
      <text:p text:style-name="P5">sort(fileCount, runSize, visualize):</text:p>
      <text:p text:style-name="P11"><text:s text:c="8"/><text:span text:style-name="T23">binf = createAndOpenFile("numbers")</text:span></text:p>
      <text:p text:style-name="P16"/>
      <text:p text:style-name="P11"><text:s text:c="8"/><text:span text:style-name="T24"># Створення файлів</text:span></text:p>
      <text:p text:style-name="P16"/>
      <text:p text:style-name="P11"><text:s text:c="8"/><text:span text:style-name="T23">inputFiles = []</text:span></text:p>
      <text:p text:style-name="P11"><text:s text:c="8"/><text:span text:style-name="T23">inputFileRuns = []</text:span></text:p>
      <text:p text:style-name="P11"><text:s text:c="8"/><text:span text:style-name="T23">outputFile = createAndOpenFile("workingFile0")</text:span></text:p>
      <text:p text:style-name="P11"><text:s text:c="8"/><text:span text:style-name="T23">outputFileRuns = []</text:span></text:p>
      <text:p text:style-name="P11"><text:s text:c="8"/><text:span text:style-name="T20">for</text:span><text:span text:style-name="T23"> i=1 </text:span><text:span text:style-name="T20">to</text:span><text:span text:style-name="T23"> fileCount </text:span><text:span text:style-name="T20">do</text:span></text:p>
      <text:p text:style-name="P11"><text:s text:c="16"/><text:span text:style-name="T23">inputFiles.append(createAndOpenFile("workingFile"+i))</text:span></text:p>
      <text:p text:style-name="P11"><text:s text:c="16"/><text:span text:style-name="T23">inputFileRuns.append([])</text:span></text:p>
      <text:p text:style-name="P11"><text:s text:c="8"/><text:span text:style-name="T20">end </text:span><text:span text:style-name="T22">for</text:span></text:p>
      <text:p text:style-name="P16"/>
      <text:p text:style-name="P16"/>
      <text:p text:style-name="P11"><text:s text:c="8"/><text:span text:style-name="T24"># Розрахунок розподілів</text:span></text:p>
      <text:p text:style-name="P16"/>
      <text:p text:style-name="P11"><text:s text:c="8"/><text:span text:style-name="T23">distributions = [1 ... 1] (n = inputFiles.length)</text:span></text:p>
      <text:p text:style-name="P11"><text:s text:c="8"/><text:span text:style-name="T23">currentSize = inputFiles.length</text:span></text:p>
      <text:p text:style-name="P11"><text:s text:c="8"/><text:span text:style-name="T23">targetSize = ceiling(binf.size / runSize)</text:span></text:p>
      <text:p text:style-name="P11"><text:s text:c="8"/><text:span text:style-name="T20">while</text:span><text:span text:style-name="T23"> currentSize &lt; targetSize </text:span><text:span text:style-name="T20">do</text:span></text:p>
      <text:p text:style-name="P11"><text:s text:c="16"/><text:span text:style-name="T23">maxVal = -1</text:span></text:p>
      <text:p text:style-name="P11"><text:s text:c="16"/><text:span text:style-name="T23">maxI = 0</text:span></text:p>
      <text:p text:style-name="P11"><text:s text:c="16"/><text:span text:style-name="T20">for</text:span><text:span text:style-name="T23"> i=0 </text:span><text:span text:style-name="T20">to</text:span><text:span text:style-name="T23"> distributions.length </text:span><text:span text:style-name="T20">do</text:span></text:p>
      <text:p text:style-name="P11"><text:s text:c="24"/><text:span text:style-name="T20">if</text:span><text:span text:style-name="T23"> distributions[i] &gt; maxVal </text:span><text:span text:style-name="T20">then</text:span></text:p>
      <text:p text:style-name="P11"><text:s text:c="32"/><text:span text:style-name="T23">maxVal = distributions[i]</text:span></text:p>
      <text:p text:style-name="P11"><text:s text:c="32"/><text:span text:style-name="T23">maxI = i</text:span></text:p>
      <text:p text:style-name="P11"><text:s text:c="24"/><text:span text:style-name="T20">end</text:span></text:p>
      <text:p text:style-name="P13"><text:s text:c="16"/><text:span text:style-name="T19">end</text:span></text:p>
      <text:p text:style-name="P11"><text:span text:style-name="T4"><text:s text:c="16"/></text:span><text:span text:style-name="T20">for</text:span><text:span text:style-name="T23"> i=0 </text:span><text:span text:style-name="T20">to</text:span><text:span text:style-name="T23"> distributions.length </text:span><text:span text:style-name="T20">do</text:span></text:p>
      <text:p text:style-name="P11"><text:s text:c="24"/><text:span text:style-name="T23">if i != maxI </text:span><text:span text:style-name="T20">then</text:span></text:p>
      <text:p text:style-name="P11"><text:s text:c="32"/><text:span text:style-name="T23">distributions[i] += maxVal</text:span></text:p>
      <text:p text:style-name="P11"><text:s text:c="32"/><text:span text:style-name="T23">currentSize += maxVal</text:span></text:p>
      <text:p text:style-name="P11"><text:s text:c="24"/><text:span text:style-name="T20">end </text:span><text:span text:style-name="T22">if</text:span></text:p>
      <text:p text:style-name="P13"><text:s text:c="16"/><text:span text:style-name="T19">end </text:span><text:span text:style-name="T27">for</text:span></text:p>
      <text:p text:style-name="P7"><text:s text:c="8"/>end while</text:p>
      <text:p text:style-name="P11"><text:s text:c="8"/><text:span text:style-name="T23">totalRuns = currentSize</text:span></text:p>
      <text:p text:style-name="P16"/>
      <text:p text:style-name="P16"/>
      <text:p text:style-name="P11"><text:s text:c="8"/><text:span text:style-name="T24"># Розбиття вхідного файлу у відсортовані серії певної довжини</text:span></text:p>
      <text:p text:style-name="P16"/>
      <text:p text:style-name="P11"><text:s text:c="8"/><text:span text:style-name="T23">writeFilePos = [0 ... 0] (n = inputFiles.length)</text:span></text:p>
      <text:p text:style-name="P11"><text:s text:c="8"/><text:span text:style-name="T23">writeToFiles = [0, 1 ... inputFiles.length]</text:span></text:p>
      <text:p text:style-name="P11"><text:s text:c="8"/><text:span text:style-name="T23">distr = distributions.copy()</text:span></text:p>
      <text:p text:style-name="P11"><text:s text:c="8"/><text:span text:style-name="T23">writeToFile = 0</text:span></text:p>
      <text:p text:style-name="P11"><text:s text:c="8"/><text:span text:style-name="T23">writeToFileIdx = 0</text:span></text:p>
      <text:p text:style-name="P11"><text:s text:c="8"/><text:span text:style-name="T23">readPos = 0</text:span></text:p>
      <text:p text:style-name="P11"><text:s text:c="8"/><text:span text:style-name="T23">runsWrittenSoFar = 0</text:span></text:p>
      <text:p text:style-name="P11"><text:s text:c="8"/><text:span text:style-name="T20">while</text:span><text:span text:style-name="T23"> readPos &lt; binf.size </text:span><text:span text:style-name="T20">do</text:span></text:p>
      <text:p text:style-name="P11"><text:soft-page-break/><text:s text:c="16"/><text:span text:style-name="T23">ints = binf.getInts32(readPos, runSize)</text:span></text:p>
      <text:p text:style-name="P11"><text:s text:c="16"/><text:span text:style-name="T23">ints.sort()</text:span></text:p>
      <text:p text:style-name="P11"><text:s text:c="16"/><text:span text:style-name="T23">inputFiles[writeToFile].setInts32(writeFilePos[writeToFile], ints)</text:span></text:p>
      <text:p text:style-name="P11"><text:s text:c="16"/><text:span text:style-name="T23">inputFileRuns[writeToFile].append(</text:span><text:span text:style-name="T20">new Run</text:span><text:span text:style-name="T23">(writeFilePos[writeToFile], ints.length, inputFiles[writeToFile]))</text:span></text:p>
      <text:p text:style-name="P11"><text:s text:c="16"/><text:span text:style-name="T23">distr[writeToFileIdx] -= 1</text:span></text:p>
      <text:p text:style-name="P11"><text:s text:c="16"/><text:span text:style-name="T20">if</text:span><text:span text:style-name="T23"> distr[writeToFileIdx] &lt; 1 </text:span><text:span text:style-name="T20">then</text:span></text:p>
      <text:p text:style-name="P11"><text:s text:c="24"/><text:span text:style-name="T23">writeToFiles.remove(writeToFileIdx)</text:span></text:p>
      <text:p text:style-name="P11"><text:s text:c="24"/><text:span text:style-name="T23">distr.remove(writeToFileIdx)</text:span></text:p>
      <text:p text:style-name="P11"><text:s text:c="24"/><text:span text:style-name="T23">writeToFileIdx -= 1</text:span></text:p>
      <text:p text:style-name="P11"><text:s text:c="16"/><text:span text:style-name="T20">end </text:span><text:span text:style-name="T21">if</text:span></text:p>
      <text:p text:style-name="P16"/>
      <text:p text:style-name="P11"><text:s text:c="16"/><text:span text:style-name="T23">readPos += runSize</text:span></text:p>
      <text:p text:style-name="P11"><text:s text:c="16"/><text:span text:style-name="T23">writeFilePos[writeToFile] += runSize</text:span></text:p>
      <text:p text:style-name="P11"><text:s text:c="16"/><text:span text:style-name="T23">writeToFileIdx = (writeToFileIdx + 1) % writeToFiles.length</text:span></text:p>
      <text:p text:style-name="P11"><text:s text:c="16"/><text:span text:style-name="T23">writeToFile = writeToFiles[writeToFileIdx]</text:span></text:p>
      <text:p text:style-name="P11"><text:s text:c="16"/><text:span text:style-name="T23">runsWrittenSoFar += 1</text:span></text:p>
      <text:p text:style-name="P11"><text:s text:c="8"/><text:span text:style-name="T20">end </text:span><text:span text:style-name="T21">while</text:span></text:p>
      <text:p text:style-name="P16"/>
      <text:p text:style-name="P16"/>
      <text:p text:style-name="P11"><text:s text:c="8"/><text:span text:style-name="T24"># Додання пустих серій</text:span></text:p>
      <text:p text:style-name="P16"/>
      <text:p text:style-name="P11"><text:s text:c="8"/><text:span text:style-name="T20">while</text:span><text:span text:style-name="T23"> runsWrittenSoFar &lt; totalRuns </text:span><text:span text:style-name="T20">do</text:span></text:p>
      <text:p text:style-name="P11"><text:s text:c="16"/><text:span text:style-name="T23">inputFileRuns[writeToFile].append(</text:span><text:span text:style-name="T20">new Run</text:span><text:span text:style-name="T23">(writeFilePos[writeToFile], 0, inputFiles[writeToFile]))</text:span></text:p>
      <text:p text:style-name="P11"><text:s text:c="16"/><text:span text:style-name="T23">distr[writeToFileIdx] -= 1</text:span></text:p>
      <text:p text:style-name="P16"/>
      <text:p text:style-name="P11"><text:s text:c="16"/><text:span text:style-name="T20">if</text:span><text:span text:style-name="T23"> distr[writeToFileIdx] &lt; 1 </text:span><text:span text:style-name="T20">then</text:span></text:p>
      <text:p text:style-name="P11"><text:s text:c="24"/><text:span text:style-name="T23">writeToFiles.pop(writeToFileIdx)</text:span></text:p>
      <text:p text:style-name="P11"><text:s text:c="24"/><text:span text:style-name="T23">distr.pop(writeToFileIdx)</text:span></text:p>
      <text:p text:style-name="P11"><text:s text:c="24"/><text:span text:style-name="T23">writeToFileIdx -= 1</text:span></text:p>
      <text:p text:style-name="P11"><text:s text:c="16"/><text:span text:style-name="T20">end</text:span></text:p>
      <text:p text:style-name="P16"/>
      <text:p text:style-name="P11"><text:s text:c="16"/><text:span text:style-name="T20">if</text:span><text:span text:style-name="T23"> writeToFiles.length &gt; 0 </text:span><text:span text:style-name="T20">then</text:span></text:p>
      <text:p text:style-name="P11"><text:s text:c="24"/><text:span text:style-name="T23">writeToFileIdx = (writeToFileIdx + 1) % writeToFiles.length</text:span></text:p>
      <text:p text:style-name="P11"><text:s text:c="24"/><text:span text:style-name="T23">writeToFile = writeToFiles[writeToFileIdx]</text:span></text:p>
      <text:p text:style-name="P11"><text:s text:c="16"/><text:span text:style-name="T20">end </text:span><text:span text:style-name="T21">if</text:span></text:p>
      <text:p text:style-name="P11"><text:s text:c="16"/><text:span text:style-name="T23">runsWrittenSoFar += 1</text:span></text:p>
      <text:p text:style-name="P11"><text:s text:c="8"/><text:span text:style-name="T20">end </text:span><text:span text:style-name="T21">while</text:span></text:p>
      <text:p text:style-name="P16"/>
      <text:p text:style-name="P16"/>
      <text:p text:style-name="P11"><text:s text:c="8"/><text:span text:style-name="T25"># Багатофазне злиття</text:span></text:p>
      <text:p text:style-name="P9"/>
      <text:p text:style-name="P11"><text:s text:c="8"/><text:span text:style-name="T23">keepGoing = True</text:span></text:p>
      <text:p text:style-name="P11"><text:s text:c="8"/><text:span text:style-name="T23">outputPos = 0</text:span></text:p>
      <text:p text:style-name="P11"><text:s text:c="8"/><text:span text:style-name="T20">while</text:span><text:span text:style-name="T23"> keepGoing </text:span><text:span text:style-name="T20">do</text:span></text:p>
      <text:p text:style-name="P11"><text:s text:c="16"/><text:span text:style-name="T23">hasMore = True</text:span></text:p>
      <text:p text:style-name="P11"><text:s text:c="16"/><text:span text:style-name="T23">outputStart = outputPos</text:span></text:p>
      <text:p text:style-name="P11"><text:s text:c="16"/><text:span text:style-name="T20">while</text:span><text:span text:style-name="T23"> hasMore </text:span><text:span text:style-name="T20">do</text:span></text:p>
      <text:p text:style-name="P11"><text:s text:c="24"/><text:span text:style-name="T23">minI = -1</text:span></text:p>
      <text:p text:style-name="P11"><text:s text:c="24"/><text:span text:style-name="T23">minVal = 9999999</text:span></text:p>
      <text:p text:style-name="P11"><text:s text:c="24"/><text:span text:style-name="T20">for</text:span><text:span text:style-name="T23"> i=0 to inputFiles.length </text:span><text:span text:style-name="T20">do</text:span></text:p>
      <text:p text:style-name="P11"><text:s text:c="32"/><text:span text:style-name="T20">if</text:span><text:span text:style-name="T23"> inputFileRuns[i].length &gt; 0 and inputFileRuns[i][0].hasMore </text:span><text:span text:style-name="T20">then</text:span></text:p>
      <text:p text:style-name="P11"><text:s text:c="40"/><text:span text:style-name="T23">value = inputFileRuns[i][0].value</text:span></text:p>
      <text:p text:style-name="P11"><text:s text:c="40"/><text:span text:style-name="T20">if</text:span><text:span text:style-name="T23"> value &lt; minVal </text:span><text:span text:style-name="T20">then</text:span></text:p>
      <text:p text:style-name="P11"><text:s text:c="48"/><text:span text:style-name="T23">minVal = value</text:span></text:p>
      <text:p text:style-name="P11"><text:s text:c="48"/><text:span text:style-name="T23">minI = i</text:span></text:p>
      <text:p text:style-name="P11"><text:s text:c="40"/><text:span text:style-name="T20">end </text:span><text:span text:style-name="T21">if</text:span></text:p>
      <text:p text:style-name="P13"><text:s text:c="32"/><text:span text:style-name="T19">end </text:span><text:span text:style-name="T26">if</text:span></text:p>
      <text:p text:style-name="P13"><text:s text:c="24"/><text:span text:style-name="T19">end </text:span><text:span text:style-name="T26">for</text:span></text:p>
      <text:p text:style-name="P11"><text:span text:style-name="T4"><text:s text:c="24"/></text:span><text:span text:style-name="T20">if</text:span><text:span text:style-name="T23"> minI &gt; -1 </text:span><text:span text:style-name="T20">then</text:span></text:p>
      <text:p text:style-name="P11"><text:s text:c="32"/><text:span text:style-name="T23">outputFile.setInt32(outputPos, minVal)</text:span></text:p>
      <text:p text:style-name="P11"><text:s text:c="32"/><text:span text:style-name="T23">outputPos += 1</text:span></text:p>
      <text:p text:style-name="P11"><text:s text:c="32"/><text:span text:style-name="T23">inputFileRuns[minI][0].next()</text:span></text:p>
      <text:p text:style-name="P11"><text:s text:c="32"/><text:span text:style-name="T23">hasMore = True</text:span></text:p>
      <text:p text:style-name="P11"><text:s text:c="24"/><text:span text:style-name="T20">else</text:span></text:p>
      <text:p text:style-name="P11"><text:s text:c="32"/><text:span text:style-name="T23">hasMore = False</text:span></text:p>
      <text:p text:style-name="P11"><text:s text:c="24"/><text:span text:style-name="T20">end </text:span><text:span text:style-name="T21">if</text:span></text:p>
      <text:p text:style-name="P8"><text:s text:c="16"/>end while</text:p>
      <text:p text:style-name="P16"/>
      <text:p text:style-name="P11"><text:s text:c="16"/><text:span text:style-name="T23">outputLength = outputPos - outputStart</text:span></text:p>
      <text:p text:style-name="P11"><text:s text:c="16"/><text:span text:style-name="T23">outputFileRuns.append(</text:span><text:span text:style-name="T20">new Run</text:span><text:span text:style-name="T23">(outputStart, outputLength, outputFile))</text:span></text:p>
      <text:p text:style-name="P11"><text:s text:c="16"/><text:span text:style-name="T23">switchTo = -1</text:span></text:p>
      <text:p text:style-name="P11"><text:s text:c="16"/><text:span text:style-name="T23">switchToCount = 0</text:span></text:p>
      <text:p text:style-name="P11"><text:s text:c="16"/><text:span text:style-name="T20">for</text:span><text:span text:style-name="T23"> i=0 </text:span><text:span text:style-name="T20">to</text:span><text:span text:style-name="T23"> inputFiles.length </text:span><text:span text:style-name="T20">then</text:span></text:p>
      <text:p text:style-name="P11"><text:s text:c="24"/><text:span text:style-name="T20">if</text:span><text:span text:style-name="T23"> inputFileRuns[i].length &gt; 0 </text:span><text:span text:style-name="T20">then</text:span></text:p>
      <text:p text:style-name="P11"><text:s text:c="32"/><text:span text:style-name="T23">inputFileRuns[i].pop(0)</text:span></text:p>
      <text:p text:style-name="P11"><text:s text:c="32"/><text:span text:style-name="T20">if</text:span><text:span text:style-name="T23"> inputFileRuns[i].length == 0 </text:span><text:span text:style-name="T20">then</text:span></text:p>
      <text:p text:style-name="P11"><text:s text:c="40"/><text:span text:style-name="T23">switchTo = i</text:span></text:p>
      <text:p text:style-name="P11"><text:s text:c="40"/><text:span text:style-name="T23">switchToCount += 1</text:span></text:p>
      <text:p text:style-name="P11"><text:soft-page-break/><text:s text:c="32"/><text:span text:style-name="T20">end </text:span><text:span text:style-name="T21">if</text:span></text:p>
      <text:p text:style-name="P11"><text:s text:c="24"/><text:span text:style-name="T20">end </text:span><text:span text:style-name="T21">if</text:span></text:p>
      <text:p text:style-name="P11"><text:s text:c="16"/><text:span text:style-name="T20">end </text:span><text:span text:style-name="T21">for</text:span></text:p>
      <text:p text:style-name="P16"/>
      <text:p text:style-name="P11"><text:s text:c="16"/><text:span text:style-name="T20">if</text:span><text:span text:style-name="T23"> switchToCount == inputFiles.length </text:span><text:span text:style-name="T20">then</text:span></text:p>
      <text:p text:style-name="P11"><text:s text:c="24"/><text:span text:style-name="T23">keepGoing = False</text:span></text:p>
      <text:p text:style-name="P11"><text:s text:c="16"/><text:span text:style-name="T20">else</text:span></text:p>
      <text:p text:style-name="P11"><text:s text:c="24"/><text:span text:style-name="T20">if</text:span><text:span text:style-name="T23"> switchTo &gt; -1 </text:span><text:span text:style-name="T20">then</text:span></text:p>
      <text:p text:style-name="P11"><text:s text:c="32"/><text:span text:style-name="T23">temp = outputFile</text:span></text:p>
      <text:p text:style-name="P11"><text:s text:c="32"/><text:span text:style-name="T23">outputFile = inputFiles[switchTo]</text:span></text:p>
      <text:p text:style-name="P11"><text:s text:c="32"/><text:span text:style-name="T23">inputFiles[switchTo] = temp</text:span></text:p>
      <text:p text:style-name="P11"><text:s text:c="32"/><text:span text:style-name="T23">temp = outputFileRuns</text:span></text:p>
      <text:p text:style-name="P11"><text:s text:c="32"/><text:span text:style-name="T23">outputFileRuns = inputFileRuns[switchTo]</text:span></text:p>
      <text:p text:style-name="P11"><text:s text:c="32"/><text:span text:style-name="T23">inputFileRuns[switchTo] = temp</text:span></text:p>
      <text:p text:style-name="P11"><text:s text:c="32"/><text:span text:style-name="T23">outputPos = 0</text:span></text:p>
      <text:p text:style-name="P11"><text:s text:c="24"/><text:span text:style-name="T20">end </text:span><text:span text:style-name="T21">if</text:span></text:p>
      <text:p text:style-name="P11"><text:s text:c="16"/><text:span text:style-name="T20">end </text:span><text:span text:style-name="T21">if</text:span></text:p>
      <text:p text:style-name="P19"><text:s text:c="8"/>end while</text:p>
      <text:p text:style-name="P19"/>
      <text:p text:style-name="P16"><text:span text:style-name="T5"><text:s text:c="8"/></text:span><text:span text:style-name="T9"># Завершення виконання</text:span></text:p>
      <text:p text:style-name="P19"/>
      <text:p text:style-name="P11"><text:s text:c="8"/><text:span text:style-name="T23">copy(outputFile, binf)</text:span></text:p>
      <text:p text:style-name="P11"><text:s text:c="8"/><text:span text:style-name="T23">deleteAll(inputFiles)</text:span></text:p>
      <text:p text:style-name="P11"><text:s text:c="8"/><text:span text:style-name="T23">delete(outputFile)</text:span></text:p>
      <text:p text:style-name="P4">end <text:span text:style-name="T42">function</text:span></text:p>
      <text:p text:style-name="P17"/>
      <text:list xml:id="list171502811094796" text:continue-numbering="true" text:style-name="L2">
        <text:list-item>
          <text:list>
            <text:list-item>
              <text:p text:style-name="P52">Програмна реалізація алгоритму</text:p>
              <text:list>
                <text:list-item>
                  <text:p text:style-name="P52">Вихідний код</text:p>
                </text:list-item>
              </text:list>
            </text:list-item>
          </text:list>
        </text:list-item>
      </text:list>
      <text:p text:style-name="P2">BinFile.py</text:p>
      <text:p text:style-name="P1"><text:span text:style-name="T10">import</text:span> <text:span text:style-name="T16">os</text:span></text:p>
      <text:p text:style-name="P1"><text:span text:style-name="T10">class</text:span> <text:span text:style-name="T16">BinFile</text:span>:</text:p>
      <text:p text:style-name="P3"><text:s text:c="8"/><text:span text:style-name="T11">def</text:span><text:span text:style-name="T28"> </text:span><text:span text:style-name="T17">__init__</text:span><text:span text:style-name="T28">(</text:span><text:span text:style-name="T12">self</text:span><text:span text:style-name="T28">, name, mode</text:span><text:span text:style-name="T30">=</text:span><text:span text:style-name="T33">"r+b"</text:span><text:span text:style-name="T28">):</text:span></text:p>
      <text:p text:style-name="P3"><text:s text:c="16"/><text:span text:style-name="T11">try</text:span><text:span text:style-name="T28">:</text:span></text:p>
      <text:p text:style-name="P3"><text:s text:c="24"/><text:span text:style-name="T28">myFile </text:span><text:span text:style-name="T30">=</text:span><text:span text:style-name="T28"> </text:span><text:span text:style-name="T12">open</text:span><text:span text:style-name="T28">(name, mode)</text:span></text:p>
      <text:p text:style-name="P3"><text:s text:c="24"/><text:span text:style-name="T12">self</text:span><text:span text:style-name="T30">.</text:span><text:span text:style-name="T28">myFile </text:span><text:span text:style-name="T30">=</text:span><text:span text:style-name="T28"> myFile</text:span></text:p>
      <text:p text:style-name="P3"><text:s text:c="24"/><text:span text:style-name="T12">self</text:span><text:span text:style-name="T30">.</text:span><text:span text:style-name="T28">name </text:span><text:span text:style-name="T30">=</text:span><text:span text:style-name="T28"> name</text:span></text:p>
      <text:p text:style-name="P3"><text:s text:c="24"/><text:span text:style-name="T28">myFile</text:span><text:span text:style-name="T30">.</text:span><text:span text:style-name="T28">seek(</text:span><text:span text:style-name="T30">0</text:span><text:span text:style-name="T28">,</text:span><text:span text:style-name="T30">2</text:span><text:span text:style-name="T28">)</text:span></text:p>
      <text:p text:style-name="P3"><text:s text:c="24"/><text:span text:style-name="T12">self</text:span><text:span text:style-name="T30">.</text:span><text:span text:style-name="T28">size </text:span><text:span text:style-name="T30">=</text:span><text:span text:style-name="T28"> myFile</text:span><text:span text:style-name="T30">.</text:span><text:span text:style-name="T28">tell() </text:span><text:span text:style-name="T30">//</text:span><text:span text:style-name="T28"> </text:span><text:span text:style-name="T30">4</text:span></text:p>
      <text:p text:style-name="P3"><text:s text:c="24"/><text:span text:style-name="T12">self</text:span><text:span text:style-name="T30">.</text:span><text:span text:style-name="T28">ok </text:span><text:span text:style-name="T30">=</text:span><text:span text:style-name="T28"> </text:span><text:span text:style-name="T12">True</text:span></text:p>
      <text:p text:style-name="P3"><text:s text:c="24"/><text:span text:style-name="T12">self</text:span><text:span text:style-name="T30">.</text:span><text:span text:style-name="T28">closed </text:span><text:span text:style-name="T30">=</text:span><text:span text:style-name="T28"> </text:span><text:span text:style-name="T12">False</text:span></text:p>
      <text:p text:style-name="P3"><text:s text:c="16"/><text:span text:style-name="T11">except</text:span><text:span text:style-name="T28"> </text:span><text:span text:style-name="T41">IOError</text:span><text:span text:style-name="T28">:</text:span></text:p>
      <text:p text:style-name="P3"><text:s text:c="24"/><text:span text:style-name="T12">self</text:span><text:span text:style-name="T30">.</text:span><text:span text:style-name="T28">ok </text:span><text:span text:style-name="T30">=</text:span><text:span text:style-name="T28"> </text:span><text:span text:style-name="T12">False</text:span></text:p>
      <text:p text:style-name="P14"/>
      <text:p text:style-name="P3"><text:s text:c="8"/><text:span text:style-name="T11">def</text:span><text:span text:style-name="T28"> </text:span><text:span text:style-name="T17">getInt32</text:span><text:span text:style-name="T28">(</text:span><text:span text:style-name="T12">self</text:span><text:span text:style-name="T28">, pos):</text:span></text:p>
      <text:p text:style-name="P3"><text:s text:c="16"/><text:span text:style-name="T12">self</text:span><text:span text:style-name="T30">.</text:span><text:span text:style-name="T28">myFile</text:span><text:span text:style-name="T30">.</text:span><text:span text:style-name="T28">seek(pos</text:span><text:span text:style-name="T30">*4</text:span><text:span text:style-name="T28">)</text:span></text:p>
      <text:p text:style-name="P3"><text:s text:c="16"/><text:span text:style-name="T28">arr </text:span><text:span text:style-name="T30">=</text:span><text:span text:style-name="T28"> </text:span><text:span text:style-name="T12">self</text:span><text:span text:style-name="T30">.</text:span><text:span text:style-name="T28">myFile</text:span><text:span text:style-name="T30">.</text:span><text:span text:style-name="T28">read(</text:span><text:span text:style-name="T30">4</text:span><text:span text:style-name="T28">)</text:span></text:p>
      <text:p text:style-name="P3"><text:s text:c="16"/><text:span text:style-name="T11">return</text:span><text:span text:style-name="T28"> ((arr[</text:span><text:span text:style-name="T30">3</text:span><text:span text:style-name="T28">]</text:span><text:span text:style-name="T30">*256+</text:span><text:span text:style-name="T28">arr[</text:span><text:span text:style-name="T30">2</text:span><text:span text:style-name="T28">])</text:span><text:span text:style-name="T30">*256+</text:span><text:span text:style-name="T28">arr[</text:span><text:span text:style-name="T30">1</text:span><text:span text:style-name="T28">])</text:span><text:span text:style-name="T30">*256+</text:span><text:span text:style-name="T28">arr[</text:span><text:span text:style-name="T30">0</text:span><text:span text:style-name="T28">]</text:span></text:p>
      <text:p text:style-name="P1"/>
      <text:p text:style-name="P3"><text:s text:c="8"/><text:span text:style-name="T11">def</text:span><text:span text:style-name="T28"> </text:span><text:span text:style-name="T17">getInts32</text:span><text:span text:style-name="T28">(</text:span><text:span text:style-name="T12">self</text:span><text:span text:style-name="T28">, pos, amount):</text:span></text:p>
      <text:p text:style-name="P3"><text:s text:c="16"/><text:span text:style-name="T12">self</text:span><text:span text:style-name="T30">.</text:span><text:span text:style-name="T28">myFile</text:span><text:span text:style-name="T30">.</text:span><text:span text:style-name="T28">seek(pos</text:span><text:span text:style-name="T30">*4</text:span><text:span text:style-name="T28">)</text:span></text:p>
      <text:p text:style-name="P3"><text:s text:c="16"/><text:span text:style-name="T28">arr </text:span><text:span text:style-name="T30">=</text:span><text:span text:style-name="T28"> </text:span><text:span text:style-name="T12">self</text:span><text:span text:style-name="T30">.</text:span><text:span text:style-name="T28">myFile</text:span><text:span text:style-name="T30">.</text:span><text:span text:style-name="T28">read(amount</text:span><text:span text:style-name="T30">*4</text:span><text:span text:style-name="T28">)</text:span></text:p>
      <text:p text:style-name="P3"><text:s text:c="16"/><text:span text:style-name="T28">outputs </text:span><text:span text:style-name="T30">=</text:span><text:span text:style-name="T28"> []</text:span></text:p>
      <text:p text:style-name="P3"><text:s text:c="16"/><text:span text:style-name="T11">for</text:span><text:span text:style-name="T28"> i </text:span><text:span text:style-name="T38">in</text:span><text:span text:style-name="T28"> </text:span><text:span text:style-name="T12">range</text:span><text:span text:style-name="T28">(</text:span><text:span text:style-name="T30">0</text:span><text:span text:style-name="T28">, </text:span><text:span text:style-name="T12">len</text:span><text:span text:style-name="T28">(arr), </text:span><text:span text:style-name="T30">4</text:span><text:span text:style-name="T28">):</text:span></text:p>
      <text:p text:style-name="P3"><text:s text:c="24"/><text:span text:style-name="T28">outputs</text:span><text:span text:style-name="T30">.</text:span><text:span text:style-name="T28">append(((arr[i</text:span><text:span text:style-name="T30">+3</text:span><text:span text:style-name="T28">]</text:span><text:span text:style-name="T30">*256+</text:span><text:span text:style-name="T28">arr[i</text:span><text:span text:style-name="T30">+2</text:span><text:span text:style-name="T28">])</text:span><text:span text:style-name="T30">*256+</text:span><text:span text:style-name="T28">arr[i</text:span><text:span text:style-name="T30">+1</text:span><text:span text:style-name="T28">])</text:span><text:span text:style-name="T30">*256+</text:span><text:span text:style-name="T28">arr[i])</text:span></text:p>
      <text:p text:style-name="P3"><text:s text:c="16"/><text:span text:style-name="T11">return</text:span><text:span text:style-name="T28"> outputs</text:span></text:p>
      <text:p text:style-name="P1"/>
      <text:p text:style-name="P3"><text:s text:c="8"/><text:span text:style-name="T11">def</text:span><text:span text:style-name="T28"> </text:span><text:span text:style-name="T17">setInt32</text:span><text:span text:style-name="T28">(</text:span><text:span text:style-name="T12">self</text:span><text:span text:style-name="T28">, pos, value):</text:span></text:p>
      <text:p text:style-name="P3"><text:s text:c="16"/><text:span text:style-name="T12">self</text:span><text:span text:style-name="T30">.</text:span><text:span text:style-name="T28">myFile</text:span><text:span text:style-name="T30">.</text:span><text:span text:style-name="T28">seek(pos</text:span><text:span text:style-name="T30">*4</text:span><text:span text:style-name="T28">)</text:span></text:p>
      <text:p text:style-name="P3"><text:s text:c="16"/><text:span text:style-name="T28">arr </text:span><text:span text:style-name="T30">=</text:span><text:span text:style-name="T28"> []</text:span></text:p>
      <text:p text:style-name="P3"><text:s text:c="16"/><text:span text:style-name="T11">for</text:span><text:span text:style-name="T28"> i </text:span><text:span text:style-name="T38">in</text:span><text:span text:style-name="T28"> </text:span><text:span text:style-name="T12">range</text:span><text:span text:style-name="T28">(</text:span><text:span text:style-name="T30">4</text:span><text:span text:style-name="T28">):</text:span></text:p>
      <text:p text:style-name="P3"><text:s text:c="24"/><text:span text:style-name="T28">arr</text:span><text:span text:style-name="T30">.</text:span><text:span text:style-name="T28">append(value </text:span><text:span text:style-name="T30">%</text:span><text:span text:style-name="T28"> </text:span><text:span text:style-name="T30">256</text:span><text:span text:style-name="T28">)</text:span></text:p>
      <text:p text:style-name="P3"><text:s text:c="24"/><text:span text:style-name="T28">value </text:span><text:span text:style-name="T30">//=</text:span><text:span text:style-name="T28"> </text:span><text:span text:style-name="T30">256</text:span></text:p>
      <text:p text:style-name="P3"><text:s text:c="16"/><text:span text:style-name="T12">self</text:span><text:span text:style-name="T30">.</text:span><text:span text:style-name="T28">myFile</text:span><text:span text:style-name="T30">.</text:span><text:span text:style-name="T28">write(</text:span><text:span text:style-name="T12">bytearray</text:span><text:span text:style-name="T28">(arr))</text:span></text:p>
      <text:p text:style-name="P3"><text:s text:c="16"/><text:span text:style-name="T11">if</text:span><text:span text:style-name="T28">(pos</text:span><text:span text:style-name="T30">+1</text:span><text:span text:style-name="T28"> </text:span><text:span text:style-name="T30">&gt;</text:span><text:span text:style-name="T28"> </text:span><text:span text:style-name="T12">self</text:span><text:span text:style-name="T30">.</text:span><text:span text:style-name="T28">size):</text:span></text:p>
      <text:p text:style-name="P3"><text:s text:c="24"/><text:span text:style-name="T12">self</text:span><text:span text:style-name="T30">.</text:span><text:span text:style-name="T28">size </text:span><text:span text:style-name="T30">=</text:span><text:span text:style-name="T28"> pos</text:span><text:span text:style-name="T30">+1</text:span></text:p>
      <text:p text:style-name="P15"/>
      <text:p text:style-name="P3"><text:s text:c="8"/><text:span text:style-name="T11">def</text:span><text:span text:style-name="T28"> </text:span><text:span text:style-name="T17">setInts32</text:span><text:span text:style-name="T28">(</text:span><text:span text:style-name="T12">self</text:span><text:span text:style-name="T28">, pos, values):</text:span></text:p>
      <text:p text:style-name="P3"><text:s text:c="16"/><text:span text:style-name="T12">self</text:span><text:span text:style-name="T30">.</text:span><text:span text:style-name="T28">myFile</text:span><text:span text:style-name="T30">.</text:span><text:span text:style-name="T28">seek(pos</text:span><text:span text:style-name="T30">*4</text:span><text:span text:style-name="T28">)</text:span></text:p>
      <text:p text:style-name="P3"><text:s text:c="16"/><text:span text:style-name="T28">arr </text:span><text:span text:style-name="T30">=</text:span><text:span text:style-name="T28"> []</text:span></text:p>
      <text:p text:style-name="P3"><text:s text:c="16"/><text:span text:style-name="T11">for</text:span><text:span text:style-name="T28"> j </text:span><text:span text:style-name="T38">in</text:span><text:span text:style-name="T28"> </text:span><text:span text:style-name="T12">range</text:span><text:span text:style-name="T28">(</text:span><text:span text:style-name="T12">len</text:span><text:span text:style-name="T28">(values)):</text:span></text:p>
      <text:p text:style-name="P3"><text:soft-page-break/><text:s text:c="24"/><text:span text:style-name="T28">value </text:span><text:span text:style-name="T30">=</text:span><text:span text:style-name="T28"> values[j]</text:span></text:p>
      <text:p text:style-name="P3"><text:s text:c="24"/><text:span text:style-name="T11">for</text:span><text:span text:style-name="T28"> i </text:span><text:span text:style-name="T38">in</text:span><text:span text:style-name="T28"> </text:span><text:span text:style-name="T12">range</text:span><text:span text:style-name="T28">(</text:span><text:span text:style-name="T30">4</text:span><text:span text:style-name="T28">):</text:span></text:p>
      <text:p text:style-name="P3"><text:s text:c="32"/><text:span text:style-name="T28">arr</text:span><text:span text:style-name="T30">.</text:span><text:span text:style-name="T28">append(value </text:span><text:span text:style-name="T30">%</text:span><text:span text:style-name="T28"> </text:span><text:span text:style-name="T30">256</text:span><text:span text:style-name="T28">)</text:span></text:p>
      <text:p text:style-name="P3"><text:s text:c="32"/><text:span text:style-name="T28">value </text:span><text:span text:style-name="T30">//=</text:span><text:span text:style-name="T28"> </text:span><text:span text:style-name="T30">256</text:span></text:p>
      <text:p text:style-name="P3"><text:s text:c="16"/><text:span text:style-name="T12">self</text:span><text:span text:style-name="T30">.</text:span><text:span text:style-name="T28">myFile</text:span><text:span text:style-name="T30">.</text:span><text:span text:style-name="T28">write(</text:span><text:span text:style-name="T12">bytearray</text:span><text:span text:style-name="T28">(arr))</text:span></text:p>
      <text:p text:style-name="P1"/>
      <text:p text:style-name="P3"><text:s text:c="8"/><text:span text:style-name="T11">def</text:span><text:span text:style-name="T28"> </text:span><text:span text:style-name="T17">close</text:span><text:span text:style-name="T28">(</text:span><text:span text:style-name="T12">self</text:span><text:span text:style-name="T28">):</text:span></text:p>
      <text:p text:style-name="P3"><text:s text:c="16"/><text:span text:style-name="T11">if</text:span><text:span text:style-name="T28">(</text:span><text:span text:style-name="T38">not</text:span><text:span text:style-name="T28"> </text:span><text:span text:style-name="T12">self</text:span><text:span text:style-name="T30">.</text:span><text:span text:style-name="T28">closed):</text:span></text:p>
      <text:p text:style-name="P3"><text:s text:c="24"/><text:span text:style-name="T12">self</text:span><text:span text:style-name="T30">.</text:span><text:span text:style-name="T28">myFile</text:span><text:span text:style-name="T30">.</text:span><text:span text:style-name="T28">close()</text:span></text:p>
      <text:p text:style-name="P3"><text:s text:c="24"/><text:span text:style-name="T12">self</text:span><text:span text:style-name="T30">.</text:span><text:span text:style-name="T28">closed </text:span><text:span text:style-name="T30">=</text:span><text:span text:style-name="T28"> </text:span><text:span text:style-name="T12">True</text:span></text:p>
      <text:p text:style-name="P14"/>
      <text:p text:style-name="P3"><text:s text:c="8"/><text:span text:style-name="T11">def</text:span><text:span text:style-name="T28"> </text:span><text:span text:style-name="T17">delete</text:span><text:span text:style-name="T28">(</text:span><text:span text:style-name="T12">self</text:span><text:span text:style-name="T28">):</text:span></text:p>
      <text:p text:style-name="P3"><text:s text:c="16"/><text:span text:style-name="T11">if</text:span><text:span text:style-name="T28">(</text:span><text:span text:style-name="T38">not</text:span><text:span text:style-name="T28"> </text:span><text:span text:style-name="T12">self</text:span><text:span text:style-name="T30">.</text:span><text:span text:style-name="T28">closed):</text:span></text:p>
      <text:p text:style-name="P3"><text:s text:c="24"/><text:span text:style-name="T12">self</text:span><text:span text:style-name="T30">.</text:span><text:span text:style-name="T28">myFile</text:span><text:span text:style-name="T30">.</text:span><text:span text:style-name="T28">close()</text:span></text:p>
      <text:p text:style-name="P3"><text:s text:c="24"/><text:span text:style-name="T12">self</text:span><text:span text:style-name="T30">.</text:span><text:span text:style-name="T28">closed </text:span><text:span text:style-name="T30">=</text:span><text:span text:style-name="T28"> </text:span><text:span text:style-name="T12">True</text:span></text:p>
      <text:p text:style-name="P3"><text:s text:c="16"/><text:span text:style-name="T28">os</text:span><text:span text:style-name="T30">.</text:span><text:span text:style-name="T28">remove(</text:span><text:span text:style-name="T12">self</text:span><text:span text:style-name="T30">.</text:span><text:span text:style-name="T28">name)</text:span></text:p>
      <text:p text:style-name="P37"/>
      <text:p text:style-name="P39"/>
      <text:p text:style-name="P57">Sorter.py</text:p>
      <text:p text:style-name="P46">#!/bin/env python</text:p>
      <text:p text:style-name="P10"><text:span text:style-name="T10">from</text:span> <text:span text:style-name="T16">BinFile</text:span> <text:span text:style-name="T10">import</text:span> BinFile</text:p>
      <text:p text:style-name="P10"><text:span text:style-name="T10">import</text:span> <text:span text:style-name="T16">random</text:span></text:p>
      <text:p text:style-name="P10"><text:span text:style-name="T10">import</text:span> <text:span text:style-name="T16">math</text:span></text:p>
      <text:p text:style-name="P10"><text:span text:style-name="T10">import</text:span> <text:span text:style-name="T16">time</text:span></text:p>
      <text:p text:style-name="P10">cacheSize <text:span text:style-name="T29">=</text:span> <text:span text:style-name="T29">-1</text:span></text:p>
      <text:p text:style-name="P10"><text:span text:style-name="T10">class</text:span> <text:span text:style-name="T16">Run</text:span>:</text:p>
      <text:p text:style-name="P12"><text:s text:c="8"/><text:span text:style-name="T13">def</text:span><text:span text:style-name="T23"> </text:span><text:span text:style-name="T18">__init__</text:span><text:span text:style-name="T23">(</text:span><text:span text:style-name="T14">self</text:span><text:span text:style-name="T23">, start, length, binFile):</text:span></text:p>
      <text:p text:style-name="P12"><text:s text:c="16"/><text:span text:style-name="T14">self</text:span><text:span text:style-name="T31">.</text:span><text:span text:style-name="T23">start </text:span><text:span text:style-name="T31">=</text:span><text:span text:style-name="T23"> start</text:span></text:p>
      <text:p text:style-name="P12"><text:s text:c="16"/><text:span text:style-name="T14">self</text:span><text:span text:style-name="T31">.</text:span><text:span text:style-name="T23">length </text:span><text:span text:style-name="T31">=</text:span><text:span text:style-name="T23"> length</text:span></text:p>
      <text:p text:style-name="P12"><text:s text:c="16"/><text:span text:style-name="T14">self</text:span><text:span text:style-name="T31">.</text:span><text:span text:style-name="T23">pos </text:span><text:span text:style-name="T31">=</text:span><text:span text:style-name="T23"> </text:span><text:span text:style-name="T31">0</text:span></text:p>
      <text:p text:style-name="P12"><text:s text:c="16"/><text:span text:style-name="T14">self</text:span><text:span text:style-name="T31">.</text:span><text:span text:style-name="T23">binFile </text:span><text:span text:style-name="T31">=</text:span><text:span text:style-name="T23"> binFile</text:span></text:p>
      <text:p text:style-name="P12"><text:s text:c="8"/><text:span text:style-name="T13">def</text:span><text:span text:style-name="T23"> </text:span><text:span text:style-name="T18">prepare</text:span><text:span text:style-name="T23">(</text:span><text:span text:style-name="T14">self</text:span><text:span text:style-name="T23">):</text:span></text:p>
      <text:p text:style-name="P12"><text:s text:c="16"/><text:span text:style-name="T13">if</text:span><text:span text:style-name="T23"> </text:span><text:span text:style-name="T14">self</text:span><text:span text:style-name="T31">.</text:span><text:span text:style-name="T23">length </text:span><text:span text:style-name="T31">&gt;</text:span><text:span text:style-name="T23"> </text:span><text:span text:style-name="T31">0</text:span><text:span text:style-name="T23">:</text:span></text:p>
      <text:p text:style-name="P12"><text:s text:c="24"/><text:span text:style-name="T14">self</text:span><text:span text:style-name="T31">.</text:span><text:span text:style-name="T23">hasMore </text:span><text:span text:style-name="T31">=</text:span><text:span text:style-name="T23"> </text:span><text:span text:style-name="T14">True</text:span></text:p>
      <text:p text:style-name="P12"><text:s text:c="24"/><text:span text:style-name="T14">self</text:span><text:span text:style-name="T31">.</text:span><text:span text:style-name="T23">cache </text:span><text:span text:style-name="T31">=</text:span><text:span text:style-name="T23"> </text:span><text:span text:style-name="T14">self</text:span><text:span text:style-name="T31">.</text:span><text:span text:style-name="T23">binFile</text:span><text:span text:style-name="T31">.</text:span><text:span text:style-name="T23">getInts32(</text:span><text:span text:style-name="T14">self</text:span><text:span text:style-name="T31">.</text:span><text:span text:style-name="T23">start, </text:span><text:span text:style-name="T14">min</text:span><text:span text:style-name="T23">(cacheSize, </text:span><text:span text:style-name="T14">self</text:span><text:span text:style-name="T31">.</text:span><text:span text:style-name="T23">length))</text:span></text:p>
      <text:p text:style-name="P12"><text:s text:c="24"/><text:span text:style-name="T14">self</text:span><text:span text:style-name="T31">.</text:span><text:span text:style-name="T23">cachePos </text:span><text:span text:style-name="T31">=</text:span><text:span text:style-name="T23"> </text:span><text:span text:style-name="T31">0</text:span></text:p>
      <text:p text:style-name="P12"><text:s text:c="24"/><text:span text:style-name="T14">self</text:span><text:span text:style-name="T31">.</text:span><text:span text:style-name="T23">value </text:span><text:span text:style-name="T31">=</text:span><text:span text:style-name="T23"> </text:span><text:span text:style-name="T14">self</text:span><text:span text:style-name="T31">.</text:span><text:span text:style-name="T23">cache[</text:span><text:span text:style-name="T31">0</text:span><text:span text:style-name="T23">]</text:span></text:p>
      <text:p text:style-name="P12"><text:s text:c="16"/><text:span text:style-name="T13">else</text:span><text:span text:style-name="T23">:</text:span></text:p>
      <text:p text:style-name="P12"><text:s text:c="24"/><text:span text:style-name="T14">self</text:span><text:span text:style-name="T31">.</text:span><text:span text:style-name="T23">hasMore </text:span><text:span text:style-name="T31">=</text:span><text:span text:style-name="T23"> </text:span><text:span text:style-name="T14">False</text:span></text:p>
      <text:p text:style-name="P12"><text:s text:c="24"/><text:span text:style-name="T14">self</text:span><text:span text:style-name="T31">.</text:span><text:span text:style-name="T23">cache </text:span><text:span text:style-name="T31">=</text:span><text:span text:style-name="T23"> []</text:span></text:p>
      <text:p text:style-name="P12"><text:s text:c="24"/><text:span text:style-name="T14">self</text:span><text:span text:style-name="T31">.</text:span><text:span text:style-name="T23">cachePos </text:span><text:span text:style-name="T31">=</text:span><text:span text:style-name="T23"> </text:span><text:span text:style-name="T31">0</text:span></text:p>
      <text:p text:style-name="P12"><text:s text:c="24"/><text:span text:style-name="T14">self</text:span><text:span text:style-name="T31">.</text:span><text:span text:style-name="T23">value </text:span><text:span text:style-name="T31">=</text:span><text:span text:style-name="T23"> </text:span><text:span text:style-name="T31">0</text:span></text:p>
      <text:p text:style-name="P12"><text:s text:c="8"/><text:span text:style-name="T13">def</text:span><text:span text:style-name="T23"> </text:span><text:span text:style-name="T18">next</text:span><text:span text:style-name="T23">(</text:span><text:span text:style-name="T14">self</text:span><text:span text:style-name="T23">):</text:span></text:p>
      <text:p text:style-name="P12"><text:s text:c="16"/><text:span text:style-name="T14">self</text:span><text:span text:style-name="T31">.</text:span><text:span text:style-name="T23">pos </text:span><text:span text:style-name="T31">+=</text:span><text:span text:style-name="T23"> </text:span><text:span text:style-name="T31">1</text:span></text:p>
      <text:p text:style-name="P12"><text:s text:c="16"/><text:span text:style-name="T14">self</text:span><text:span text:style-name="T31">.</text:span><text:span text:style-name="T23">cachePos </text:span><text:span text:style-name="T31">+=</text:span><text:span text:style-name="T23"> </text:span><text:span text:style-name="T31">1</text:span></text:p>
      <text:p text:style-name="P12"><text:s text:c="16"/><text:span text:style-name="T13">if</text:span><text:span text:style-name="T23">(</text:span><text:span text:style-name="T14">self</text:span><text:span text:style-name="T31">.</text:span><text:span text:style-name="T23">pos </text:span><text:span text:style-name="T31">&lt;</text:span><text:span text:style-name="T23"> </text:span><text:span text:style-name="T14">self</text:span><text:span text:style-name="T31">.</text:span><text:span text:style-name="T23">length):</text:span></text:p>
      <text:p text:style-name="P12"><text:s text:c="24"/><text:span text:style-name="T13">if</text:span><text:span text:style-name="T23">(</text:span><text:span text:style-name="T14">self</text:span><text:span text:style-name="T31">.</text:span><text:span text:style-name="T23">cachePos </text:span><text:span text:style-name="T31">&gt;=</text:span><text:span text:style-name="T23"> cacheSize):</text:span></text:p>
      <text:p text:style-name="P12"><text:s text:c="32"/><text:span text:style-name="T14">self</text:span><text:span text:style-name="T31">.</text:span><text:span text:style-name="T23">cache </text:span><text:span text:style-name="T31">=</text:span><text:span text:style-name="T23"> </text:span><text:span text:style-name="T14">self</text:span><text:span text:style-name="T31">.</text:span><text:span text:style-name="T23">binFile</text:span><text:span text:style-name="T31">.</text:span><text:span text:style-name="T23">getInts32(</text:span><text:span text:style-name="T14">self</text:span><text:span text:style-name="T31">.</text:span><text:span text:style-name="T23">start </text:span><text:span text:style-name="T31">+</text:span><text:span text:style-name="T23"> </text:span><text:span text:style-name="T14">self</text:span><text:span text:style-name="T31">.</text:span><text:span text:style-name="T23">pos, </text:span><text:span text:style-name="T14">min</text:span><text:span text:style-name="T23">(cacheSize, </text:span><text:span text:style-name="T14">self</text:span><text:span text:style-name="T31">.</text:span><text:span text:style-name="T23">length))</text:span></text:p>
      <text:p text:style-name="P12"><text:s text:c="32"/><text:span text:style-name="T14">self</text:span><text:span text:style-name="T31">.</text:span><text:span text:style-name="T23">cachePos </text:span><text:span text:style-name="T31">=</text:span><text:span text:style-name="T23"> </text:span><text:span text:style-name="T31">0</text:span></text:p>
      <text:p text:style-name="P12"><text:s text:c="24"/><text:span text:style-name="T36">#print(str(len(self.cache))+" "+str(self.cachePos)+" "+str(self.pos)+" "+str(self.length))</text:span></text:p>
      <text:p text:style-name="P12"><text:s text:c="24"/><text:span text:style-name="T14">self</text:span><text:span text:style-name="T31">.</text:span><text:span text:style-name="T23">value </text:span><text:span text:style-name="T31">=</text:span><text:span text:style-name="T23"> </text:span><text:span text:style-name="T14">self</text:span><text:span text:style-name="T31">.</text:span><text:span text:style-name="T23">cache[</text:span><text:span text:style-name="T14">self</text:span><text:span text:style-name="T31">.</text:span><text:span text:style-name="T23">cachePos]</text:span></text:p>
      <text:p text:style-name="P12"><text:s text:c="24"/><text:span text:style-name="T13">return</text:span><text:span text:style-name="T23"> </text:span><text:span text:style-name="T14">self</text:span><text:span text:style-name="T31">.</text:span><text:span text:style-name="T23">value</text:span></text:p>
      <text:p text:style-name="P12"><text:s text:c="16"/><text:span text:style-name="T13">else</text:span><text:span text:style-name="T23">:</text:span></text:p>
      <text:p text:style-name="P12"><text:s text:c="24"/><text:span text:style-name="T14">self</text:span><text:span text:style-name="T31">.</text:span><text:span text:style-name="T23">hasMore </text:span><text:span text:style-name="T31">=</text:span><text:span text:style-name="T23"> </text:span><text:span text:style-name="T14">False</text:span></text:p>
      <text:p text:style-name="P12"><text:s text:c="24"/><text:span text:style-name="T13">return</text:span><text:span text:style-name="T23"> </text:span><text:span text:style-name="T31">0</text:span></text:p>
      <text:p text:style-name="P10"><text:span text:style-name="T10">def</text:span> <text:span text:style-name="T15">sort</text:span>(fileCount, runSize, visualize):</text:p>
      <text:p text:style-name="P12"><text:s text:c="8"/><text:span text:style-name="T23">binf </text:span><text:span text:style-name="T31">=</text:span><text:span text:style-name="T23"> BinFile(</text:span><text:span text:style-name="T34">"numbers"</text:span><text:span text:style-name="T23">, </text:span><text:span text:style-name="T34">"r+b"</text:span><text:span text:style-name="T23">)</text:span></text:p>
      <text:p text:style-name="P12"><text:s text:c="8"/><text:span text:style-name="T23">startTime </text:span><text:span text:style-name="T31">=</text:span><text:span text:style-name="T23"> time</text:span><text:span text:style-name="T31">.</text:span><text:span text:style-name="T23">time()</text:span></text:p>
      <text:p text:style-name="P12"><text:span text:style-name="T23"/></text:p>
      <text:p text:style-name="P12"><text:s text:c="8"/><text:span text:style-name="T36"># Створення файлів</text:span></text:p>
      <text:p text:style-name="P12"><text:s text:c="8"/><text:span text:style-name="T23">inputFiles </text:span><text:span text:style-name="T31">=</text:span><text:span text:style-name="T23"> []</text:span></text:p>
      <text:p text:style-name="P12"><text:s text:c="8"/><text:span text:style-name="T23">inputFileRuns </text:span><text:span text:style-name="T31">=</text:span><text:span text:style-name="T23"> []</text:span></text:p>
      <text:p text:style-name="P12"><text:s text:c="8"/><text:span text:style-name="T23">outputFile </text:span><text:span text:style-name="T31">=</text:span><text:span text:style-name="T23"> BinFile(</text:span><text:span text:style-name="T34">"workingFile0"</text:span><text:span text:style-name="T23">, </text:span><text:span text:style-name="T34">"w+b"</text:span><text:span text:style-name="T23">)</text:span></text:p>
      <text:p text:style-name="P12"><text:s text:c="8"/><text:span text:style-name="T23">outputFileRuns </text:span><text:span text:style-name="T31">=</text:span><text:span text:style-name="T23"> []</text:span></text:p>
      <text:p text:style-name="P12"><text:s text:c="8"/><text:span text:style-name="T13">for</text:span><text:span text:style-name="T23"> i </text:span><text:span text:style-name="T39">in</text:span><text:span text:style-name="T23"> </text:span><text:span text:style-name="T14">range</text:span><text:span text:style-name="T23">(</text:span><text:span text:style-name="T31">1</text:span><text:span text:style-name="T23">, fileCount):</text:span></text:p>
      <text:p text:style-name="P12"><text:s text:c="16"/><text:span text:style-name="T23">inputFiles</text:span><text:span text:style-name="T31">.</text:span><text:span text:style-name="T23">append(BinFile(</text:span><text:span text:style-name="T34">"workingFile"</text:span><text:span text:style-name="T31">+</text:span><text:span text:style-name="T14">str</text:span><text:span text:style-name="T23">(i), </text:span><text:span text:style-name="T34">"w+b"</text:span><text:span text:style-name="T23">))</text:span></text:p>
      <text:p text:style-name="P12"><text:s text:c="16"/><text:span text:style-name="T23">inputFileRuns</text:span><text:span text:style-name="T31">.</text:span><text:span text:style-name="T23">append([])</text:span></text:p>
      <text:p text:style-name="P12"><text:s text:c="8"/><text:span text:style-name="T13">print</text:span><text:span text:style-name="T23">(</text:span><text:span text:style-name="T34">"Створено "</text:span><text:span text:style-name="T31">+</text:span><text:span text:style-name="T14">str</text:span><text:span text:style-name="T23">(fileCount)</text:span><text:span text:style-name="T31">+</text:span><text:span text:style-name="T34">" тимчасових файлів."</text:span><text:span text:style-name="T23">)</text:span></text:p>
      <text:p text:style-name="P12"><text:s text:c="8"/><text:span text:style-name="T13">print</text:span><text:span text:style-name="T23">(</text:span><text:span text:style-name="T34">"-"</text:span><text:span text:style-name="T31">*60</text:span><text:span text:style-name="T23">)</text:span></text:p>
      <text:p text:style-name="P12"><text:span text:style-name="T23"/></text:p>
      <text:p text:style-name="P12"><text:s text:c="8"/><text:span text:style-name="T36"># Розрахунок розподілу</text:span></text:p>
      <text:p text:style-name="P12"><text:s text:c="8"/><text:span text:style-name="T23">distributions </text:span><text:span text:style-name="T31">=</text:span><text:span text:style-name="T23"> [</text:span><text:span text:style-name="T31">1</text:span><text:span text:style-name="T23">] </text:span><text:span text:style-name="T31">*</text:span><text:span text:style-name="T23"> </text:span><text:span text:style-name="T14">len</text:span><text:span text:style-name="T23">(inputFiles)</text:span></text:p>
      <text:p text:style-name="P12"><text:s text:c="8"/><text:span text:style-name="T23">currentSize </text:span><text:span text:style-name="T31">=</text:span><text:span text:style-name="T23"> </text:span><text:span text:style-name="T14">len</text:span><text:span text:style-name="T23">(inputFiles)</text:span></text:p>
      <text:p text:style-name="P12"><text:s text:c="8"/><text:span text:style-name="T23">targetSize </text:span><text:span text:style-name="T31">=</text:span><text:span text:style-name="T23"> math</text:span><text:span text:style-name="T31">.</text:span><text:span text:style-name="T23">ceil(binf</text:span><text:span text:style-name="T31">.</text:span><text:span text:style-name="T23">size </text:span><text:span text:style-name="T31">/</text:span><text:span text:style-name="T23"> runSize)</text:span></text:p>
      <text:p text:style-name="P12"><text:s text:c="8"/><text:span text:style-name="T23">totalSwitches </text:span><text:span text:style-name="T31">=</text:span><text:span text:style-name="T23"> </text:span><text:span text:style-name="T31">0</text:span></text:p>
      <text:p text:style-name="P12"><text:s text:c="8"/><text:span text:style-name="T13">while</text:span><text:span text:style-name="T23"> currentSize </text:span><text:span text:style-name="T31">&lt;</text:span><text:span text:style-name="T23"> targetSize:</text:span></text:p>
      <text:p text:style-name="P12"><text:s text:c="16"/><text:span text:style-name="T13">print</text:span><text:span text:style-name="T23">(distributions)</text:span></text:p>
      <text:p text:style-name="P12"><text:s text:c="16"/><text:span text:style-name="T23">totalSwitches </text:span><text:span text:style-name="T31">+=</text:span><text:span text:style-name="T23"> </text:span><text:span text:style-name="T31">1</text:span></text:p>
      <text:p text:style-name="P12"><text:s text:c="16"/><text:span text:style-name="T23">maxVal </text:span><text:span text:style-name="T31">=</text:span><text:span text:style-name="T23"> </text:span><text:span text:style-name="T31">-1</text:span></text:p>
      <text:p text:style-name="P12"><text:s text:c="16"/><text:span text:style-name="T23">maxI </text:span><text:span text:style-name="T31">=</text:span><text:span text:style-name="T23"> </text:span><text:span text:style-name="T31">0</text:span></text:p>
      <text:p text:style-name="P12"><text:s text:c="16"/><text:span text:style-name="T13">for</text:span><text:span text:style-name="T23"> i </text:span><text:span text:style-name="T39">in</text:span><text:span text:style-name="T23"> </text:span><text:span text:style-name="T14">range</text:span><text:span text:style-name="T23">(</text:span><text:span text:style-name="T14">len</text:span><text:span text:style-name="T23">(distributions)): </text:span><text:span text:style-name="T36"># Знайти найбільше</text:span></text:p>
      <text:p text:style-name="P12"><text:s text:c="24"/><text:span text:style-name="T13">if</text:span><text:span text:style-name="T23">(distributions[i] </text:span><text:span text:style-name="T31">&gt;</text:span><text:span text:style-name="T23"> maxVal):</text:span></text:p>
      <text:p text:style-name="P12"><text:s text:c="32"/><text:span text:style-name="T23">maxVal </text:span><text:span text:style-name="T31">=</text:span><text:span text:style-name="T23"> distributions[i]</text:span></text:p>
      <text:p text:style-name="P12"><text:s text:c="32"/><text:span text:style-name="T23">maxI </text:span><text:span text:style-name="T31">=</text:span><text:span text:style-name="T23"> i</text:span></text:p>
      <text:p text:style-name="P12"><text:s text:c="16"/><text:span text:style-name="T13">for</text:span><text:span text:style-name="T23"> i </text:span><text:span text:style-name="T39">in</text:span><text:span text:style-name="T23"> </text:span><text:span text:style-name="T14">range</text:span><text:span text:style-name="T23">(</text:span><text:span text:style-name="T14">len</text:span><text:span text:style-name="T23">(distributions)): </text:span><text:span text:style-name="T36"># Додати до всіх інших</text:span></text:p>
      <text:p text:style-name="P12"><text:s text:c="24"/><text:span text:style-name="T13">if</text:span><text:span text:style-name="T23">(i </text:span><text:span text:style-name="T31">!=</text:span><text:span text:style-name="T23"> maxI):</text:span></text:p>
      <text:p text:style-name="P12"><text:s text:c="32"/><text:span text:style-name="T23">distributions[i] </text:span><text:span text:style-name="T31">+=</text:span><text:span text:style-name="T23"> maxVal</text:span></text:p>
      <text:p text:style-name="P12"><text:s text:c="32"/><text:span text:style-name="T23">currentSize </text:span><text:span text:style-name="T31">+=</text:span><text:span text:style-name="T23"> maxVal</text:span></text:p>
      <text:p text:style-name="P12"><text:s text:c="8"/><text:span text:style-name="T13">print</text:span><text:span text:style-name="T23">(</text:span><text:span text:style-name="T34">"-"</text:span><text:span text:style-name="T31">*60</text:span><text:span text:style-name="T23">)</text:span></text:p>
      <text:p text:style-name="P12"><text:s text:c="8"/><text:span text:style-name="T13">print</text:span><text:span text:style-name="T23">(</text:span><text:span text:style-name="T34">"Розподіл: "</text:span><text:span text:style-name="T31">+</text:span><text:span text:style-name="T14">str</text:span><text:span text:style-name="T23">(distributions))</text:span></text:p>
      <text:p text:style-name="P12"><text:s text:c="8"/><text:span text:style-name="T13">print</text:span><text:span text:style-name="T23">(</text:span><text:span text:style-name="T34">"Всього серій: "</text:span><text:span text:style-name="T31">+</text:span><text:span text:style-name="T14">str</text:span><text:span text:style-name="T23">(currentSize))</text:span></text:p>
      <text:p text:style-name="P12"><text:s text:c="8"/><text:span text:style-name="T13">print</text:span><text:span text:style-name="T23">(</text:span><text:span text:style-name="T34">"Справжніх серій: "</text:span><text:span text:style-name="T31">+</text:span><text:span text:style-name="T14">str</text:span><text:span text:style-name="T23">(targetSize))</text:span></text:p>
      <text:p text:style-name="P12"><text:s text:c="8"/><text:span text:style-name="T13">print</text:span><text:span text:style-name="T23">(</text:span><text:span text:style-name="T34">"Пустих серій: "</text:span><text:span text:style-name="T31">+</text:span><text:span text:style-name="T14">str</text:span><text:span text:style-name="T23">(currentSize </text:span><text:span text:style-name="T31">-</text:span><text:span text:style-name="T23"> targetSize))</text:span></text:p>
      <text:p text:style-name="P12"><text:s text:c="8"/><text:span text:style-name="T13">print</text:span><text:span text:style-name="T23">(</text:span><text:span text:style-name="T34">"-"</text:span><text:span text:style-name="T31">*60</text:span><text:span text:style-name="T23">)</text:span></text:p>
      <text:p text:style-name="P12"><text:soft-page-break/><text:s text:c="8"/><text:span text:style-name="T23">totalRuns </text:span><text:span text:style-name="T31">=</text:span><text:span text:style-name="T23"> currentSize</text:span></text:p>
      <text:p text:style-name="P12"><text:span text:style-name="T23"/></text:p>
      <text:p text:style-name="P12"><text:s text:c="8"/><text:span text:style-name="T36"># Розбиття вхідного файлу в серії та розкладання їх по файлам</text:span></text:p>
      <text:p text:style-name="P12"><text:s text:c="8"/><text:span text:style-name="T23">writeFilePos </text:span><text:span text:style-name="T31">=</text:span><text:span text:style-name="T23"> [</text:span><text:span text:style-name="T31">0</text:span><text:span text:style-name="T23">] </text:span><text:span text:style-name="T31">*</text:span><text:span text:style-name="T23"> </text:span><text:span text:style-name="T14">len</text:span><text:span text:style-name="T23">(inputFiles)</text:span></text:p>
      <text:p text:style-name="P12"><text:s text:c="8"/><text:span text:style-name="T23">writeToFiles </text:span><text:span text:style-name="T31">=</text:span><text:span text:style-name="T23"> [x </text:span><text:span text:style-name="T13">for</text:span><text:span text:style-name="T23"> x </text:span><text:span text:style-name="T39">in</text:span><text:span text:style-name="T23"> </text:span><text:span text:style-name="T14">range</text:span><text:span text:style-name="T23">(</text:span><text:span text:style-name="T14">len</text:span><text:span text:style-name="T23">(inputFiles))]</text:span></text:p>
      <text:p text:style-name="P12"><text:s text:c="8"/><text:span text:style-name="T23">distr </text:span><text:span text:style-name="T31">=</text:span><text:span text:style-name="T23"> [distributions[x] </text:span><text:span text:style-name="T13">for</text:span><text:span text:style-name="T23"> x </text:span><text:span text:style-name="T39">in</text:span><text:span text:style-name="T23"> </text:span><text:span text:style-name="T14">range</text:span><text:span text:style-name="T23">(</text:span><text:span text:style-name="T14">len</text:span><text:span text:style-name="T23">(inputFiles))]</text:span></text:p>
      <text:p text:style-name="P12"><text:s text:c="8"/><text:span text:style-name="T23">writeToFile </text:span><text:span text:style-name="T31">=</text:span><text:span text:style-name="T23"> </text:span><text:span text:style-name="T31">0</text:span></text:p>
      <text:p text:style-name="P12"><text:s text:c="8"/><text:span text:style-name="T23">writeToFileIdx </text:span><text:span text:style-name="T31">=</text:span><text:span text:style-name="T23"> </text:span><text:span text:style-name="T31">0</text:span></text:p>
      <text:p text:style-name="P12"><text:s text:c="8"/><text:span text:style-name="T23">readPos </text:span><text:span text:style-name="T31">=</text:span><text:span text:style-name="T23"> </text:span><text:span text:style-name="T31">0</text:span></text:p>
      <text:p text:style-name="P12"><text:s text:c="8"/><text:span text:style-name="T23">runsWrittenSoFar </text:span><text:span text:style-name="T31">=</text:span><text:span text:style-name="T23"> </text:span><text:span text:style-name="T31">0</text:span></text:p>
      <text:p text:style-name="P12"><text:s text:c="8"/><text:span text:style-name="T13">for</text:span><text:span text:style-name="T23"> i </text:span><text:span text:style-name="T39">in</text:span><text:span text:style-name="T23"> </text:span><text:span text:style-name="T14">range</text:span><text:span text:style-name="T23">(currentSize </text:span><text:span text:style-name="T31">-</text:span><text:span text:style-name="T23"> targetSize):</text:span></text:p>
      <text:p text:style-name="P12"><text:s text:c="16"/><text:span text:style-name="T23">inputFileRuns[writeToFile]</text:span><text:span text:style-name="T31">.</text:span><text:span text:style-name="T23">append(Run(writeFilePos[writeToFile], </text:span><text:span text:style-name="T31">0</text:span><text:span text:style-name="T23">, inputFiles[writeToFile]))</text:span></text:p>
      <text:p text:style-name="P12"><text:s text:c="16"/><text:span text:style-name="T13">if</text:span><text:span text:style-name="T23">(visualize):</text:span></text:p>
      <text:p text:style-name="P12"><text:s text:c="24"/><text:span text:style-name="T13">print</text:span><text:span text:style-name="T23">(</text:span><text:span text:style-name="T34">"запис пустої серії в файл "</text:span><text:span text:style-name="T31">+</text:span><text:span text:style-name="T23">inputFiles[writeToFile]</text:span><text:span text:style-name="T31">.</text:span><text:span text:style-name="T23">name</text:span><text:span text:style-name="T31">+</text:span><text:span text:style-name="T34">" "</text:span><text:span text:style-name="T31">+</text:span><text:span text:style-name="T14">str</text:span><text:span text:style-name="T23">(distr))</text:span></text:p>
      <text:p text:style-name="P12"><text:s text:c="16"/><text:span text:style-name="T23">distr[writeToFileIdx] </text:span><text:span text:style-name="T31">-=</text:span><text:span text:style-name="T23"> </text:span><text:span text:style-name="T31">1</text:span></text:p>
      <text:p text:style-name="P12"><text:s text:c="16"/><text:span text:style-name="T13">if</text:span><text:span text:style-name="T23">(distr[writeToFileIdx] </text:span><text:span text:style-name="T31">&lt;</text:span><text:span text:style-name="T23"> </text:span><text:span text:style-name="T31">1</text:span><text:span text:style-name="T23">):</text:span></text:p>
      <text:p text:style-name="P12"><text:s text:c="24"/><text:span text:style-name="T23">writeToFiles</text:span><text:span text:style-name="T31">.</text:span><text:span text:style-name="T23">pop(writeToFileIdx)</text:span></text:p>
      <text:p text:style-name="P12"><text:s text:c="24"/><text:span text:style-name="T23">distr</text:span><text:span text:style-name="T31">.</text:span><text:span text:style-name="T23">pop(writeToFileIdx)</text:span></text:p>
      <text:p text:style-name="P12"><text:s text:c="24"/><text:span text:style-name="T23">writeToFileIdx </text:span><text:span text:style-name="T31">-=</text:span><text:span text:style-name="T23"> </text:span><text:span text:style-name="T31">1</text:span></text:p>
      <text:p text:style-name="P12"><text:s text:c="16"/><text:span text:style-name="T13">if</text:span><text:span text:style-name="T23">(</text:span><text:span text:style-name="T14">len</text:span><text:span text:style-name="T23">(writeToFiles) </text:span><text:span text:style-name="T31">&gt;</text:span><text:span text:style-name="T23"> </text:span><text:span text:style-name="T31">0</text:span><text:span text:style-name="T23">): </text:span><text:span text:style-name="T36"># Запобігти вилітам від %0 та читання поза межами</text:span></text:p>
      <text:p text:style-name="P12"><text:s text:c="24"/><text:span text:style-name="T23">writeToFileIdx </text:span><text:span text:style-name="T31">=</text:span><text:span text:style-name="T23"> (writeToFileIdx </text:span><text:span text:style-name="T31">+</text:span><text:span text:style-name="T23"> </text:span><text:span text:style-name="T31">1</text:span><text:span text:style-name="T23">) </text:span><text:span text:style-name="T31">%</text:span><text:span text:style-name="T23"> </text:span><text:span text:style-name="T14">len</text:span><text:span text:style-name="T23">(writeToFiles)</text:span></text:p>
      <text:p text:style-name="P12"><text:s text:c="24"/><text:span text:style-name="T23">writeToFile </text:span><text:span text:style-name="T31">=</text:span><text:span text:style-name="T23"> writeToFiles[writeToFileIdx]</text:span></text:p>
      <text:p text:style-name="P12"><text:s text:c="16"/><text:span text:style-name="T23">runsWrittenSoFar </text:span><text:span text:style-name="T31">+=</text:span><text:span text:style-name="T23"> </text:span><text:span text:style-name="T31">1</text:span></text:p>
      <text:p text:style-name="P12"><text:s text:c="8"/><text:span text:style-name="T13">while</text:span><text:span text:style-name="T23"> readPos </text:span><text:span text:style-name="T31">&lt;</text:span><text:span text:style-name="T23"> binf</text:span><text:span text:style-name="T31">.</text:span><text:span text:style-name="T23">size:</text:span></text:p>
      <text:p text:style-name="P12"><text:s text:c="16"/><text:span text:style-name="T23">ints </text:span><text:span text:style-name="T31">=</text:span><text:span text:style-name="T23"> binf</text:span><text:span text:style-name="T31">.</text:span><text:span text:style-name="T23">getInts32(readPos, runSize)</text:span></text:p>
      <text:p text:style-name="P12"><text:s text:c="16"/><text:span text:style-name="T23">ints</text:span><text:span text:style-name="T31">.</text:span><text:span text:style-name="T23">sort()</text:span></text:p>
      <text:p text:style-name="P12"><text:s text:c="16"/><text:span text:style-name="T23">inputFiles[writeToFile]</text:span><text:span text:style-name="T31">.</text:span><text:span text:style-name="T23">setInts32(writeFilePos[writeToFile], ints)</text:span></text:p>
      <text:p text:style-name="P12"><text:s text:c="16"/><text:span text:style-name="T23">inputFileRuns[writeToFile]</text:span><text:span text:style-name="T31">.</text:span><text:span text:style-name="T23">append(Run(writeFilePos[writeToFile], </text:span><text:span text:style-name="T14">len</text:span><text:span text:style-name="T23">(ints), inputFiles[writeToFile]))</text:span></text:p>
      <text:p text:style-name="P12"><text:s text:c="16"/><text:span text:style-name="T13">if</text:span><text:span text:style-name="T23">(visualize):</text:span></text:p>
      <text:p text:style-name="P12"><text:s text:c="24"/><text:span text:style-name="T13">print</text:span><text:span text:style-name="T23">(</text:span><text:span text:style-name="T34">"запис "</text:span><text:span text:style-name="T31">+</text:span><text:span text:style-name="T14">str</text:span><text:span text:style-name="T23">(</text:span><text:span text:style-name="T14">len</text:span><text:span text:style-name="T23">(ints))</text:span><text:span text:style-name="T31">+</text:span><text:span text:style-name="T34">" значень в файл "</text:span><text:span text:style-name="T31">+</text:span><text:span text:style-name="T23">inputFiles[writeToFile]</text:span><text:span text:style-name="T31">.</text:span><text:span text:style-name="T23">name</text:span><text:span text:style-name="T31">+</text:span><text:span text:style-name="T34">" "</text:span><text:span text:style-name="T31">+</text:span><text:span text:style-name="T14">str</text:span><text:span text:style-name="T23">(distr))</text:span></text:p>
      <text:p text:style-name="P12"><text:s text:c="16"/><text:span text:style-name="T23">distr[writeToFileIdx] </text:span><text:span text:style-name="T31">-=</text:span><text:span text:style-name="T23"> </text:span><text:span text:style-name="T31">1</text:span></text:p>
      <text:p text:style-name="P12"><text:s text:c="16"/><text:span text:style-name="T13">if</text:span><text:span text:style-name="T23">(distr[writeToFileIdx] </text:span><text:span text:style-name="T31">&lt;</text:span><text:span text:style-name="T23"> </text:span><text:span text:style-name="T31">1</text:span><text:span text:style-name="T23">):</text:span></text:p>
      <text:p text:style-name="P12"><text:s text:c="24"/><text:span text:style-name="T23">writeToFiles</text:span><text:span text:style-name="T31">.</text:span><text:span text:style-name="T23">pop(writeToFileIdx)</text:span></text:p>
      <text:p text:style-name="P12"><text:s text:c="24"/><text:span text:style-name="T23">distr</text:span><text:span text:style-name="T31">.</text:span><text:span text:style-name="T23">pop(writeToFileIdx)</text:span></text:p>
      <text:p text:style-name="P12"><text:s text:c="24"/><text:span text:style-name="T23">writeToFileIdx </text:span><text:span text:style-name="T31">-=</text:span><text:span text:style-name="T23"> </text:span><text:span text:style-name="T31">1</text:span></text:p>
      <text:p text:style-name="P12"><text:s text:c="16"/><text:span text:style-name="T23">readPos </text:span><text:span text:style-name="T31">+=</text:span><text:span text:style-name="T23"> runSize</text:span></text:p>
      <text:p text:style-name="P12"><text:s text:c="16"/><text:span text:style-name="T23">writeFilePos[writeToFile] </text:span><text:span text:style-name="T31">+=</text:span><text:span text:style-name="T23"> runSize</text:span></text:p>
      <text:p text:style-name="P12"><text:s text:c="16"/><text:span text:style-name="T13">if</text:span><text:span text:style-name="T23">(</text:span><text:span text:style-name="T14">len</text:span><text:span text:style-name="T23">(writeToFiles) </text:span><text:span text:style-name="T31">&gt;</text:span><text:span text:style-name="T23"> </text:span><text:span text:style-name="T31">0</text:span><text:span text:style-name="T23">):</text:span></text:p>
      <text:p text:style-name="P12"><text:s text:c="24"/><text:span text:style-name="T23">writeToFileIdx </text:span><text:span text:style-name="T31">=</text:span><text:span text:style-name="T23"> (writeToFileIdx </text:span><text:span text:style-name="T31">+</text:span><text:span text:style-name="T23"> </text:span><text:span text:style-name="T31">1</text:span><text:span text:style-name="T23">) </text:span><text:span text:style-name="T31">%</text:span><text:span text:style-name="T23"> </text:span><text:span text:style-name="T14">len</text:span><text:span text:style-name="T23">(writeToFiles)</text:span></text:p>
      <text:p text:style-name="P12"><text:s text:c="24"/><text:span text:style-name="T23">writeToFile </text:span><text:span text:style-name="T31">=</text:span><text:span text:style-name="T23"> writeToFiles[writeToFileIdx]</text:span></text:p>
      <text:p text:style-name="P12"><text:s text:c="16"/><text:span text:style-name="T23">runsWrittenSoFar </text:span><text:span text:style-name="T31">+=</text:span><text:span text:style-name="T23"> </text:span><text:span text:style-name="T31">1</text:span></text:p>
      <text:p text:style-name="P12"><text:s text:c="8"/><text:span text:style-name="T13">print</text:span><text:span text:style-name="T23">(</text:span><text:span text:style-name="T34">"Початок злиття"</text:span><text:span text:style-name="T23">)</text:span></text:p>
      <text:p text:style-name="P12"><text:span text:style-name="T23"/></text:p>
      <text:p text:style-name="P12"><text:s text:c="8"/><text:span text:style-name="T36"># Злиття</text:span></text:p>
      <text:p text:style-name="P12"><text:s text:c="8"/><text:span text:style-name="T23">keepGoing </text:span><text:span text:style-name="T31">=</text:span><text:span text:style-name="T23"> </text:span><text:span text:style-name="T14">True</text:span></text:p>
      <text:p text:style-name="P12"><text:s text:c="8"/><text:span text:style-name="T23">outputPos </text:span><text:span text:style-name="T31">=</text:span><text:span text:style-name="T23"> </text:span><text:span text:style-name="T31">0</text:span></text:p>
      <text:p text:style-name="P12"><text:s text:c="8"/><text:span text:style-name="T23">switches </text:span><text:span text:style-name="T31">=</text:span><text:span text:style-name="T23"> </text:span><text:span text:style-name="T31">0</text:span></text:p>
      <text:p text:style-name="P12"><text:s text:c="8"/><text:span text:style-name="T13">while</text:span><text:span text:style-name="T23"> keepGoing:</text:span></text:p>
      <text:p text:style-name="P12"><text:s text:c="16"/><text:span text:style-name="T23">hasMore </text:span><text:span text:style-name="T31">=</text:span><text:span text:style-name="T23"> </text:span><text:span text:style-name="T14">True</text:span></text:p>
      <text:p text:style-name="P12"><text:s text:c="16"/><text:span text:style-name="T23">outputStart </text:span><text:span text:style-name="T31">=</text:span><text:span text:style-name="T23"> outputPos</text:span></text:p>
      <text:p text:style-name="P12"><text:s text:c="16"/><text:span text:style-name="T23">cache </text:span><text:span text:style-name="T31">=</text:span><text:span text:style-name="T23"> []</text:span></text:p>
      <text:p text:style-name="P12"><text:s text:c="16"/><text:span text:style-name="T23">cachePos </text:span><text:span text:style-name="T31">=</text:span><text:span text:style-name="T23"> outputPos</text:span></text:p>
      <text:p text:style-name="P12"><text:s text:c="16"/><text:span text:style-name="T23">files </text:span><text:span text:style-name="T31">=</text:span><text:span text:style-name="T23"> []</text:span></text:p>
      <text:p text:style-name="P12"><text:s text:c="16"/><text:span text:style-name="T23">values </text:span><text:span text:style-name="T31">=</text:span><text:span text:style-name="T23"> []</text:span></text:p>
      <text:p text:style-name="P12"><text:s text:c="16"/><text:span text:style-name="T13">for</text:span><text:span text:style-name="T23"> i </text:span><text:span text:style-name="T39">in</text:span><text:span text:style-name="T23"> </text:span><text:span text:style-name="T14">range</text:span><text:span text:style-name="T23">(</text:span><text:span text:style-name="T14">len</text:span><text:span text:style-name="T23">(inputFiles)):</text:span></text:p>
      <text:p text:style-name="P12"><text:s text:c="24"/><text:span text:style-name="T13">if</text:span><text:span text:style-name="T23">(</text:span><text:span text:style-name="T14">len</text:span><text:span text:style-name="T23">(inputFileRuns[i]) </text:span><text:span text:style-name="T31">&gt;</text:span><text:span text:style-name="T23"> </text:span><text:span text:style-name="T31">0</text:span><text:span text:style-name="T23">):</text:span></text:p>
      <text:p text:style-name="P12"><text:s text:c="32"/><text:span text:style-name="T23">inputFileRuns[i][</text:span><text:span text:style-name="T31">0</text:span><text:span text:style-name="T23">]</text:span><text:span text:style-name="T31">.</text:span><text:span text:style-name="T23">prepare()</text:span></text:p>
      <text:p text:style-name="P12"><text:s text:c="32"/><text:span text:style-name="T13">if</text:span><text:span text:style-name="T23">(inputFileRuns[i][</text:span><text:span text:style-name="T31">0</text:span><text:span text:style-name="T23">]</text:span><text:span text:style-name="T31">.</text:span><text:span text:style-name="T23">hasMore):</text:span></text:p>
      <text:p text:style-name="P12"><text:s text:c="40"/><text:span text:style-name="T23">files</text:span><text:span text:style-name="T31">.</text:span><text:span text:style-name="T23">append(inputFileRuns[i][</text:span><text:span text:style-name="T31">0</text:span><text:span text:style-name="T23">])</text:span></text:p>
      <text:p text:style-name="P12"><text:s text:c="40"/><text:span text:style-name="T23">values</text:span><text:span text:style-name="T31">.</text:span><text:span text:style-name="T23">append(inputFileRuns[i][</text:span><text:span text:style-name="T31">0</text:span><text:span text:style-name="T23">]</text:span><text:span text:style-name="T31">.</text:span><text:span text:style-name="T23">value)</text:span></text:p>
      <text:p text:style-name="P12"><text:s text:c="16"/><text:span text:style-name="T13">while</text:span><text:span text:style-name="T23">(</text:span><text:span text:style-name="T14">len</text:span><text:span text:style-name="T23">(values) </text:span><text:span text:style-name="T31">&gt;</text:span><text:span text:style-name="T23"> </text:span><text:span text:style-name="T31">1</text:span><text:span text:style-name="T23">):</text:span></text:p>
      <text:p text:style-name="P12"><text:s text:c="24"/><text:span text:style-name="T23">minVal </text:span><text:span text:style-name="T31">=</text:span><text:span text:style-name="T23"> </text:span><text:span text:style-name="T14">min</text:span><text:span text:style-name="T23">(values)</text:span></text:p>
      <text:p text:style-name="P12"><text:s text:c="24"/><text:span text:style-name="T23">minI </text:span><text:span text:style-name="T31">=</text:span><text:span text:style-name="T23"> values</text:span><text:span text:style-name="T31">.</text:span><text:span text:style-name="T23">index(minVal)</text:span></text:p>
      <text:p text:style-name="P12"><text:s text:c="24"/><text:span text:style-name="T23">cache</text:span><text:span text:style-name="T31">.</text:span><text:span text:style-name="T23">append(minVal)</text:span></text:p>
      <text:p text:style-name="P12"><text:s text:c="24"/><text:span text:style-name="T13">if</text:span><text:span text:style-name="T23">(</text:span><text:span text:style-name="T14">len</text:span><text:span text:style-name="T23">(cache) </text:span><text:span text:style-name="T31">==</text:span><text:span text:style-name="T23"> cacheSize):</text:span></text:p>
      <text:p text:style-name="P12"><text:s text:c="32"/><text:span text:style-name="T23">outputFile</text:span><text:span text:style-name="T31">.</text:span><text:span text:style-name="T23">setInts32(cachePos, cache)</text:span></text:p>
      <text:p text:style-name="P12"><text:s text:c="32"/><text:span text:style-name="T23">cache </text:span><text:span text:style-name="T31">=</text:span><text:span text:style-name="T23"> []</text:span></text:p>
      <text:p text:style-name="P12"><text:s text:c="32"/><text:span text:style-name="T23">cachePos </text:span><text:span text:style-name="T31">=</text:span><text:span text:style-name="T23"> cachePos </text:span><text:span text:style-name="T31">+</text:span><text:span text:style-name="T23"> cacheSize</text:span></text:p>
      <text:p text:style-name="P12"><text:s text:c="24"/><text:span text:style-name="T23">run </text:span><text:span text:style-name="T31">=</text:span><text:span text:style-name="T23"> files[minI]</text:span></text:p>
      <text:p text:style-name="P12"><text:s text:c="24"/><text:span text:style-name="T23">run</text:span><text:span text:style-name="T31">.</text:span><text:span text:style-name="T23">pos </text:span><text:span text:style-name="T31">+=</text:span><text:span text:style-name="T23"> </text:span><text:span text:style-name="T31">1</text:span></text:p>
      <text:p text:style-name="P12"><text:s text:c="24"/><text:span text:style-name="T23">run</text:span><text:span text:style-name="T31">.</text:span><text:span text:style-name="T23">cachePos </text:span><text:span text:style-name="T31">+=</text:span><text:span text:style-name="T23"> </text:span><text:span text:style-name="T31">1</text:span></text:p>
      <text:p text:style-name="P12"><text:s text:c="24"/><text:span text:style-name="T13">if</text:span><text:span text:style-name="T23">(run</text:span><text:span text:style-name="T31">.</text:span><text:span text:style-name="T23">pos </text:span><text:span text:style-name="T31">&lt;</text:span><text:span text:style-name="T23"> run</text:span><text:span text:style-name="T31">.</text:span><text:span text:style-name="T23">length):</text:span></text:p>
      <text:p text:style-name="P12"><text:s text:c="32"/><text:span text:style-name="T13">if</text:span><text:span text:style-name="T23">(run</text:span><text:span text:style-name="T31">.</text:span><text:span text:style-name="T23">cachePos </text:span><text:span text:style-name="T31">&gt;=</text:span><text:span text:style-name="T23"> cacheSize):</text:span></text:p>
      <text:p text:style-name="P12"><text:s text:c="40"/><text:span text:style-name="T23">run</text:span><text:span text:style-name="T31">.</text:span><text:span text:style-name="T23">cache </text:span><text:span text:style-name="T31">=</text:span><text:span text:style-name="T23"> run</text:span><text:span text:style-name="T31">.</text:span><text:span text:style-name="T23">binFile</text:span><text:span text:style-name="T31">.</text:span><text:span text:style-name="T23">getInts32(run</text:span><text:span text:style-name="T31">.</text:span><text:span text:style-name="T23">start </text:span><text:span text:style-name="T31">+</text:span><text:span text:style-name="T23"> run</text:span><text:span text:style-name="T31">.</text:span><text:span text:style-name="T23">pos, </text:span><text:span text:style-name="T14">min</text:span><text:span text:style-name="T23">(cacheSize, run</text:span><text:span text:style-name="T31">.</text:span><text:span text:style-name="T23">length </text:span><text:span text:style-name="T31">-</text:span><text:span text:style-name="T23"> run</text:span><text:span text:style-name="T31">.</text:span><text:span text:style-name="T23">pos))</text:span></text:p>
      <text:p text:style-name="P12"><text:s text:c="40"/><text:span text:style-name="T23">run</text:span><text:span text:style-name="T31">.</text:span><text:span text:style-name="T23">cachePos </text:span><text:span text:style-name="T31">=</text:span><text:span text:style-name="T23"> </text:span><text:span text:style-name="T31">0</text:span></text:p>
      <text:p text:style-name="P12"><text:soft-page-break/><text:s text:c="32"/><text:span text:style-name="T23">values[minI] </text:span><text:span text:style-name="T31">=</text:span><text:span text:style-name="T23"> run</text:span><text:span text:style-name="T31">.</text:span><text:span text:style-name="T23">value </text:span><text:span text:style-name="T31">=</text:span><text:span text:style-name="T23"> run</text:span><text:span text:style-name="T31">.</text:span><text:span text:style-name="T23">cache[run</text:span><text:span text:style-name="T31">.</text:span><text:span text:style-name="T23">cachePos]</text:span></text:p>
      <text:p text:style-name="P12"><text:s text:c="24"/><text:span text:style-name="T13">else</text:span><text:span text:style-name="T23">:</text:span></text:p>
      <text:p text:style-name="P12"><text:s text:c="32"/><text:span text:style-name="T23">values</text:span><text:span text:style-name="T31">.</text:span><text:span text:style-name="T23">pop(minI)</text:span></text:p>
      <text:p text:style-name="P12"><text:s text:c="32"/><text:span text:style-name="T23">files</text:span><text:span text:style-name="T31">.</text:span><text:span text:style-name="T23">pop(minI)</text:span></text:p>
      <text:p text:style-name="P12"><text:s text:c="16"/><text:span text:style-name="T13">if</text:span><text:span text:style-name="T23">(</text:span><text:span text:style-name="T14">len</text:span><text:span text:style-name="T23">(cache) </text:span><text:span text:style-name="T31">&gt;</text:span><text:span text:style-name="T23"> </text:span><text:span text:style-name="T31">0</text:span><text:span text:style-name="T23">):</text:span></text:p>
      <text:p text:style-name="P12"><text:s text:c="24"/><text:span text:style-name="T23">outputFile</text:span><text:span text:style-name="T31">.</text:span><text:span text:style-name="T23">setInts32(cachePos, cache)</text:span></text:p>
      <text:p text:style-name="P12"><text:s text:c="24"/><text:span text:style-name="T23">cachePos </text:span><text:span text:style-name="T31">+=</text:span><text:span text:style-name="T23"> </text:span><text:span text:style-name="T14">len</text:span><text:span text:style-name="T23">(cache)</text:span></text:p>
      <text:p text:style-name="P12"><text:s text:c="16"/><text:span text:style-name="T13">if</text:span><text:span text:style-name="T23">(</text:span><text:span text:style-name="T14">len</text:span><text:span text:style-name="T23">(values) </text:span><text:span text:style-name="T31">==</text:span><text:span text:style-name="T23"> </text:span><text:span text:style-name="T31">1</text:span><text:span text:style-name="T23">):</text:span></text:p>
      <text:p text:style-name="P12"><text:s text:c="24"/><text:span text:style-name="T23">run </text:span><text:span text:style-name="T31">=</text:span><text:span text:style-name="T23"> files[</text:span><text:span text:style-name="T31">0</text:span><text:span text:style-name="T23">]</text:span></text:p>
      <text:p text:style-name="P12"><text:s text:c="24"/><text:span text:style-name="T23">run</text:span><text:span text:style-name="T31">.</text:span><text:span text:style-name="T23">pos </text:span><text:span text:style-name="T31">+=</text:span><text:span text:style-name="T23"> </text:span><text:span text:style-name="T31">1</text:span></text:p>
      <text:p text:style-name="P12"><text:s text:c="24"/><text:span text:style-name="T13">while</text:span><text:span text:style-name="T23">(run</text:span><text:span text:style-name="T31">.</text:span><text:span text:style-name="T23">length </text:span><text:span text:style-name="T31">-</text:span><text:span text:style-name="T23"> run</text:span><text:span text:style-name="T31">.</text:span><text:span text:style-name="T23">pos </text:span><text:span text:style-name="T31">&gt;</text:span><text:span text:style-name="T23"> </text:span><text:span text:style-name="T31">0</text:span><text:span text:style-name="T23">):</text:span></text:p>
      <text:p text:style-name="P12"><text:s text:c="32"/><text:span text:style-name="T23">ints </text:span><text:span text:style-name="T31">=</text:span><text:span text:style-name="T23"> run</text:span><text:span text:style-name="T31">.</text:span><text:span text:style-name="T23">binFile</text:span><text:span text:style-name="T31">.</text:span><text:span text:style-name="T23">getInts32(run</text:span><text:span text:style-name="T31">.</text:span><text:span text:style-name="T23">start </text:span><text:span text:style-name="T31">+</text:span><text:span text:style-name="T23"> run</text:span><text:span text:style-name="T31">.</text:span><text:span text:style-name="T23">pos, </text:span><text:span text:style-name="T14">min</text:span><text:span text:style-name="T23">(cacheSize, run</text:span><text:span text:style-name="T31">.</text:span><text:span text:style-name="T23">length </text:span><text:span text:style-name="T31">-</text:span><text:span text:style-name="T23"> run</text:span><text:span text:style-name="T31">.</text:span><text:span text:style-name="T23">pos))</text:span></text:p>
      <text:p text:style-name="P12"><text:s text:c="32"/><text:span text:style-name="T23">run</text:span><text:span text:style-name="T31">.</text:span><text:span text:style-name="T23">pos </text:span><text:span text:style-name="T31">+=</text:span><text:span text:style-name="T23"> cacheSize</text:span></text:p>
      <text:p text:style-name="P12"><text:s text:c="32"/><text:span text:style-name="T23">outputFile</text:span><text:span text:style-name="T31">.</text:span><text:span text:style-name="T23">setInts32(cachePos, ints)</text:span></text:p>
      <text:p text:style-name="P12"><text:s text:c="32"/><text:span text:style-name="T23">cachePos </text:span><text:span text:style-name="T31">+=</text:span><text:span text:style-name="T23"> </text:span><text:span text:style-name="T14">len</text:span><text:span text:style-name="T23">(ints)</text:span></text:p>
      <text:p text:style-name="P12"><text:s text:c="16"/><text:span text:style-name="T23">outputPos </text:span><text:span text:style-name="T31">=</text:span><text:span text:style-name="T23"> cachePos</text:span></text:p>
      <text:p text:style-name="P12"><text:s text:c="16"/><text:span text:style-name="T36">#print("Немає нічого")</text:span></text:p>
      <text:p text:style-name="P12"><text:s text:c="16"/><text:span text:style-name="T23">outputLength </text:span><text:span text:style-name="T31">=</text:span><text:span text:style-name="T23"> outputPos </text:span><text:span text:style-name="T31">-</text:span><text:span text:style-name="T23"> outputStart</text:span></text:p>
      <text:p text:style-name="P12"><text:s text:c="16"/><text:span text:style-name="T23">outputFileRuns</text:span><text:span text:style-name="T31">.</text:span><text:span text:style-name="T23">append(Run(outputStart, outputLength, outputFile))</text:span></text:p>
      <text:p text:style-name="P12"><text:s text:c="16"/><text:span text:style-name="T23">switchTo </text:span><text:span text:style-name="T31">=</text:span><text:span text:style-name="T23"> </text:span><text:span text:style-name="T31">-1</text:span></text:p>
      <text:p text:style-name="P12"><text:s text:c="16"/><text:span text:style-name="T23">switchToCount </text:span><text:span text:style-name="T31">=</text:span><text:span text:style-name="T23"> </text:span><text:span text:style-name="T31">0</text:span></text:p>
      <text:p text:style-name="P12"><text:s text:c="16"/><text:span text:style-name="T13">for</text:span><text:span text:style-name="T23"> i </text:span><text:span text:style-name="T39">in</text:span><text:span text:style-name="T23"> </text:span><text:span text:style-name="T14">range</text:span><text:span text:style-name="T23">(</text:span><text:span text:style-name="T14">len</text:span><text:span text:style-name="T23">(inputFiles)):</text:span></text:p>
      <text:p text:style-name="P12"><text:s text:c="24"/><text:span text:style-name="T13">if</text:span><text:span text:style-name="T23">(</text:span><text:span text:style-name="T14">len</text:span><text:span text:style-name="T23">(inputFileRuns[i]) </text:span><text:span text:style-name="T31">&gt;</text:span><text:span text:style-name="T23"> </text:span><text:span text:style-name="T31">0</text:span><text:span text:style-name="T23">):</text:span></text:p>
      <text:p text:style-name="P12"><text:s text:c="32"/><text:span text:style-name="T23">inputFileRuns[i]</text:span><text:span text:style-name="T31">.</text:span><text:span text:style-name="T23">pop(</text:span><text:span text:style-name="T31">0</text:span><text:span text:style-name="T23">)</text:span></text:p>
      <text:p text:style-name="P12"><text:s text:c="32"/><text:span text:style-name="T13">if</text:span><text:span text:style-name="T23">(</text:span><text:span text:style-name="T14">len</text:span><text:span text:style-name="T23">(inputFileRuns[i]) </text:span><text:span text:style-name="T31">==</text:span><text:span text:style-name="T23"> </text:span><text:span text:style-name="T31">0</text:span><text:span text:style-name="T23">):</text:span></text:p>
      <text:p text:style-name="P12"><text:s text:c="40"/><text:span text:style-name="T23">switchTo </text:span><text:span text:style-name="T31">=</text:span><text:span text:style-name="T23"> i</text:span></text:p>
      <text:p text:style-name="P12"><text:s text:c="40"/><text:span text:style-name="T23">switchToCount </text:span><text:span text:style-name="T31">+=</text:span><text:span text:style-name="T23"> </text:span><text:span text:style-name="T31">1</text:span></text:p>
      <text:p text:style-name="P12"><text:s text:c="16"/><text:span text:style-name="T13">if</text:span><text:span text:style-name="T23">(switchToCount </text:span><text:span text:style-name="T31">==</text:span><text:span text:style-name="T23"> </text:span><text:span text:style-name="T14">len</text:span><text:span text:style-name="T23">(inputFiles)): </text:span><text:span text:style-name="T36"># Всі файли пусті - вийти</text:span></text:p>
      <text:p text:style-name="P12"><text:s text:c="24"/><text:span text:style-name="T23">keepGoing </text:span><text:span text:style-name="T31">=</text:span><text:span text:style-name="T23"> </text:span><text:span text:style-name="T14">False</text:span></text:p>
      <text:p text:style-name="P12"><text:s text:c="16"/><text:span text:style-name="T13">elif</text:span><text:span text:style-name="T23">(switchTo </text:span><text:span text:style-name="T31">&gt;</text:span><text:span text:style-name="T23"> </text:span><text:span text:style-name="T31">-1</text:span><text:span text:style-name="T23">): </text:span><text:span text:style-name="T36"># Один з файлів пустий - переключитись на нього</text:span></text:p>
      <text:p text:style-name="P12"><text:s text:c="24"/><text:span text:style-name="T23">switches </text:span><text:span text:style-name="T31">+=</text:span><text:span text:style-name="T23"> </text:span><text:span text:style-name="T31">1</text:span></text:p>
      <text:p text:style-name="P12"><text:s text:c="24"/><text:span text:style-name="T13">print</text:span><text:span text:style-name="T23">(</text:span><text:span text:style-name="T34">"["</text:span><text:span text:style-name="T31">+</text:span><text:span text:style-name="T14">str</text:span><text:span text:style-name="T23">(switches)</text:span><text:span text:style-name="T31">+</text:span><text:span text:style-name="T34">"/"</text:span><text:span text:style-name="T31">+</text:span><text:span text:style-name="T14">str</text:span><text:span text:style-name="T23">(totalSwitches)</text:span><text:span text:style-name="T31">+</text:span><text:span text:style-name="T34">"]"</text:span><text:span text:style-name="T23">)</text:span></text:p>
      <text:p text:style-name="P12"><text:s text:c="24"/><text:span text:style-name="T13">if</text:span><text:span text:style-name="T23">(visualize):</text:span></text:p>
      <text:p text:style-name="P12"><text:s text:c="32"/><text:span text:style-name="T13">print</text:span><text:span text:style-name="T23">(</text:span><text:span text:style-name="T34">"В файлі "</text:span><text:span text:style-name="T31">+</text:span><text:span text:style-name="T23">inputFiles[switchTo]</text:span><text:span text:style-name="T31">.</text:span><text:span text:style-name="T23">name</text:span><text:span text:style-name="T31">+</text:span><text:span text:style-name="T34">" скінчилися серії. Робимо його вихідним"</text:span><text:span text:style-name="T23">)</text:span></text:p>
      <text:p text:style-name="P12"><text:s text:c="24"/><text:span text:style-name="T23">outputFile, inputFiles[switchTo] </text:span><text:span text:style-name="T31">=</text:span><text:span text:style-name="T23"> inputFiles[switchTo], outputFile</text:span></text:p>
      <text:p text:style-name="P12"><text:s text:c="24"/><text:span text:style-name="T23">outputFileRuns, inputFileRuns[switchTo] </text:span><text:span text:style-name="T31">=</text:span><text:span text:style-name="T23"> inputFileRuns[switchTo], outputFileRuns</text:span></text:p>
      <text:p text:style-name="P12"><text:s text:c="24"/><text:span text:style-name="T23">outputPos </text:span><text:span text:style-name="T31">=</text:span><text:span text:style-name="T23"> </text:span><text:span text:style-name="T31">0</text:span></text:p>
      <text:p text:style-name="P12"><text:s text:c="16"/><text:span text:style-name="T13">if</text:span><text:span text:style-name="T23">(visualize):</text:span></text:p>
      <text:p text:style-name="P12"><text:s text:c="24"/><text:span text:style-name="T13">print</text:span><text:span text:style-name="T23">(</text:span><text:span text:style-name="T34">"Розподіл серій:"</text:span><text:span text:style-name="T23">)</text:span></text:p>
      <text:p text:style-name="P12"><text:s text:c="24"/><text:span text:style-name="T13">for</text:span><text:span text:style-name="T23"> i </text:span><text:span text:style-name="T39">in</text:span><text:span text:style-name="T23"> </text:span><text:span text:style-name="T14">range</text:span><text:span text:style-name="T23">(</text:span><text:span text:style-name="T14">len</text:span><text:span text:style-name="T23">(inputFileRuns)):</text:span></text:p>
      <text:p text:style-name="P12"><text:s text:c="32"/><text:span text:style-name="T13">print</text:span><text:span text:style-name="T23">(</text:span><text:span text:style-name="T34">" "</text:span><text:span text:style-name="T31">+</text:span><text:span text:style-name="T23">inputFiles[i]</text:span><text:span text:style-name="T31">.</text:span><text:span text:style-name="T23">name</text:span><text:span text:style-name="T31">+</text:span><text:span text:style-name="T34">"&gt; "</text:span><text:span text:style-name="T31">+</text:span><text:span text:style-name="T23">(</text:span><text:span text:style-name="T34">"="</text:span><text:span text:style-name="T31">*</text:span><text:span text:style-name="T14">len</text:span><text:span text:style-name="T23">(inputFileRuns[i])))</text:span></text:p>
      <text:p text:style-name="P12"><text:s text:c="24"/><text:span text:style-name="T13">print</text:span><text:span text:style-name="T23">(</text:span><text:span text:style-name="T34">" "</text:span><text:span text:style-name="T31">+</text:span><text:span text:style-name="T23">outputFile</text:span><text:span text:style-name="T31">.</text:span><text:span text:style-name="T23">name</text:span><text:span text:style-name="T31">+</text:span><text:span text:style-name="T34">"&lt; "</text:span><text:span text:style-name="T31">+</text:span><text:span text:style-name="T23">(</text:span><text:span text:style-name="T34">"="</text:span><text:span text:style-name="T31">*</text:span><text:span text:style-name="T14">len</text:span><text:span text:style-name="T23">(outputFileRuns)))</text:span></text:p>
      <text:p text:style-name="P12"><text:span text:style-name="T23"/></text:p>
      <text:p text:style-name="P12"><text:s text:c="8"/><text:span text:style-name="T13">print</text:span><text:span text:style-name="T23">(</text:span><text:span text:style-name="T34">"Копіювання результату"</text:span><text:span text:style-name="T23">)</text:span></text:p>
      <text:p text:style-name="P12"><text:s text:c="8"/><text:span text:style-name="T13">for</text:span><text:span text:style-name="T23"> i </text:span><text:span text:style-name="T39">in</text:span><text:span text:style-name="T23"> </text:span><text:span text:style-name="T14">range</text:span><text:span text:style-name="T23">(outputFileRuns[</text:span><text:span text:style-name="T31">0</text:span><text:span text:style-name="T23">]</text:span><text:span text:style-name="T31">.</text:span><text:span text:style-name="T23">length):</text:span></text:p>
      <text:p text:style-name="P12"><text:s text:c="16"/><text:span text:style-name="T23">binf</text:span><text:span text:style-name="T31">.</text:span><text:span text:style-name="T23">setInt32(i, outputFile</text:span><text:span text:style-name="T31">.</text:span><text:span text:style-name="T23">getInt32(i))</text:span></text:p>
      <text:p text:style-name="P12"><text:s text:c="8"/><text:span text:style-name="T13">for</text:span><text:span text:style-name="T23"> inf </text:span><text:span text:style-name="T39">in</text:span><text:span text:style-name="T23"> inputFiles:</text:span></text:p>
      <text:p text:style-name="P12"><text:s text:c="16"/><text:span text:style-name="T23">inf</text:span><text:span text:style-name="T31">.</text:span><text:span text:style-name="T23">delete()</text:span></text:p>
      <text:p text:style-name="P12"><text:s text:c="8"/><text:span text:style-name="T23">outputFile</text:span><text:span text:style-name="T31">.</text:span><text:span text:style-name="T23">delete()</text:span></text:p>
      <text:p text:style-name="P12"><text:span text:style-name="T23"/></text:p>
      <text:p text:style-name="P12"><text:s text:c="8"/><text:span text:style-name="T13">print</text:span><text:span text:style-name="T23">(</text:span><text:span text:style-name="T34">"На виконання пійшло "</text:span><text:span text:style-name="T31">+</text:span><text:span text:style-name="T14">str</text:span><text:span text:style-name="T23">(time</text:span><text:span text:style-name="T31">.</text:span><text:span text:style-name="T23">time() </text:span><text:span text:style-name="T31">-</text:span><text:span text:style-name="T23"> startTime)</text:span><text:span text:style-name="T31">+</text:span><text:span text:style-name="T34">" секунд"</text:span><text:span text:style-name="T23">)</text:span></text:p>
      <text:p text:style-name="P12"><text:span text:style-name="T23"/></text:p>
      <text:p text:style-name="P10"><text:span text:style-name="T10">def</text:span> <text:span text:style-name="T15">main</text:span>():</text:p>
      <text:p text:style-name="P12"><text:s text:c="8"/><text:span text:style-name="T13">global</text:span><text:span text:style-name="T23"> cacheSize</text:span></text:p>
      <text:p text:style-name="P12"><text:s text:c="8"/><text:span text:style-name="T23">fileCount </text:span><text:span text:style-name="T31">=</text:span><text:span text:style-name="T23"> </text:span><text:span text:style-name="T14">int</text:span><text:span text:style-name="T23">(</text:span><text:span text:style-name="T14">input</text:span><text:span text:style-name="T23">(</text:span><text:span text:style-name="T34">"Кількість файлів: "</text:span><text:span text:style-name="T23">))</text:span></text:p>
      <text:p text:style-name="P12"><text:s text:c="8"/><text:span text:style-name="T23">runSize </text:span><text:span text:style-name="T31">=</text:span><text:span text:style-name="T23"> </text:span><text:span text:style-name="T14">int</text:span><text:span text:style-name="T23">(</text:span><text:span text:style-name="T14">input</text:span><text:span text:style-name="T23">(</text:span><text:span text:style-name="T34">"Кількість чисел в серії: "</text:span><text:span text:style-name="T23">))</text:span></text:p>
      <text:p text:style-name="P12"><text:s text:c="8"/><text:span text:style-name="T23">cacheSize </text:span><text:span text:style-name="T31">=</text:span><text:span text:style-name="T23"> </text:span><text:span text:style-name="T14">int</text:span><text:span text:style-name="T23">(</text:span><text:span text:style-name="T14">input</text:span><text:span text:style-name="T23">(</text:span><text:span text:style-name="T34">"Кількість чисел в кеші кожного файлу: "</text:span><text:span text:style-name="T23">))</text:span></text:p>
      <text:p text:style-name="P12"><text:s text:c="8"/><text:span text:style-name="T23">visualize </text:span><text:span text:style-name="T31">=</text:span><text:span text:style-name="T23"> </text:span><text:span text:style-name="T14">input</text:span><text:span text:style-name="T23">(</text:span><text:span text:style-name="T34">"Показувати сортування? (т/н) "</text:span><text:span text:style-name="T23">)</text:span></text:p>
      <text:p text:style-name="P12"><text:s text:c="8"/><text:span text:style-name="T23">visualize </text:span><text:span text:style-name="T31">=</text:span><text:span text:style-name="T23"> (visualize </text:span><text:span text:style-name="T31">==</text:span><text:span text:style-name="T23"> </text:span><text:span text:style-name="T34">"т"</text:span><text:span text:style-name="T23"> </text:span><text:span text:style-name="T39">or</text:span><text:span text:style-name="T23"> visualize </text:span><text:span text:style-name="T31">==</text:span><text:span text:style-name="T23"> </text:span><text:span text:style-name="T34">"y"</text:span><text:span text:style-name="T23">)</text:span></text:p>
      <text:p text:style-name="P12"><text:s text:c="8"/><text:span text:style-name="T23">sort(fileCount, runSize, visualize)</text:span></text:p>
      <text:p text:style-name="P12"><text:span text:style-name="T23"/></text:p>
      <text:p text:style-name="P10"><text:span text:style-name="T10">if</text:span> __name__ <text:span text:style-name="T29">==</text:span> <text:span text:style-name="T32">"__main__"</text:span>:</text:p>
      <text:p text:style-name="P12"><text:s text:c="8"/><text:span text:style-name="T23">main()</text:span></text:p>
      <text:p text:style-name="P10"/>
      <text:p text:style-name="P44"/>
      <text:p text:style-name="P18"/>
      <text:list xml:id="list171503656503451" text:continue-numbering="true" text:style-name="L2">
        <text:list-item>
          <text:list>
            <text:list-item>
              <text:list>
                <text:list-item>
                  <text:p text:style-name="P54">Виконання</text:p>
                </text:list-item>
              </text:list>
            </text:list-item>
          </text:list>
        </text:list-item>
      </text:list>
      <text:p text:style-name="P38"><text:span text:style-name="Source_20_Text"><text:span text:style-name="T45">vadik@vadik:~&gt; cd polymerge/</text:span></text:span></text:p>
      <text:p text:style-name="P38"><text:span text:style-name="Source_20_Text"><text:span text:style-name="T45">vadik@vadik:~/polymerge&gt; ./GenRandom.py </text:span></text:span></text:p>
      <text:p text:style-name="P38"><text:span text:style-name="Source_20_Text"><text:span text:style-name="T45">Створити файл зі скількома випадковими числами?</text:span></text:span></text:p>
      <text:p text:style-name="P38"><text:span text:style-name="Source_20_Text"><text:span text:style-name="T45">1000</text:span></text:span></text:p>
      <text:p text:style-name="P38"><text:span text:style-name="Source_20_Text"><text:span text:style-name="T45">Готово</text:span></text:span></text:p>
      <text:p text:style-name="P38"><text:span text:style-name="Source_20_Text"><text:span text:style-name="T45">vadik@vadik:~/polymerge&gt; ./FileViewer.py </text:span></text:span></text:p>
      <text:p text:style-name="P38"><text:span text:style-name="Source_20_Text"><text:span text:style-name="T45">Файл має 1000 чисел.</text:span></text:span></text:p>
      <text:p text:style-name="P38"><text:span text:style-name="Source_20_Text"><text:span text:style-name="T45">З якої позиції продивитись файл?</text:span></text:span></text:p>
      <text:p text:style-name="P38"><text:span text:style-name="Source_20_Text"><text:span text:style-name="T45">0</text:span></text:span></text:p>
      <text:p text:style-name="P38"><text:span text:style-name="Source_20_Text"><text:span text:style-name="T45">Скільки чисел продивитись?</text:span></text:span></text:p>
      <text:p text:style-name="P38"><text:span text:style-name="Source_20_Text"><text:span text:style-name="T45">10</text:span></text:span></text:p>
      <text:p text:style-name="P38"><text:soft-page-break/><text:span text:style-name="Source_20_Text"><text:span text:style-name="T45">===== Числа =====</text:span></text:span></text:p>
      <text:p text:style-name="P38"><text:span text:style-name="Source_20_Text"><text:span text:style-name="T45"><text:s/>0: 8058</text:span></text:span></text:p>
      <text:p text:style-name="P38"><text:span text:style-name="Source_20_Text"><text:span text:style-name="T45"><text:s/>1: 7427</text:span></text:span></text:p>
      <text:p text:style-name="P38"><text:span text:style-name="Source_20_Text"><text:span text:style-name="T45"><text:s/>2: 4341</text:span></text:span></text:p>
      <text:p text:style-name="P38"><text:span text:style-name="Source_20_Text"><text:span text:style-name="T45"><text:s/>3: 3087</text:span></text:span></text:p>
      <text:p text:style-name="P38"><text:span text:style-name="Source_20_Text"><text:span text:style-name="T45"><text:s/>4: 9282</text:span></text:span></text:p>
      <text:p text:style-name="P38"><text:span text:style-name="Source_20_Text"><text:span text:style-name="T45"><text:s/>5: 1197</text:span></text:span></text:p>
      <text:p text:style-name="P38"><text:span text:style-name="Source_20_Text"><text:span text:style-name="T45"><text:s/>6: 8002</text:span></text:span></text:p>
      <text:p text:style-name="P38"><text:span text:style-name="Source_20_Text"><text:span text:style-name="T45"><text:s/>7: 7559</text:span></text:span></text:p>
      <text:p text:style-name="P38"><text:span text:style-name="Source_20_Text"><text:span text:style-name="T45"><text:s/>8: 9311</text:span></text:span></text:p>
      <text:p text:style-name="P38"><text:span text:style-name="Source_20_Text"><text:span text:style-name="T45"><text:s/>9: 9900</text:span></text:span></text:p>
      <text:p text:style-name="P38"><text:span text:style-name="Source_20_Text"><text:span text:style-name="T45"/></text:span></text:p>
      <text:p text:style-name="P38"><text:span text:style-name="Source_20_Text"><text:span text:style-name="T45">vadik@vadik:~/polymerge&gt; ./Sorter</text:span></text:span></text:p>
      <text:p text:style-name="P38"><text:span text:style-name="Source_20_Text"><text:span text:style-name="T45">bash: ./Sorter: Нет такого файла или каталога</text:span></text:span></text:p>
      <text:p text:style-name="P38"><text:span text:style-name="Source_20_Text"><text:span text:style-name="T45">vadik@vadik:~/polymerge&gt; ./Sorter.py</text:span></text:span></text:p>
      <text:p text:style-name="P38"><text:span text:style-name="Source_20_Text"><text:span text:style-name="T45">Кількість файлів: 4</text:span></text:span></text:p>
      <text:p text:style-name="P38"><text:span text:style-name="Source_20_Text"><text:span text:style-name="T45">Кількість чисел в серії: 10</text:span></text:span></text:p>
      <text:p text:style-name="P38"><text:span text:style-name="Source_20_Text"><text:span text:style-name="T45">Показувати сортування? (т/н) т</text:span></text:span></text:p>
      <text:p text:style-name="P38"><text:span text:style-name="Source_20_Text"><text:span text:style-name="T45">Created 4 temporary files.</text:span></text:span></text:p>
      <text:p text:style-name="P38"><text:span text:style-name="Source_20_Text"><text:span text:style-name="T45"/></text:span></text:p>
      <text:p text:style-name="P38"><text:span text:style-name="Source_20_Text"><text:span text:style-name="T45">[1, 1, 1]</text:span></text:span></text:p>
      <text:p text:style-name="P38"><text:span text:style-name="Source_20_Text"><text:span text:style-name="T45">[1, 2, 2]</text:span></text:span></text:p>
      <text:p text:style-name="P38"><text:span text:style-name="Source_20_Text"><text:span text:style-name="T45">[3, 2, 4]</text:span></text:span></text:p>
      <text:p text:style-name="P38"><text:span text:style-name="Source_20_Text"><text:span text:style-name="T45">[7, 6, 4]</text:span></text:span></text:p>
      <text:p text:style-name="P38"><text:span text:style-name="Source_20_Text"><text:span text:style-name="T45">[7, 13, 11]</text:span></text:span></text:p>
      <text:p text:style-name="P38"><text:span text:style-name="Source_20_Text"><text:span text:style-name="T45">[20, 13, 24]</text:span></text:span></text:p>
      <text:p text:style-name="P38"><text:span text:style-name="Source_20_Text"><text:span text:style-name="T45">------------------------------------------------------------</text:span></text:span></text:p>
      <text:p text:style-name="P38"><text:span text:style-name="Source_20_Text"><text:span text:style-name="T45">Розподіл: [44, 37, 24]</text:span></text:span></text:p>
      <text:p text:style-name="P38"><text:span text:style-name="Source_20_Text"><text:span text:style-name="T45">Всього серій: 105</text:span></text:span></text:p>
      <text:p text:style-name="P38"><text:span text:style-name="Source_20_Text"><text:span text:style-name="T45">Справжніх серій: 100</text:span></text:span></text:p>
      <text:p text:style-name="P38"><text:span text:style-name="Source_20_Text"><text:span text:style-name="T45">Пустих серій: 5</text:span></text:span></text:p>
      <text:p text:style-name="P38"><text:span text:style-name="Source_20_Text"><text:span text:style-name="T45"/></text:span></text:p>
      <text:p text:style-name="P38"><text:span text:style-name="Source_20_Text"><text:span text:style-name="T45">запис 10 значень в файл workingFile1 [44, 37, 24]</text:span></text:span></text:p>
      <text:p text:style-name="P38"><text:span text:style-name="Source_20_Text"><text:span text:style-name="T45">запис 10 значень в файл workingFile2 [43, 37, 24]</text:span></text:span></text:p>
      <text:p text:style-name="P38"><text:span text:style-name="Source_20_Text"><text:span text:style-name="T45">запис 10 значень в файл workingFile3 [43, 36, 24]</text:span></text:span></text:p>
      <text:p text:style-name="P38"><text:span text:style-name="Source_20_Text"><text:span text:style-name="T45">запис 10 значень в файл workingFile1 [43, 36, 23]</text:span></text:span></text:p>
      <text:p text:style-name="P38"><text:span text:style-name="Source_20_Text"><text:span text:style-name="T45">запис 10 значень в файл workingFile2 [42, 36, 23]</text:span></text:span></text:p>
      <text:p text:style-name="P38"><text:span text:style-name="Source_20_Text"><text:span text:style-name="T45">запис 10 значень в файл workingFile3 [42, 35, 23]</text:span></text:span></text:p>
      <text:p text:style-name="P38"><text:span text:style-name="Source_20_Text"><text:span text:style-name="T45">запис 10 значень в файл workingFile1 [42, 35, 22]</text:span></text:span></text:p>
      <text:p text:style-name="P38"><text:span text:style-name="Source_20_Text"><text:span text:style-name="T45">запис 10 значень в файл workingFile2 [41, 35, 22]</text:span></text:span></text:p>
      <text:p text:style-name="P38"><text:span text:style-name="Source_20_Text"><text:span text:style-name="T45">запис 10 значень в файл workingFile3 [41, 34, 22]</text:span></text:span></text:p>
      <text:p text:style-name="P38"><text:span text:style-name="Source_20_Text"><text:span text:style-name="T45">запис 10 значень в файл workingFile1 [41, 34, 21]</text:span></text:span></text:p>
      <text:p text:style-name="P38"><text:span text:style-name="Source_20_Text"><text:span text:style-name="T45">запис 10 значень в файл workingFile2 [40, 34, 21]</text:span></text:span></text:p>
      <text:p text:style-name="P38"><text:span text:style-name="Source_20_Text"><text:span text:style-name="T45">запис 10 значень в файл workingFile3 [40, 33, 21]</text:span></text:span></text:p>
      <text:p text:style-name="P38"><text:span text:style-name="Source_20_Text"><text:span text:style-name="T45">запис 10 значень в файл workingFile1 [40, 33, 20]</text:span></text:span></text:p>
      <text:p text:style-name="P38"><text:span text:style-name="Source_20_Text"><text:span text:style-name="T45">запис 10 значень в файл workingFile2 [39, 33, 20]</text:span></text:span></text:p>
      <text:p text:style-name="P38"><text:span text:style-name="Source_20_Text"><text:span text:style-name="T45">запис 10 значень в файл workingFile3 [39, 32, 20]</text:span></text:span></text:p>
      <text:p text:style-name="P38"><text:span text:style-name="Source_20_Text"><text:span text:style-name="T45">запис 10 значень в файл workingFile1 [39, 32, 19]</text:span></text:span></text:p>
      <text:p text:style-name="P38"><text:span text:style-name="Source_20_Text"><text:span text:style-name="T45">запис 10 значень в файл workingFile2 [38, 32, 19]</text:span></text:span></text:p>
      <text:p text:style-name="P38"><text:span text:style-name="Source_20_Text"><text:span text:style-name="T45">запис 10 значень в файл workingFile3 [38, 31, 19]</text:span></text:span></text:p>
      <text:p text:style-name="P38"><text:span text:style-name="Source_20_Text"><text:span text:style-name="T45">запис 10 значень в файл workingFile1 [38, 31, 18]</text:span></text:span></text:p>
      <text:p text:style-name="P38"><text:span text:style-name="Source_20_Text"><text:span text:style-name="T45">запис 10 значень в файл workingFile2 [37, 31, 18]</text:span></text:span></text:p>
      <text:p text:style-name="P38"><text:span text:style-name="Source_20_Text"><text:span text:style-name="T45">запис 10 значень в файл workingFile3 [37, 30, 18]</text:span></text:span></text:p>
      <text:p text:style-name="P38"><text:span text:style-name="Source_20_Text"><text:span text:style-name="T45">запис 10 значень в файл workingFile1 [37, 30, 17]</text:span></text:span></text:p>
      <text:p text:style-name="P38"><text:span text:style-name="Source_20_Text"><text:span text:style-name="T45">запис 10 значень в файл workingFile2 [36, 30, 17]</text:span></text:span></text:p>
      <text:p text:style-name="P38"><text:span text:style-name="Source_20_Text"><text:span text:style-name="T45">запис 10 значень в файл workingFile3 [36, 29, 17]</text:span></text:span></text:p>
      <text:p text:style-name="P38"><text:span text:style-name="Source_20_Text"><text:span text:style-name="T45">запис 10 значень в файл workingFile1 [36, 29, 16]</text:span></text:span></text:p>
      <text:p text:style-name="P38"><text:span text:style-name="Source_20_Text"><text:span text:style-name="T45">запис 10 значень в файл workingFile2 [35, 29, 16]</text:span></text:span></text:p>
      <text:p text:style-name="P38"><text:span text:style-name="Source_20_Text"><text:span text:style-name="T45">запис 10 значень в файл workingFile3 [35, 28, 16]</text:span></text:span></text:p>
      <text:p text:style-name="P38"><text:span text:style-name="Source_20_Text"><text:span text:style-name="T45">запис 10 значень в файл workingFile1 [35, 28, 15]</text:span></text:span></text:p>
      <text:p text:style-name="P38"><text:span text:style-name="Source_20_Text"><text:span text:style-name="T45">запис 10 значень в файл workingFile2 [34, 28, 15]</text:span></text:span></text:p>
      <text:p text:style-name="P38"><text:span text:style-name="Source_20_Text"><text:span text:style-name="T45">запис 10 значень в файл workingFile3 [34, 27, 15]</text:span></text:span></text:p>
      <text:p text:style-name="P38"><text:span text:style-name="Source_20_Text"><text:span text:style-name="T45">запис 10 значень в файл workingFile1 [34, 27, 14]</text:span></text:span></text:p>
      <text:p text:style-name="P38"><text:span text:style-name="Source_20_Text"><text:span text:style-name="T45">запис 10 значень в файл workingFile2 [33, 27, 14]</text:span></text:span></text:p>
      <text:p text:style-name="P38"><text:span text:style-name="Source_20_Text"><text:span text:style-name="T45">запис 10 значень в файл workingFile3 [33, 26, 14]</text:span></text:span></text:p>
      <text:p text:style-name="P38"><text:span text:style-name="Source_20_Text"><text:span text:style-name="T45">запис 10 значень в файл workingFile1 [33, 26, 13]</text:span></text:span></text:p>
      <text:p text:style-name="P38"><text:span text:style-name="Source_20_Text"><text:span text:style-name="T45">запис 10 значень в файл workingFile2 [32, 26, 13]</text:span></text:span></text:p>
      <text:p text:style-name="P38"><text:span text:style-name="Source_20_Text"><text:span text:style-name="T45">запис 10 значень в файл workingFile3 [32, 25, 13]</text:span></text:span></text:p>
      <text:p text:style-name="P38"><text:span text:style-name="Source_20_Text"><text:span text:style-name="T45">запис 10 значень в файл workingFile1 [32, 25, 12]</text:span></text:span></text:p>
      <text:p text:style-name="P38"><text:span text:style-name="Source_20_Text"><text:span text:style-name="T45">запис 10 значень в файл workingFile2 [31, 25, 12]</text:span></text:span></text:p>
      <text:p text:style-name="P38"><text:span text:style-name="Source_20_Text"><text:span text:style-name="T45">запис 10 значень в файл workingFile3 [31, 24, 12]</text:span></text:span></text:p>
      <text:p text:style-name="P38"><text:span text:style-name="Source_20_Text"><text:span text:style-name="T45">запис 10 значень в файл workingFile1 [31, 24, 11]</text:span></text:span></text:p>
      <text:p text:style-name="P38"><text:span text:style-name="Source_20_Text"><text:span text:style-name="T45">запис 10 значень в файл workingFile2 [30, 24, 11]</text:span></text:span></text:p>
      <text:p text:style-name="P38"><text:span text:style-name="Source_20_Text"><text:span text:style-name="T45">запис 10 значень в файл workingFile3 [30, 23, 11]</text:span></text:span></text:p>
      <text:p text:style-name="P38"><text:span text:style-name="Source_20_Text"><text:span text:style-name="T45">запис 10 значень в файл workingFile1 [30, 23, 10]</text:span></text:span></text:p>
      <text:p text:style-name="P38"><text:span text:style-name="Source_20_Text"><text:span text:style-name="T45">запис 10 значень в файл workingFile2 [29, 23, 10]</text:span></text:span></text:p>
      <text:p text:style-name="P38"><text:span text:style-name="Source_20_Text"><text:span text:style-name="T45">запис 10 значень в файл workingFile3 [29, 22, 10]</text:span></text:span></text:p>
      <text:p text:style-name="P38"><text:span text:style-name="Source_20_Text"><text:span text:style-name="T45">запис 10 значень в файл workingFile1 [29, 22, 9]</text:span></text:span></text:p>
      <text:p text:style-name="P38"><text:span text:style-name="Source_20_Text"><text:span text:style-name="T45">запис 10 значень в файл workingFile2 [28, 22, 9]</text:span></text:span></text:p>
      <text:p text:style-name="P38"><text:span text:style-name="Source_20_Text"><text:span text:style-name="T45">запис 10 значень в файл workingFile3 [28, 21, 9]</text:span></text:span></text:p>
      <text:p text:style-name="P38"><text:span text:style-name="Source_20_Text"><text:span text:style-name="T45">запис 10 значень в файл workingFile1 [28, 21, 8]</text:span></text:span></text:p>
      <text:p text:style-name="P38"><text:span text:style-name="Source_20_Text"><text:span text:style-name="T45">запис 10 значень в файл workingFile2 [27, 21, 8]</text:span></text:span></text:p>
      <text:p text:style-name="P38"><text:span text:style-name="Source_20_Text"><text:span text:style-name="T45">запис 10 значень в файл workingFile3 [27, 20, 8]</text:span></text:span></text:p>
      <text:p text:style-name="P38"><text:span text:style-name="Source_20_Text"><text:span text:style-name="T45">запис 10 значень в файл workingFile1 [27, 20, 7]</text:span></text:span></text:p>
      <text:p text:style-name="P38"><text:span text:style-name="Source_20_Text"><text:span text:style-name="T45">запис 10 значень в файл workingFile2 [26, 20, 7]</text:span></text:span></text:p>
      <text:p text:style-name="P38"><text:span text:style-name="Source_20_Text"><text:span text:style-name="T45">запис 10 значень в файл workingFile3 [26, 19, 7]</text:span></text:span></text:p>
      <text:p text:style-name="P38"><text:span text:style-name="Source_20_Text"><text:span text:style-name="T45">запис 10 значень в файл workingFile1 [26, 19, 6]</text:span></text:span></text:p>
      <text:p text:style-name="P38"><text:span text:style-name="Source_20_Text"><text:span text:style-name="T45">запис 10 значень в файл workingFile2 [25, 19, 6]</text:span></text:span></text:p>
      <text:p text:style-name="P38"><text:span text:style-name="Source_20_Text"><text:span text:style-name="T45">запис 10 значень в файл workingFile3 [25, 18, 6]</text:span></text:span></text:p>
      <text:p text:style-name="P38"><text:span text:style-name="Source_20_Text"><text:span text:style-name="T45">запис 10 значень в файл workingFile1 [25, 18, 5]</text:span></text:span></text:p>
      <text:p text:style-name="P38"><text:span text:style-name="Source_20_Text"><text:span text:style-name="T45">запис 10 значень в файл workingFile2 [24, 18, 5]</text:span></text:span></text:p>
      <text:p text:style-name="P38"><text:span text:style-name="Source_20_Text"><text:span text:style-name="T45">запис 10 значень в файл workingFile3 [24, 17, 5]</text:span></text:span></text:p>
      <text:p text:style-name="P38"><text:span text:style-name="Source_20_Text"><text:span text:style-name="T45">запис 10 значень в файл workingFile1 [24, 17, 4]</text:span></text:span></text:p>
      <text:p text:style-name="P38"><text:span text:style-name="Source_20_Text"><text:span text:style-name="T45">запис 10 значень в файл workingFile2 [23, 17, 4]</text:span></text:span></text:p>
      <text:p text:style-name="P38"><text:span text:style-name="Source_20_Text"><text:span text:style-name="T45">запис 10 значень в файл workingFile3 [23, 16, 4]</text:span></text:span></text:p>
      <text:p text:style-name="P38"><text:span text:style-name="Source_20_Text"><text:span text:style-name="T45">запис 10 значень в файл workingFile1 [23, 16, 3]</text:span></text:span></text:p>
      <text:p text:style-name="P38"><text:span text:style-name="Source_20_Text"><text:span text:style-name="T45">запис 10 значень в файл workingFile2 [22, 16, 3]</text:span></text:span></text:p>
      <text:p text:style-name="P38"><text:span text:style-name="Source_20_Text"><text:span text:style-name="T45">запис 10 значень в файл workingFile3 [22, 15, 3]</text:span></text:span></text:p>
      <text:p text:style-name="P38"><text:span text:style-name="Source_20_Text"><text:span text:style-name="T45">запис 10 значень в файл workingFile1 [22, 15, 2]</text:span></text:span></text:p>
      <text:p text:style-name="P38"><text:span text:style-name="Source_20_Text"><text:span text:style-name="T45">запис 10 значень в файл workingFile2 [21, 15, 2]</text:span></text:span></text:p>
      <text:p text:style-name="P38"><text:span text:style-name="Source_20_Text"><text:span text:style-name="T45">запис 10 значень в файл workingFile3 [21, 14, 2]</text:span></text:span></text:p>
      <text:p text:style-name="P38"><text:span text:style-name="Source_20_Text"><text:span text:style-name="T45">запис 10 значень в файл workingFile1 [21, 14, 1]</text:span></text:span></text:p>
      <text:p text:style-name="P38"><text:span text:style-name="Source_20_Text"><text:span text:style-name="T45">запис 10 значень в файл workingFile2 [20, 14, 1]</text:span></text:span></text:p>
      <text:p text:style-name="P38"><text:span text:style-name="Source_20_Text"><text:span text:style-name="T45">запис 10 значень в файл workingFile3 [20, 13, 1]</text:span></text:span></text:p>
      <text:p text:style-name="P38"><text:span text:style-name="Source_20_Text"><text:span text:style-name="T45">запис 10 значень в файл workingFile1 [20, 13]</text:span></text:span></text:p>
      <text:p text:style-name="P38"><text:span text:style-name="Source_20_Text"><text:span text:style-name="T45">запис 10 значень в файл workingFile2 [19, 13]</text:span></text:span></text:p>
      <text:p text:style-name="P38"><text:span text:style-name="Source_20_Text"><text:span text:style-name="T45">запис 10 значень в файл workingFile1 [19, 12]</text:span></text:span></text:p>
      <text:p text:style-name="P38"><text:soft-page-break/><text:span text:style-name="Source_20_Text"><text:span text:style-name="T45">запис 10 значень в файл workingFile2 [18, 12]</text:span></text:span></text:p>
      <text:p text:style-name="P38"><text:span text:style-name="Source_20_Text"><text:span text:style-name="T45">запис 10 значень в файл workingFile1 [18, 11]</text:span></text:span></text:p>
      <text:p text:style-name="P38"><text:span text:style-name="Source_20_Text"><text:span text:style-name="T45">запис 10 значень в файл workingFile2 [17, 11]</text:span></text:span></text:p>
      <text:p text:style-name="P38"><text:span text:style-name="Source_20_Text"><text:span text:style-name="T45">запис 10 значень в файл workingFile1 [17, 10]</text:span></text:span></text:p>
      <text:p text:style-name="P38"><text:span text:style-name="Source_20_Text"><text:span text:style-name="T45">запис 10 значень в файл workingFile2 [16, 10]</text:span></text:span></text:p>
      <text:p text:style-name="P38"><text:span text:style-name="Source_20_Text"><text:span text:style-name="T45">запис 10 значень в файл workingFile1 [16, 9]</text:span></text:span></text:p>
      <text:p text:style-name="P38"><text:span text:style-name="Source_20_Text"><text:span text:style-name="T45">запис 10 значень в файл workingFile2 [15, 9]</text:span></text:span></text:p>
      <text:p text:style-name="P38"><text:span text:style-name="Source_20_Text"><text:span text:style-name="T45">запис 10 значень в файл workingFile1 [15, 8]</text:span></text:span></text:p>
      <text:p text:style-name="P38"><text:span text:style-name="Source_20_Text"><text:span text:style-name="T45">запис 10 значень в файл workingFile2 [14, 8]</text:span></text:span></text:p>
      <text:p text:style-name="P38"><text:span text:style-name="Source_20_Text"><text:span text:style-name="T45">запис 10 значень в файл workingFile1 [14, 7]</text:span></text:span></text:p>
      <text:p text:style-name="P38"><text:span text:style-name="Source_20_Text"><text:span text:style-name="T45">запис 10 значень в файл workingFile2 [13, 7]</text:span></text:span></text:p>
      <text:p text:style-name="P38"><text:span text:style-name="Source_20_Text"><text:span text:style-name="T45">запис 10 значень в файл workingFile1 [13, 6]</text:span></text:span></text:p>
      <text:p text:style-name="P38"><text:span text:style-name="Source_20_Text"><text:span text:style-name="T45">запис 10 значень в файл workingFile2 [12, 6]</text:span></text:span></text:p>
      <text:p text:style-name="P38"><text:span text:style-name="Source_20_Text"><text:span text:style-name="T45">запис 10 значень в файл workingFile1 [12, 5]</text:span></text:span></text:p>
      <text:p text:style-name="P38"><text:span text:style-name="Source_20_Text"><text:span text:style-name="T45">запис 10 значень в файл workingFile2 [11, 5]</text:span></text:span></text:p>
      <text:p text:style-name="P38"><text:span text:style-name="Source_20_Text"><text:span text:style-name="T45">запис 10 значень в файл workingFile1 [11, 4]</text:span></text:span></text:p>
      <text:p text:style-name="P38"><text:span text:style-name="Source_20_Text"><text:span text:style-name="T45">запис 10 значень в файл workingFile2 [10, 4]</text:span></text:span></text:p>
      <text:p text:style-name="P38"><text:span text:style-name="Source_20_Text"><text:span text:style-name="T45">запис 10 значень в файл workingFile1 [10, 3]</text:span></text:span></text:p>
      <text:p text:style-name="P38"><text:span text:style-name="Source_20_Text"><text:span text:style-name="T45">запис 10 значень в файл workingFile2 [9, 3]</text:span></text:span></text:p>
      <text:p text:style-name="P38"><text:span text:style-name="Source_20_Text"><text:span text:style-name="T45">запис 10 значень в файл workingFile1 [9, 2]</text:span></text:span></text:p>
      <text:p text:style-name="P38"><text:span text:style-name="Source_20_Text"><text:span text:style-name="T45">запис 10 значень в файл workingFile2 [8, 2]</text:span></text:span></text:p>
      <text:p text:style-name="P38"><text:span text:style-name="Source_20_Text"><text:span text:style-name="T45">запис 10 значень в файл workingFile1 [8, 1]</text:span></text:span></text:p>
      <text:p text:style-name="P38"><text:span text:style-name="Source_20_Text"><text:span text:style-name="T45">запис 10 значень в файл workingFile2 [7, 1]</text:span></text:span></text:p>
      <text:p text:style-name="P38"><text:span text:style-name="Source_20_Text"><text:span text:style-name="T45">запис 10 значень в файл workingFile1 [7]</text:span></text:span></text:p>
      <text:p text:style-name="P38"><text:span text:style-name="Source_20_Text"><text:span text:style-name="T45">запис 10 значень в файл workingFile1 [6]</text:span></text:span></text:p>
      <text:p text:style-name="P38"><text:span text:style-name="Source_20_Text"><text:span text:style-name="T45">запис пустої серії в файл workingFile1 [5]</text:span></text:span></text:p>
      <text:p text:style-name="P38"><text:span text:style-name="Source_20_Text"><text:span text:style-name="T45">запис пустої серії в файл workingFile1 [4]</text:span></text:span></text:p>
      <text:p text:style-name="P38"><text:span text:style-name="Source_20_Text"><text:span text:style-name="T45">запис пустої серії в файл workingFile1 [3]</text:span></text:span></text:p>
      <text:p text:style-name="P38"><text:span text:style-name="Source_20_Text"><text:span text:style-name="T45">запис пустої серії в файл workingFile1 [2]</text:span></text:span></text:p>
      <text:p text:style-name="P38"><text:span text:style-name="Source_20_Text"><text:span text:style-name="T45">запис пустої серії в файл workingFile1 [1]</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oft-page-break/><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lt; =======================</text:span></text:span></text:p>
      <text:p text:style-name="P38"><text:span text:style-name="Source_20_Text"><text:span text:style-name="T45">В файлі workingFile3 скінчилися серії. Робимо його вихідним</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3&lt; ============</text:span></text:span></text:p>
      <text:p text:style-name="P38"><text:span text:style-name="Source_20_Text"><text:span text:style-name="T45">В файлі workingFile2 скінчилися серії. Робимо його вихідним</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oft-page-break/><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2&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2&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2&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2&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2&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2&lt; =====</text:span></text:span></text:p>
      <text:p text:style-name="P38"><text:span text:style-name="Source_20_Text"><text:span text:style-name="T45">Розподіл серій:</text:span></text:span></text:p>
      <text:p text:style-name="P38"><text:span text:style-name="Source_20_Text"><text:span text:style-name="T45"><text:s/>workingFile1&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2&lt; ======</text:span></text:span></text:p>
      <text:p text:style-name="P38"><text:span text:style-name="Source_20_Text"><text:span text:style-name="T45">В файлі workingFile1 скінчилися серії. Робимо його вихідним</text:span></text:span></text:p>
      <text:p text:style-name="P38"><text:span text:style-name="Source_20_Text"><text:span text:style-name="T45">Розподіл серій:</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1&lt; </text:span></text:span></text:p>
      <text:p text:style-name="P38"><text:span text:style-name="Source_20_Text"><text:span text:style-name="T45">Розподіл серій:</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1&lt; =</text:span></text:span></text:p>
      <text:p text:style-name="P38"><text:span text:style-name="Source_20_Text"><text:span text:style-name="T45">Розподіл серій:</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1&lt; ==</text:span></text:span></text:p>
      <text:p text:style-name="P38"><text:span text:style-name="Source_20_Text"><text:span text:style-name="T45">Розподіл серій:</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1&lt; ===</text:span></text:span></text:p>
      <text:p text:style-name="P38"><text:span text:style-name="Source_20_Text"><text:span text:style-name="T45">В файлі workingFile0 скінчилися серії. Робимо його вихідним</text:span></text:span></text:p>
      <text:p text:style-name="P38"><text:span text:style-name="Source_20_Text"><text:span text:style-name="T45">Розподіл серій:</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1&gt; ====</text:span></text:span></text:p>
      <text:p text:style-name="P38"><text:span text:style-name="Source_20_Text"><text:span text:style-name="T45"><text:s/>workingFile0&lt; </text:span></text:span></text:p>
      <text:p text:style-name="P38"><text:span text:style-name="Source_20_Text"><text:span text:style-name="T45">Розподіл серій:</text:span></text:span></text:p>
      <text:p text:style-name="P38"><text:span text:style-name="Source_20_Text"><text:span text:style-name="T45"><text:s/>workingFile2&gt; ==</text:span></text:span></text:p>
      <text:p text:style-name="P38"><text:span text:style-name="Source_20_Text"><text:span text:style-name="T45"><text:s/>workingFile3&gt; =</text:span></text:span></text:p>
      <text:p text:style-name="P38"><text:span text:style-name="Source_20_Text"><text:span text:style-name="T45"><text:s/>workingFile1&gt; ===</text:span></text:span></text:p>
      <text:p text:style-name="P38"><text:span text:style-name="Source_20_Text"><text:span text:style-name="T45"><text:s/>workingFile0&lt; =</text:span></text:span></text:p>
      <text:p text:style-name="P38"><text:span text:style-name="Source_20_Text"><text:span text:style-name="T45">В файлі workingFile3 скінчилися серії. Робимо його вихідним</text:span></text:span></text:p>
      <text:p text:style-name="P38"><text:span text:style-name="Source_20_Text"><text:span text:style-name="T45">Розподіл серій:</text:span></text:span></text:p>
      <text:p text:style-name="P38"><text:span text:style-name="Source_20_Text"><text:span text:style-name="T45"><text:s/>workingFile2&gt; =</text:span></text:span></text:p>
      <text:p text:style-name="P38"><text:span text:style-name="Source_20_Text"><text:span text:style-name="T45"><text:s/>workingFile0&gt; ==</text:span></text:span></text:p>
      <text:p text:style-name="P38"><text:span text:style-name="Source_20_Text"><text:span text:style-name="T45"><text:s/>workingFile1&gt; ==</text:span></text:span></text:p>
      <text:p text:style-name="P38"><text:span text:style-name="Source_20_Text"><text:span text:style-name="T45"><text:s/>workingFile3&lt; </text:span></text:span></text:p>
      <text:p text:style-name="P38"><text:span text:style-name="Source_20_Text"><text:span text:style-name="T45">В файлі workingFile2 скінчилися серії. Робимо його вихідним</text:span></text:span></text:p>
      <text:p text:style-name="P38"><text:span text:style-name="Source_20_Text"><text:span text:style-name="T45">Розподіл серій:</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1&gt; =</text:span></text:span></text:p>
      <text:p text:style-name="P38"><text:span text:style-name="Source_20_Text"><text:span text:style-name="T45"><text:s/>workingFile2&lt; </text:span></text:span></text:p>
      <text:p text:style-name="P38"><text:span text:style-name="Source_20_Text"><text:span text:style-name="T45">Розподіл серій:</text:span></text:span></text:p>
      <text:p text:style-name="P38"><text:span text:style-name="Source_20_Text"><text:span text:style-name="T45"><text:s/>workingFile3&gt; </text:span></text:span></text:p>
      <text:p text:style-name="P38"><text:span text:style-name="Source_20_Text"><text:span text:style-name="T45"><text:s/>workingFile0&gt; </text:span></text:span></text:p>
      <text:p text:style-name="P38"><text:span text:style-name="Source_20_Text"><text:span text:style-name="T45"><text:s/>workingFile1&gt; </text:span></text:span></text:p>
      <text:p text:style-name="P38"><text:span text:style-name="Source_20_Text"><text:span text:style-name="T45"><text:s/>workingFile2&lt; =</text:span></text:span></text:p>
      <text:p text:style-name="P38"><text:span text:style-name="Source_20_Text"><text:span text:style-name="T45">На виконання пійшло 0.024651527404785156 секунд</text:span></text:span></text:p>
      <text:p text:style-name="P38"><text:span text:style-name="Source_20_Text"><text:span text:style-name="T45">vadik@vadik:~/polymerge&gt; ./FileViewer.py </text:span></text:span></text:p>
      <text:p text:style-name="P38"><text:span text:style-name="Source_20_Text"><text:span text:style-name="T45">Файл має 1000 чисел.</text:span></text:span></text:p>
      <text:p text:style-name="P38"><text:span text:style-name="Source_20_Text"><text:span text:style-name="T45">З якої позиції продивитись файл?</text:span></text:span></text:p>
      <text:p text:style-name="P38"><text:span text:style-name="Source_20_Text"><text:span text:style-name="T45">0</text:span></text:span></text:p>
      <text:p text:style-name="P38"><text:span text:style-name="Source_20_Text"><text:span text:style-name="T45">Скільки чисел продивитись?</text:span></text:span></text:p>
      <text:p text:style-name="P38"><text:span text:style-name="Source_20_Text"><text:span text:style-name="T45">100</text:span></text:span></text:p>
      <text:p text:style-name="P38"><text:span text:style-name="Source_20_Text"><text:span text:style-name="T45">===== Числа =====</text:span></text:span></text:p>
      <text:p text:style-name="P38"><text:span text:style-name="Source_20_Text"><text:span text:style-name="T45"><text:s text:c="2"/>0: 9</text:span></text:span></text:p>
      <text:p text:style-name="P38"><text:span text:style-name="Source_20_Text"><text:span text:style-name="T45"><text:s text:c="2"/>1: 29</text:span></text:span></text:p>
      <text:p text:style-name="P38"><text:span text:style-name="Source_20_Text"><text:span text:style-name="T45"><text:s text:c="2"/>2: 33</text:span></text:span></text:p>
      <text:p text:style-name="P38"><text:span text:style-name="Source_20_Text"><text:span text:style-name="T45"><text:s text:c="2"/>3: 43</text:span></text:span></text:p>
      <text:p text:style-name="P38"><text:span text:style-name="Source_20_Text"><text:span text:style-name="T45"><text:s text:c="2"/>4: 53</text:span></text:span></text:p>
      <text:p text:style-name="P38"><text:span text:style-name="Source_20_Text"><text:span text:style-name="T45"><text:s text:c="2"/>5: 66</text:span></text:span></text:p>
      <text:p text:style-name="P38"><text:span text:style-name="Source_20_Text"><text:span text:style-name="T45"><text:s text:c="2"/>6: 84</text:span></text:span></text:p>
      <text:p text:style-name="P38"><text:span text:style-name="Source_20_Text"><text:span text:style-name="T45"><text:s text:c="2"/>7: 101</text:span></text:span></text:p>
      <text:p text:style-name="P38"><text:span text:style-name="Source_20_Text"><text:span text:style-name="T45"><text:s text:c="2"/>8: 120</text:span></text:span></text:p>
      <text:p text:style-name="P38"><text:span text:style-name="Source_20_Text"><text:span text:style-name="T45"><text:s text:c="2"/>9: 140</text:span></text:span></text:p>
      <text:p text:style-name="P38"><text:span text:style-name="Source_20_Text"><text:span text:style-name="T45"><text:s/>10: 161</text:span></text:span></text:p>
      <text:p text:style-name="P38"><text:span text:style-name="Source_20_Text"><text:span text:style-name="T45"><text:s/>11: 178</text:span></text:span></text:p>
      <text:p text:style-name="P38"><text:span text:style-name="Source_20_Text"><text:span text:style-name="T45"><text:s/>12: 178</text:span></text:span></text:p>
      <text:p text:style-name="P38"><text:span text:style-name="Source_20_Text"><text:span text:style-name="T45"><text:s/>13: 208</text:span></text:span></text:p>
      <text:p text:style-name="P38"><text:span text:style-name="Source_20_Text"><text:span text:style-name="T45"><text:s/>14: 256</text:span></text:span></text:p>
      <text:p text:style-name="P38"><text:span text:style-name="Source_20_Text"><text:span text:style-name="T45"><text:s/>15: 257</text:span></text:span></text:p>
      <text:p text:style-name="P38"><text:span text:style-name="Source_20_Text"><text:span text:style-name="T45"><text:s/>16: 266</text:span></text:span></text:p>
      <text:p text:style-name="P38"><text:soft-page-break/><text:span text:style-name="Source_20_Text"><text:span text:style-name="T45"><text:s/>17: 267</text:span></text:span></text:p>
      <text:p text:style-name="P38"><text:span text:style-name="Source_20_Text"><text:span text:style-name="T45"><text:s/>18: 303</text:span></text:span></text:p>
      <text:p text:style-name="P38"><text:span text:style-name="Source_20_Text"><text:span text:style-name="T45"><text:s/>19: 311</text:span></text:span></text:p>
      <text:p text:style-name="P38"><text:span text:style-name="Source_20_Text"><text:span text:style-name="T45"><text:s/>20: 321</text:span></text:span></text:p>
      <text:p text:style-name="P38"><text:span text:style-name="Source_20_Text"><text:span text:style-name="T45"><text:s/>21: 321</text:span></text:span></text:p>
      <text:p text:style-name="P38"><text:span text:style-name="Source_20_Text"><text:span text:style-name="T45"><text:s/>22: 321</text:span></text:span></text:p>
      <text:p text:style-name="P38"><text:span text:style-name="Source_20_Text"><text:span text:style-name="T45"><text:s/>23: 338</text:span></text:span></text:p>
      <text:p text:style-name="P38"><text:span text:style-name="Source_20_Text"><text:span text:style-name="T45"><text:s/>24: 340</text:span></text:span></text:p>
      <text:p text:style-name="P38"><text:span text:style-name="Source_20_Text"><text:span text:style-name="T45"><text:s/>25: 351</text:span></text:span></text:p>
      <text:p text:style-name="P38"><text:span text:style-name="Source_20_Text"><text:span text:style-name="T45"><text:s/>26: 360</text:span></text:span></text:p>
      <text:p text:style-name="P38"><text:span text:style-name="Source_20_Text"><text:span text:style-name="T45"><text:s/>27: 360</text:span></text:span></text:p>
      <text:p text:style-name="P38"><text:span text:style-name="Source_20_Text"><text:span text:style-name="T45"><text:s/>28: 366</text:span></text:span></text:p>
      <text:p text:style-name="P38"><text:span text:style-name="Source_20_Text"><text:span text:style-name="T45"><text:s/>29: 367</text:span></text:span></text:p>
      <text:p text:style-name="P38"><text:span text:style-name="Source_20_Text"><text:span text:style-name="T45"><text:s/>30: 370</text:span></text:span></text:p>
      <text:p text:style-name="P38"><text:span text:style-name="Source_20_Text"><text:span text:style-name="T45"><text:s/>31: 400</text:span></text:span></text:p>
      <text:p text:style-name="P38"><text:span text:style-name="Source_20_Text"><text:span text:style-name="T45"><text:s/>32: 404</text:span></text:span></text:p>
      <text:p text:style-name="P38"><text:span text:style-name="Source_20_Text"><text:span text:style-name="T45"><text:s/>33: 428</text:span></text:span></text:p>
      <text:p text:style-name="P38"><text:span text:style-name="Source_20_Text"><text:span text:style-name="T45"><text:s/>34: 433</text:span></text:span></text:p>
      <text:p text:style-name="P38"><text:span text:style-name="Source_20_Text"><text:span text:style-name="T45"><text:s/>35: 437</text:span></text:span></text:p>
      <text:p text:style-name="P38"><text:span text:style-name="Source_20_Text"><text:span text:style-name="T45"><text:s/>36: 441</text:span></text:span></text:p>
      <text:p text:style-name="P38"><text:span text:style-name="Source_20_Text"><text:span text:style-name="T45"><text:s/>37: 447</text:span></text:span></text:p>
      <text:p text:style-name="P38"><text:span text:style-name="Source_20_Text"><text:span text:style-name="T45"><text:s/>38: 447</text:span></text:span></text:p>
      <text:p text:style-name="P38"><text:span text:style-name="Source_20_Text"><text:span text:style-name="T45"><text:s/>39: 448</text:span></text:span></text:p>
      <text:p text:style-name="P38"><text:span text:style-name="Source_20_Text"><text:span text:style-name="T45"><text:s/>40: 465</text:span></text:span></text:p>
      <text:p text:style-name="P38"><text:span text:style-name="Source_20_Text"><text:span text:style-name="T45"><text:s/>41: 485</text:span></text:span></text:p>
      <text:p text:style-name="P38"><text:span text:style-name="Source_20_Text"><text:span text:style-name="T45"><text:s/>42: 493</text:span></text:span></text:p>
      <text:p text:style-name="P38"><text:span text:style-name="Source_20_Text"><text:span text:style-name="T45"><text:s/>43: 519</text:span></text:span></text:p>
      <text:p text:style-name="P38"><text:span text:style-name="Source_20_Text"><text:span text:style-name="T45"><text:s/>44: 525</text:span></text:span></text:p>
      <text:p text:style-name="P38"><text:span text:style-name="Source_20_Text"><text:span text:style-name="T45"><text:s/>45: 552</text:span></text:span></text:p>
      <text:p text:style-name="P38"><text:span text:style-name="Source_20_Text"><text:span text:style-name="T45"><text:s/>46: 552</text:span></text:span></text:p>
      <text:p text:style-name="P38"><text:span text:style-name="Source_20_Text"><text:span text:style-name="T45"><text:s/>47: 568</text:span></text:span></text:p>
      <text:p text:style-name="P38"><text:span text:style-name="Source_20_Text"><text:span text:style-name="T45"><text:s/>48: 573</text:span></text:span></text:p>
      <text:p text:style-name="P38"><text:span text:style-name="Source_20_Text"><text:span text:style-name="T45"><text:s/>49: 573</text:span></text:span></text:p>
      <text:p text:style-name="P38"><text:span text:style-name="Source_20_Text"><text:span text:style-name="T45"><text:s/>50: 587</text:span></text:span></text:p>
      <text:p text:style-name="P38"><text:span text:style-name="Source_20_Text"><text:span text:style-name="T45"><text:s/>51: 597</text:span></text:span></text:p>
      <text:p text:style-name="P38"><text:span text:style-name="Source_20_Text"><text:span text:style-name="T45"><text:s/>52: 622</text:span></text:span></text:p>
      <text:p text:style-name="P38"><text:span text:style-name="Source_20_Text"><text:span text:style-name="T45"><text:s/>53: 624</text:span></text:span></text:p>
      <text:p text:style-name="P38"><text:span text:style-name="Source_20_Text"><text:span text:style-name="T45"><text:s/>54: 633</text:span></text:span></text:p>
      <text:p text:style-name="P38"><text:span text:style-name="Source_20_Text"><text:span text:style-name="T45"><text:s/>55: 635</text:span></text:span></text:p>
      <text:p text:style-name="P38"><text:span text:style-name="Source_20_Text"><text:span text:style-name="T45"><text:s/>56: 645</text:span></text:span></text:p>
      <text:p text:style-name="P38"><text:span text:style-name="Source_20_Text"><text:span text:style-name="T45"><text:s/>57: 648</text:span></text:span></text:p>
      <text:p text:style-name="P38"><text:span text:style-name="Source_20_Text"><text:span text:style-name="T45"><text:s/>58: 649</text:span></text:span></text:p>
      <text:p text:style-name="P38"><text:span text:style-name="Source_20_Text"><text:span text:style-name="T45"><text:s/>59: 667</text:span></text:span></text:p>
      <text:p text:style-name="P38"><text:span text:style-name="Source_20_Text"><text:span text:style-name="T45"><text:s/>60: 676</text:span></text:span></text:p>
      <text:p text:style-name="P38"><text:span text:style-name="Source_20_Text"><text:span text:style-name="T45"><text:s/>61: 678</text:span></text:span></text:p>
      <text:p text:style-name="P38"><text:span text:style-name="Source_20_Text"><text:span text:style-name="T45"><text:s/>62: 678</text:span></text:span></text:p>
      <text:p text:style-name="P38"><text:span text:style-name="Source_20_Text"><text:span text:style-name="T45"><text:s/>63: 683</text:span></text:span></text:p>
      <text:p text:style-name="P38"><text:span text:style-name="Source_20_Text"><text:span text:style-name="T45"><text:s/>64: 697</text:span></text:span></text:p>
      <text:p text:style-name="P38"><text:span text:style-name="Source_20_Text"><text:span text:style-name="T45"><text:s/>65: 701</text:span></text:span></text:p>
      <text:p text:style-name="P38"><text:span text:style-name="Source_20_Text"><text:span text:style-name="T45"><text:s/>66: 702</text:span></text:span></text:p>
      <text:p text:style-name="P38"><text:span text:style-name="Source_20_Text"><text:span text:style-name="T45"><text:s/>67: 706</text:span></text:span></text:p>
      <text:p text:style-name="P38"><text:span text:style-name="Source_20_Text"><text:span text:style-name="T45"><text:s/>68: 706</text:span></text:span></text:p>
      <text:p text:style-name="P38"><text:span text:style-name="Source_20_Text"><text:span text:style-name="T45"><text:s/>69: 721</text:span></text:span></text:p>
      <text:p text:style-name="P38"><text:span text:style-name="Source_20_Text"><text:span text:style-name="T45"><text:s/>70: 726</text:span></text:span></text:p>
      <text:p text:style-name="P38"><text:span text:style-name="Source_20_Text"><text:span text:style-name="T45"><text:s/>71: 736</text:span></text:span></text:p>
      <text:p text:style-name="P38"><text:span text:style-name="Source_20_Text"><text:span text:style-name="T45"><text:s/>72: 768</text:span></text:span></text:p>
      <text:p text:style-name="P38"><text:span text:style-name="Source_20_Text"><text:span text:style-name="T45"><text:s/>73: 775</text:span></text:span></text:p>
      <text:p text:style-name="P38"><text:span text:style-name="Source_20_Text"><text:span text:style-name="T45"><text:s/>74: 815</text:span></text:span></text:p>
      <text:p text:style-name="P38"><text:span text:style-name="Source_20_Text"><text:span text:style-name="T45"><text:s/>75: 817</text:span></text:span></text:p>
      <text:p text:style-name="P38"><text:span text:style-name="Source_20_Text"><text:span text:style-name="T45"><text:s/>76: 824</text:span></text:span></text:p>
      <text:p text:style-name="P38"><text:span text:style-name="Source_20_Text"><text:span text:style-name="T45"><text:s/>77: 827</text:span></text:span></text:p>
      <text:p text:style-name="P38"><text:span text:style-name="Source_20_Text"><text:span text:style-name="T45"><text:s/>78: 830</text:span></text:span></text:p>
      <text:p text:style-name="P38"><text:span text:style-name="Source_20_Text"><text:span text:style-name="T45"><text:s/>79: 835</text:span></text:span></text:p>
      <text:p text:style-name="P38"><text:span text:style-name="Source_20_Text"><text:span text:style-name="T45"><text:s/>80: 845</text:span></text:span></text:p>
      <text:p text:style-name="P38"><text:span text:style-name="Source_20_Text"><text:span text:style-name="T45"><text:s/>81: 877</text:span></text:span></text:p>
      <text:p text:style-name="P38"><text:span text:style-name="Source_20_Text"><text:span text:style-name="T45"><text:s/>82: 884</text:span></text:span></text:p>
      <text:p text:style-name="P38"><text:span text:style-name="Source_20_Text"><text:span text:style-name="T45"><text:s/>83: 891</text:span></text:span></text:p>
      <text:p text:style-name="P38"><text:span text:style-name="Source_20_Text"><text:span text:style-name="T45"><text:s/>84: 894</text:span></text:span></text:p>
      <text:p text:style-name="P38"><text:span text:style-name="Source_20_Text"><text:span text:style-name="T45"><text:s/>85: 896</text:span></text:span></text:p>
      <text:p text:style-name="P38"><text:span text:style-name="Source_20_Text"><text:span text:style-name="T45"><text:s/>86: 906</text:span></text:span></text:p>
      <text:p text:style-name="P38"><text:span text:style-name="Source_20_Text"><text:span text:style-name="T45"><text:s/>87: 916</text:span></text:span></text:p>
      <text:p text:style-name="P38"><text:span text:style-name="Source_20_Text"><text:span text:style-name="T45"><text:s/>88: 922</text:span></text:span></text:p>
      <text:p text:style-name="P38"><text:span text:style-name="Source_20_Text"><text:span text:style-name="T45"><text:s/>89: 937</text:span></text:span></text:p>
      <text:p text:style-name="P38"><text:span text:style-name="Source_20_Text"><text:span text:style-name="T45"><text:s/>90: 963</text:span></text:span></text:p>
      <text:p text:style-name="P38"><text:span text:style-name="Source_20_Text"><text:span text:style-name="T45"><text:s/>91: 971</text:span></text:span></text:p>
      <text:p text:style-name="P38"><text:span text:style-name="Source_20_Text"><text:span text:style-name="T45"><text:s/>92: 990</text:span></text:span></text:p>
      <text:p text:style-name="P38"><text:span text:style-name="Source_20_Text"><text:span text:style-name="T45"><text:s/>93: 1006</text:span></text:span></text:p>
      <text:p text:style-name="P38"><text:span text:style-name="Source_20_Text"><text:span text:style-name="T45"><text:s/>94: 1019</text:span></text:span></text:p>
      <text:p text:style-name="P38"><text:span text:style-name="Source_20_Text"><text:span text:style-name="T45"><text:s/>95: 1023</text:span></text:span></text:p>
      <text:p text:style-name="P38"><text:span text:style-name="Source_20_Text"><text:span text:style-name="T45"><text:s/>96: 1031</text:span></text:span></text:p>
      <text:p text:style-name="P38"><text:span text:style-name="Source_20_Text"><text:span text:style-name="T45"><text:s/>97: 1038</text:span></text:span></text:p>
      <text:p text:style-name="P38"><text:span text:style-name="Source_20_Text"><text:span text:style-name="T45"><text:s/>98: 1053</text:span></text:span></text:p>
      <text:p text:style-name="P38"><text:span text:style-name="Source_20_Text"><text:span text:style-name="T45"><text:s/>99: 1056</text:span></text:span></text:p>
      <text:p text:style-name="P38"><text:span text:style-name="Source_20_Text"><text:span text:style-name="T45"/></text:span></text:p>
      <text:p text:style-name="P36"/>
      <text:list xml:id="list171502704312302" text:continue-numbering="true" text:style-name="L2">
        <text:list-item>
          <text:p text:style-name="P50">ВИСНОВОК</text:p>
        </text:list-item>
      </text:list>
      <text:p text:style-name="P56">При виконанні лабораторної роботи було ознайомлено з різними алгоритмами зовнішнього сортування, був створений псевдокод, імплементація на мові програмування Python базового та модифікованого алгоритмів та була порівняна швидкість виконання обох алгоритмів. Для підвищення швидкості роботи була створена модифікація алгоритму. Основна ідея модифікації заклечається в розбитті вхідного файлу на секції певного розміру та сортування чисел усередині їх за допомогою внутрішнього сортування. <text:span text:style-name="T46">Було також додано кешування, пусті секції тепер додаються на початку файлів, а також пришвидшено код злиття за допомогою переходу на вбудовані функції Python. </text:span><text:span text:style-name="T44">Модифікація дає сильний приріст швидкості використовуючи</text:span><text:span text:style-name="T47"> додаткову </text:span><text:span text:style-name="T44">оперативну пам’ять. </text:span><text:span text:style-name="T47">Через наявність вільної оперативної пам’яті майже всюди,</text:span><text:span text:style-name="T44"> базову версію алгоритму практично ніхто не використовує.</text:span></text:p>
      <table:table table:name="Таблица2" table:style-name="Таблица2">
        <table:table-column table:style-name="Таблица2.A" table:number-columns-repeated="2"/>
        <table:table-column table:style-name="Таблица2.C"/>
        <table:table-column table:style-name="Таблица2.A"/>
        <table:table-column table:style-name="Таблица2.C" table:number-columns-repeated="2"/>
        <table:table-row>
          <table:table-cell table:style-name="Таблица2.A1" office:value-type="string">
            <text:p text:style-name="P59">Алгоритм</text:p>
          </table:table-cell>
          <table:table-cell table:style-name="Таблица2.A1" office:value-type="string">
            <text:p text:style-name="P59">Розмір файлу</text:p>
          </table:table-cell>
          <table:table-cell table:style-name="Таблица2.A1" office:value-type="string">
            <text:p text:style-name="P59">Кількість файлів</text:p>
          </table:table-cell>
          <table:table-cell table:style-name="Таблица2.A1" office:value-type="string">
            <text:p text:style-name="P59">Розмір секцій</text:p>
          </table:table-cell>
          <table:table-cell table:style-name="Таблица2.A1" office:value-type="string">
            <text:p text:style-name="P59">Розмір</text:p>
            <text:p text:style-name="P59">кешу</text:p>
          </table:table-cell>
          <table:table-cell table:style-name="Таблица2.F1" office:value-type="string">
            <text:p text:style-name="P59">Час виконання</text:p>
          </table:table-cell>
        </table:table-row>
        <table:table-row>
          <table:table-cell table:style-name="Таблица2.A2" office:value-type="string">
            <text:p text:style-name="P59">Базовий</text:p>
          </table:table-cell>
          <table:table-cell table:style-name="Таблица2.A2" office:value-type="string">
            <text:p text:style-name="P59">1MB</text:p>
          </table:table-cell>
          <table:table-cell table:style-name="Таблица2.A2" office:value-type="string">
            <text:p text:style-name="P59">3</text:p>
          </table:table-cell>
          <table:table-cell table:style-name="Таблица2.A2" office:value-type="string">
            <text:p text:style-name="P58">-</text:p>
          </table:table-cell>
          <table:table-cell table:style-name="Таблица2.A2" office:value-type="string">
            <text:p text:style-name="P58">-</text:p>
          </table:table-cell>
          <table:table-cell table:style-name="Таблица2.F2" office:value-type="string">
            <text:p text:style-name="P60">26 с.</text:p>
          </table:table-cell>
        </table:table-row>
        <table:table-row>
          <table:table-cell table:style-name="Таблица2.A2" office:value-type="string">
            <text:p text:style-name="P59">Базовий</text:p>
          </table:table-cell>
          <table:table-cell table:style-name="Таблица2.A2" office:value-type="string">
            <text:p text:style-name="P59">1MB</text:p>
          </table:table-cell>
          <table:table-cell table:style-name="Таблица2.A2" office:value-type="string">
            <text:p text:style-name="P59">8</text:p>
          </table:table-cell>
          <table:table-cell table:style-name="Таблица2.A2" office:value-type="string">
            <text:p text:style-name="P58">-</text:p>
          </table:table-cell>
          <table:table-cell table:style-name="Таблица2.A2" office:value-type="string">
            <text:p text:style-name="P58">-</text:p>
          </table:table-cell>
          <table:table-cell table:style-name="Таблица2.F2" office:value-type="string">
            <text:p text:style-name="P60">19 с.</text:p>
          </table:table-cell>
        </table:table-row>
        <table:table-row>
          <table:table-cell table:style-name="Таблица2.A2" office:value-type="string">
            <text:p text:style-name="P59">Базовий</text:p>
          </table:table-cell>
          <table:table-cell table:style-name="Таблица2.A2" office:value-type="string">
            <text:p text:style-name="P59">10MB</text:p>
          </table:table-cell>
          <table:table-cell table:style-name="Таблица2.A2" office:value-type="string">
            <text:p text:style-name="P59">8</text:p>
          </table:table-cell>
          <table:table-cell table:style-name="Таблица2.A2" office:value-type="string">
            <text:p text:style-name="P58">-</text:p>
          </table:table-cell>
          <table:table-cell table:style-name="Таблица2.A2" office:value-type="string">
            <text:p text:style-name="P58">-</text:p>
          </table:table-cell>
          <table:table-cell table:style-name="Таблица2.F2" office:value-type="string">
            <text:p text:style-name="P61">12 хв. 44 с.</text:p>
          </table:table-cell>
        </table:table-row>
        <table:table-row>
          <table:table-cell table:style-name="Таблица2.A2" office:value-type="string">
            <text:p text:style-name="P59">Базовий</text:p>
          </table:table-cell>
          <table:table-cell table:style-name="Таблица2.A2" office:value-type="string">
            <text:p text:style-name="P59">1MB</text:p>
          </table:table-cell>
          <table:table-cell table:style-name="Таблица2.A2" office:value-type="string">
            <text:p text:style-name="P59">16</text:p>
          </table:table-cell>
          <table:table-cell table:style-name="Таблица2.A2" office:value-type="string">
            <text:p text:style-name="P58">-</text:p>
          </table:table-cell>
          <table:table-cell table:style-name="Таблица2.A2" office:value-type="string">
            <text:p text:style-name="P58">-</text:p>
          </table:table-cell>
          <table:table-cell table:style-name="Таблица2.F2" office:value-type="string">
            <text:p text:style-name="P60">21 c.</text:p>
          </table:table-cell>
        </table:table-row>
        <table:table-row>
          <table:table-cell table:style-name="Таблица2.A2" office:value-type="string">
            <text:p text:style-name="P59">Базовий</text:p>
          </table:table-cell>
          <table:table-cell table:style-name="Таблица2.A2" office:value-type="string">
            <text:p text:style-name="P59">10MB</text:p>
          </table:table-cell>
          <table:table-cell table:style-name="Таблица2.A2" office:value-type="string">
            <text:p text:style-name="P59">16</text:p>
          </table:table-cell>
          <table:table-cell table:style-name="Таблица2.A2" office:value-type="string">
            <text:p text:style-name="P58">-</text:p>
          </table:table-cell>
          <table:table-cell table:style-name="Таблица2.A2" office:value-type="string">
            <text:p text:style-name="P58">-</text:p>
          </table:table-cell>
          <table:table-cell table:style-name="Таблица2.F2" office:value-type="string">
            <text:p text:style-name="P62">10 хв. 2 c.</text:p>
          </table:table-cell>
        </table:table-row>
        <table:table-row>
          <table:table-cell table:style-name="Таблица2.A2" office:value-type="string">
            <text:p text:style-name="P59">Модифіков.</text:p>
          </table:table-cell>
          <table:table-cell table:style-name="Таблица2.A2" office:value-type="string">
            <text:p text:style-name="P59">10MB</text:p>
          </table:table-cell>
          <table:table-cell table:style-name="Таблица2.A2" office:value-type="string">
            <text:p text:style-name="P59">8</text:p>
          </table:table-cell>
          <table:table-cell table:style-name="Таблица2.A2" office:value-type="string">
            <text:p text:style-name="P59">100<text:span text:style-name="T47">0</text:span></text:p>
          </table:table-cell>
          <table:table-cell table:style-name="Таблица2.A2" office:value-type="string">
            <text:p text:style-name="P59">1</text:p>
          </table:table-cell>
          <table:table-cell table:style-name="Таблица2.F2" office:value-type="string">
            <text:p text:style-name="P62">1 хв. 15 c</text:p>
          </table:table-cell>
        </table:table-row>
        <table:table-row>
          <table:table-cell table:style-name="Таблица2.A2" office:value-type="string">
            <text:p text:style-name="P59">Модифіков.</text:p>
          </table:table-cell>
          <table:table-cell table:style-name="Таблица2.A2" office:value-type="string">
            <text:p text:style-name="P59">10MB</text:p>
          </table:table-cell>
          <table:table-cell table:style-name="Таблица2.A2" office:value-type="string">
            <text:p text:style-name="P59">8</text:p>
          </table:table-cell>
          <table:table-cell table:style-name="Таблица2.A2" office:value-type="string">
            <text:p text:style-name="P59">100<text:span text:style-name="T47">0</text:span></text:p>
          </table:table-cell>
          <table:table-cell table:style-name="Таблица2.A2" office:value-type="string">
            <text:p text:style-name="P59">4096</text:p>
          </table:table-cell>
          <table:table-cell table:style-name="Таблица2.F2" office:value-type="string">
            <text:p text:style-name="P62">31 с.</text:p>
          </table:table-cell>
        </table:table-row>
        <table:table-row>
          <table:table-cell table:style-name="Таблица2.A2" office:value-type="string">
            <text:p text:style-name="P59">Модифіков.</text:p>
          </table:table-cell>
          <table:table-cell table:style-name="Таблица2.A2" office:value-type="string">
            <text:p text:style-name="P59">10MB</text:p>
          </table:table-cell>
          <table:table-cell table:style-name="Таблица2.A2" office:value-type="string">
            <text:p text:style-name="P59">16</text:p>
          </table:table-cell>
          <table:table-cell table:style-name="Таблица2.A2" office:value-type="string">
            <text:p text:style-name="P59">100<text:span text:style-name="T47">0</text:span></text:p>
          </table:table-cell>
          <table:table-cell table:style-name="Таблица2.A2" office:value-type="string">
            <text:p text:style-name="P59">4096</text:p>
          </table:table-cell>
          <table:table-cell table:style-name="Таблица2.F2" office:value-type="string">
            <text:p text:style-name="P62">30 с.</text:p>
          </table:table-cell>
        </table:table-row>
        <table:table-row>
          <table:table-cell table:style-name="Таблица2.A2" office:value-type="string">
            <text:p text:style-name="P59">Модифіков.</text:p>
          </table:table-cell>
          <table:table-cell table:style-name="Таблица2.A2" office:value-type="string">
            <text:p text:style-name="P59">100MB</text:p>
          </table:table-cell>
          <table:table-cell table:style-name="Таблица2.A2" office:value-type="string">
            <text:p text:style-name="P59">8</text:p>
          </table:table-cell>
          <table:table-cell table:style-name="Таблица2.A2" office:value-type="string">
            <text:p text:style-name="P59">1000</text:p>
          </table:table-cell>
          <table:table-cell table:style-name="Таблица2.A2" office:value-type="string">
            <text:p text:style-name="P59">4096</text:p>
          </table:table-cell>
          <table:table-cell table:style-name="Таблица2.F2" office:value-type="string">
            <text:p text:style-name="P63">5 хв. 48 c.</text:p>
          </table:table-cell>
        </table:table-row>
        <table:table-row>
          <table:table-cell table:style-name="Таблица2.A2" office:value-type="string">
            <text:p text:style-name="P59">Модифіков.</text:p>
          </table:table-cell>
          <table:table-cell table:style-name="Таблица2.A2" office:value-type="string">
            <text:p text:style-name="P59">100MB</text:p>
          </table:table-cell>
          <table:table-cell table:style-name="Таблица2.A2" office:value-type="string">
            <text:p text:style-name="P59">8</text:p>
          </table:table-cell>
          <table:table-cell table:style-name="Таблица2.A2" office:value-type="string">
            <text:p text:style-name="P59">1000<text:span text:style-name="T47">0</text:span></text:p>
          </table:table-cell>
          <table:table-cell table:style-name="Таблица2.A2" office:value-type="string">
            <text:p text:style-name="P59">4096</text:p>
          </table:table-cell>
          <table:table-cell table:style-name="Таблица2.F2" office:value-type="string">
            <text:p text:style-name="P63">4 хв. 35 c.</text:p>
          </table:table-cell>
        </table:table-row>
      </table:table>
      <text:p text:style-name="P55"/>
      <text:list xml:id="list171503009199380" text:continue-numbering="true" text:style-name="L2">
        <text:list-item>
          <text:p text:style-name="P50">КРИТЕРІЇ ОЦІНЮВАННЯ</text:p>
        </text:list-item>
      </text:list>
      <text:p text:style-name="P34">У випадку здачі лабораторної роботи до 09.10.2022 включно максимальний бал дорівнює – 5. Після 09.10.2022 максимальний бал дорівнює – 1.</text:p>
      <text:p text:style-name="P35">Критерії оцінювання у відсотках від максимального балу: </text:p>
      <text:list xml:id="list2251802506" text:style-name="L3">
        <text:list-item>
          <text:p text:style-name="P53">псевдокод алгоритму – 15%;</text:p>
        </text:list-item>
        <text:list-item>
          <text:p text:style-name="P53">програмна реалізація алгоритму – 40%;</text:p>
        </text:list-item>
        <text:list-item>
          <text:p text:style-name="P53">програмна реалізація модифікацій – 40%;</text:p>
        </text:list-item>
        <text:list-item>
          <text:p text:style-name="P53">висновок – 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Bitstream Vera Sans Mono', 'Courier New', Courier, monospace"/>
    <style:font-face style:name="Menlo1" svg:font-family="Menlo, Monaco, Consolas, 'Bitstream Vera Sans Mono', 'Courier New', Courier, monospace"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Текст_20_таблицы" style:display-name="Текст таблицы" style:family="paragraph" style:parent-style-name="Standard">
      <style:paragraph-properties fo:margin-left="0cm" fo:margin-right="0cm" fo:text-align="start" style:justify-single-word="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02:24:35.213891317</meta:creation-date>
    <dc:date>2022-10-10T17:15:01.891726767</dc:date>
    <meta:editing-duration>PT40M14S</meta:editing-duration>
    <meta:editing-cycles>7</meta:editing-cycles>
    <meta:generator>LibreOffice/7.3.6.2$Linux_X86_64 LibreOffice_project/30$Build-2</meta:generator>
    <meta:document-statistic meta:table-count="2" meta:image-count="0" meta:object-count="0" meta:page-count="19" meta:paragraph-count="1115" meta:word-count="3732" meta:character-count="36291" meta:non-whitespace-character-count="25958"/>
  </office:meta>
</office:document-meta>
</file>